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1701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racked-changes>
        <table:movement table:id="ct1">
          <table:source-range-address table:start-column="5" table:start-row="7" table:start-table="6" table:end-column="9" table:end-row="28" table:end-table="6"/>
          <table:target-range-address table:start-column="4" table:start-row="7" table:start-table="6" table:end-column="8" table:end-row="28" table:end-table="6"/>
          <office:change-info>
            <dc:creator> </dc:creator>
            <dc:date>2020-10-27T17:02:56.959312972</dc:date>
          </office:change-info>
          <table:dependencies>
            <table:dependency table:id="ct3"/>
            <table:dependency table:id="ct2"/>
          </table:dependencies>
          <table:deletions>
            <table:cell-content-deletion>
              <table:cell-address table:column="5" table:row="7" table:table="6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5" table:row="8" table:table="6"/>
              <table:change-track-table-cell office:value-type="string">
                <text:p>-</text:p>
              </table:change-track-table-cell>
            </table:cell-content-deletion>
            <table:cell-content-deletion>
              <table:cell-address table:column="5" table:row="9" table:table="6"/>
              <table:change-track-table-cell office:value-type="float" office:value="344.69371"/>
            </table:cell-content-deletion>
            <table:cell-content-deletion>
              <table:cell-address table:column="5" table:row="10" table:table="6"/>
              <table:change-track-table-cell office:value-type="float" office:value="350.95083"/>
            </table:cell-content-deletion>
            <table:cell-content-deletion>
              <table:cell-address table:column="5" table:row="11" table:table="6"/>
              <table:change-track-table-cell office:value-type="float" office:value="358.08395"/>
            </table:cell-content-deletion>
            <table:cell-content-deletion>
              <table:cell-address table:column="5" table:row="12" table:table="6"/>
              <table:change-track-table-cell office:value-type="float" office:value="366.2157"/>
            </table:cell-content-deletion>
            <table:cell-content-deletion>
              <table:cell-address table:column="5" table:row="13" table:table="6"/>
              <table:change-track-table-cell office:value-type="float" office:value="375.4859"/>
            </table:cell-content-deletion>
            <table:cell-content-deletion>
              <table:cell-address table:column="5" table:row="14" table:table="6"/>
              <table:change-track-table-cell office:value-type="float" office:value="386.05392"/>
            </table:cell-content-deletion>
            <table:cell-content-deletion>
              <table:cell-address table:column="5" table:row="15" table:table="6"/>
              <table:change-track-table-cell office:value-type="float" office:value="384.10147"/>
            </table:cell-content-deletion>
            <table:cell-content-deletion>
              <table:cell-address table:column="5" table:row="16" table:table="6"/>
              <table:change-track-table-cell office:value-type="float" office:value="381.87568"/>
            </table:cell-content-deletion>
            <table:cell-content-deletion>
              <table:cell-address table:column="5" table:row="17" table:table="6"/>
              <table:change-track-table-cell office:value-type="float" office:value="379.33827"/>
            </table:cell-content-deletion>
            <table:cell-content-deletion>
              <table:cell-address table:column="5" table:row="18" table:table="6"/>
              <table:change-track-table-cell office:value-type="float" office:value="376.44563"/>
            </table:cell-content-deletion>
            <table:cell-content-deletion>
              <table:cell-address table:column="5" table:row="19" table:table="6"/>
              <table:change-track-table-cell office:value-type="float" office:value="373.14802"/>
            </table:cell-content-deletion>
            <table:cell-content-deletion>
              <table:cell-address table:column="5" table:row="20" table:table="6"/>
              <table:change-track-table-cell office:value-type="float" office:value="369.38874"/>
            </table:cell-content-deletion>
            <table:cell-content-deletion>
              <table:cell-address table:column="5" table:row="21" table:table="6"/>
              <table:change-track-table-cell office:value-type="float" office:value="365.10316"/>
            </table:cell-content-deletion>
            <table:cell-content-deletion>
              <table:cell-address table:column="5" table:row="22" table:table="6"/>
              <table:change-track-table-cell office:value-type="float" office:value="360.21761"/>
            </table:cell-content-deletion>
            <table:cell-content-deletion>
              <table:cell-address table:column="5" table:row="23" table:table="6"/>
              <table:change-track-table-cell office:value-type="float" office:value="326.64807"/>
            </table:cell-content-deletion>
            <table:cell-content-deletion>
              <table:cell-address table:column="5" table:row="24" table:table="6"/>
              <table:change-track-table-cell office:value-type="float" office:value="288.3788"/>
            </table:cell-content-deletion>
            <table:cell-content-deletion>
              <table:cell-address table:column="5" table:row="25" table:table="6"/>
              <table:change-track-table-cell office:value-type="float" office:value="244.75183"/>
            </table:cell-content-deletion>
            <table:cell-content-deletion>
              <table:cell-address table:column="5" table:row="26" table:table="6"/>
              <table:change-track-table-cell office:value-type="float" office:value="195.01709"/>
            </table:cell-content-deletion>
            <table:cell-content-deletion>
              <table:cell-address table:column="5" table:row="27" table:table="6"/>
              <table:change-track-table-cell office:value-type="float" office:value="138.31948"/>
            </table:cell-content-deletion>
            <table:cell-content-deletion>
              <table:cell-address table:column="5" table:row="28" table:table="6"/>
              <table:change-track-table-cell office:value-type="float" office:value="73.68421"/>
            </table:cell-content-deletion>
            <table:cell-content-deletion>
              <table:cell-address table:column="6" table:row="7" table:table="6"/>
              <table:change-track-table-cell office:value-type="string">
                <text:p>PR</text:p>
              </table:change-track-table-cell>
            </table:cell-content-deletion>
            <table:cell-content-deletion>
              <table:cell-address table:column="6" table:row="8" table:table="6"/>
              <table:change-track-table-cell office:value-type="string">
                <text:p>-</text:p>
              </table:change-track-table-cell>
            </table:cell-content-deletion>
            <table:cell-content-deletion>
              <table:cell-address table:column="6" table:row="9" table:table="6"/>
              <table:change-track-table-cell office:value-type="float" office:value="-44.69371"/>
            </table:cell-content-deletion>
            <table:cell-content-deletion>
              <table:cell-address table:column="6" table:row="10" table:table="6"/>
              <table:change-track-table-cell office:value-type="float" office:value="-50.95083"/>
            </table:cell-content-deletion>
            <table:cell-content-deletion>
              <table:cell-address table:column="6" table:row="11" table:table="6"/>
              <table:change-track-table-cell office:value-type="float" office:value="-58.08395"/>
            </table:cell-content-deletion>
            <table:cell-content-deletion>
              <table:cell-address table:column="6" table:row="12" table:table="6"/>
              <table:change-track-table-cell office:value-type="float" office:value="-66.2157"/>
            </table:cell-content-deletion>
            <table:cell-content-deletion>
              <table:cell-address table:column="6" table:row="13" table:table="6"/>
              <table:change-track-table-cell office:value-type="float" office:value="-75.4859"/>
            </table:cell-content-deletion>
            <table:cell-content-deletion>
              <table:cell-address table:column="6" table:row="14" table:table="6"/>
              <table:change-track-table-cell office:value-type="float" office:value="13.94608"/>
            </table:cell-content-deletion>
            <table:cell-content-deletion>
              <table:cell-address table:column="6" table:row="15" table:table="6"/>
              <table:change-track-table-cell office:value-type="float" office:value="15.89853"/>
            </table:cell-content-deletion>
            <table:cell-content-deletion>
              <table:cell-address table:column="6" table:row="16" table:table="6"/>
              <table:change-track-table-cell office:value-type="float" office:value="18.12432"/>
            </table:cell-content-deletion>
            <table:cell-content-deletion>
              <table:cell-address table:column="6" table:row="17" table:table="6"/>
              <table:change-track-table-cell office:value-type="float" office:value="20.66173"/>
            </table:cell-content-deletion>
            <table:cell-content-deletion>
              <table:cell-address table:column="6" table:row="18" table:table="6"/>
              <table:change-track-table-cell office:value-type="float" office:value="23.55437"/>
            </table:cell-content-deletion>
            <table:cell-content-deletion>
              <table:cell-address table:column="6" table:row="19" table:table="6"/>
              <table:change-track-table-cell office:value-type="float" office:value="26.85198"/>
            </table:cell-content-deletion>
            <table:cell-content-deletion>
              <table:cell-address table:column="6" table:row="20" table:table="6"/>
              <table:change-track-table-cell office:value-type="float" office:value="30.61126"/>
            </table:cell-content-deletion>
            <table:cell-content-deletion>
              <table:cell-address table:column="6" table:row="21" table:table="6"/>
              <table:change-track-table-cell office:value-type="float" office:value="34.89684"/>
            </table:cell-content-deletion>
            <table:cell-content-deletion>
              <table:cell-address table:column="6" table:row="22" table:table="6"/>
              <table:change-track-table-cell office:value-type="float" office:value="239.78239"/>
            </table:cell-content-deletion>
            <table:cell-content-deletion>
              <table:cell-address table:column="6" table:row="23" table:table="6"/>
              <table:change-track-table-cell office:value-type="float" office:value="273.35193"/>
            </table:cell-content-deletion>
            <table:cell-content-deletion>
              <table:cell-address table:column="6" table:row="24" table:table="6"/>
              <table:change-track-table-cell office:value-type="float" office:value="311.6212"/>
            </table:cell-content-deletion>
            <table:cell-content-deletion>
              <table:cell-address table:column="6" table:row="25" table:table="6"/>
              <table:change-track-table-cell office:value-type="float" office:value="355.24817"/>
            </table:cell-content-deletion>
            <table:cell-content-deletion>
              <table:cell-address table:column="6" table:row="26" table:table="6"/>
              <table:change-track-table-cell office:value-type="float" office:value="404.98291"/>
            </table:cell-content-deletion>
            <table:cell-content-deletion>
              <table:cell-address table:column="6" table:row="27" table:table="6"/>
              <table:change-track-table-cell office:value-type="float" office:value="461.68052"/>
            </table:cell-content-deletion>
            <table:cell-content-deletion>
              <table:cell-address table:column="6" table:row="28" table:table="6"/>
              <table:change-track-table-cell office:value-type="float" office:value="526.31579"/>
            </table:cell-content-deletion>
          </table:deletions>
        </table:movement>
        <table:movement table:id="ct2">
          <table:source-range-address table:start-column="6" table:start-row="7" table:start-table="6" table:end-column="8" table:end-row="28" table:end-table="6"/>
          <table:target-range-address table:start-column="5" table:start-row="7" table:start-table="6" table:end-column="7" table:end-row="28" table:end-table="6"/>
          <office:change-info>
            <dc:creator> </dc:creator>
            <dc:date>2020-10-27T17:03:07.992470416</dc:date>
          </office:change-info>
          <table:dependencies>
            <table:dependency table:id="ct3"/>
          </table:dependencies>
          <table:deletions>
            <table:cell-content-deletion>
              <table:cell-address table:column="5" table:row="7" table:table="6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5" table:row="8" table:table="6"/>
              <table:change-track-table-cell office:value-type="string">
                <text:p>-</text:p>
              </table:change-track-table-cell>
            </table:cell-content-deletion>
            <table:cell-content-deletion>
              <table:cell-address table:column="5" table:row="9" table:table="6"/>
              <table:change-track-table-cell office:value-type="float" office:value="344.69371"/>
            </table:cell-content-deletion>
            <table:cell-content-deletion>
              <table:cell-address table:column="5" table:row="10" table:table="6"/>
              <table:change-track-table-cell office:value-type="float" office:value="350.95083"/>
            </table:cell-content-deletion>
            <table:cell-content-deletion>
              <table:cell-address table:column="5" table:row="11" table:table="6"/>
              <table:change-track-table-cell office:value-type="float" office:value="358.08395"/>
            </table:cell-content-deletion>
            <table:cell-content-deletion>
              <table:cell-address table:column="5" table:row="12" table:table="6"/>
              <table:change-track-table-cell office:value-type="float" office:value="366.2157"/>
            </table:cell-content-deletion>
            <table:cell-content-deletion>
              <table:cell-address table:column="5" table:row="13" table:table="6"/>
              <table:change-track-table-cell office:value-type="float" office:value="375.4859"/>
            </table:cell-content-deletion>
            <table:cell-content-deletion>
              <table:cell-address table:column="5" table:row="14" table:table="6"/>
              <table:change-track-table-cell office:value-type="float" office:value="386.05392"/>
            </table:cell-content-deletion>
            <table:cell-content-deletion>
              <table:cell-address table:column="5" table:row="15" table:table="6"/>
              <table:change-track-table-cell office:value-type="float" office:value="384.10147"/>
            </table:cell-content-deletion>
            <table:cell-content-deletion>
              <table:cell-address table:column="5" table:row="16" table:table="6"/>
              <table:change-track-table-cell office:value-type="float" office:value="381.87568"/>
            </table:cell-content-deletion>
            <table:cell-content-deletion>
              <table:cell-address table:column="5" table:row="17" table:table="6"/>
              <table:change-track-table-cell office:value-type="float" office:value="379.33827"/>
            </table:cell-content-deletion>
            <table:cell-content-deletion>
              <table:cell-address table:column="5" table:row="18" table:table="6"/>
              <table:change-track-table-cell office:value-type="float" office:value="376.44563"/>
            </table:cell-content-deletion>
            <table:cell-content-deletion>
              <table:cell-address table:column="5" table:row="19" table:table="6"/>
              <table:change-track-table-cell office:value-type="float" office:value="373.14802"/>
            </table:cell-content-deletion>
            <table:cell-content-deletion>
              <table:cell-address table:column="5" table:row="20" table:table="6"/>
              <table:change-track-table-cell office:value-type="float" office:value="369.38874"/>
            </table:cell-content-deletion>
            <table:cell-content-deletion>
              <table:cell-address table:column="5" table:row="21" table:table="6"/>
              <table:change-track-table-cell office:value-type="float" office:value="365.10316"/>
            </table:cell-content-deletion>
            <table:cell-content-deletion>
              <table:cell-address table:column="5" table:row="22" table:table="6"/>
              <table:change-track-table-cell office:value-type="float" office:value="360.21761"/>
            </table:cell-content-deletion>
            <table:cell-content-deletion>
              <table:cell-address table:column="5" table:row="23" table:table="6"/>
              <table:change-track-table-cell office:value-type="float" office:value="326.64807"/>
            </table:cell-content-deletion>
            <table:cell-content-deletion>
              <table:cell-address table:column="5" table:row="24" table:table="6"/>
              <table:change-track-table-cell office:value-type="float" office:value="288.3788"/>
            </table:cell-content-deletion>
            <table:cell-content-deletion>
              <table:cell-address table:column="5" table:row="25" table:table="6"/>
              <table:change-track-table-cell office:value-type="float" office:value="244.75183"/>
            </table:cell-content-deletion>
            <table:cell-content-deletion>
              <table:cell-address table:column="5" table:row="26" table:table="6"/>
              <table:change-track-table-cell office:value-type="float" office:value="195.01709"/>
            </table:cell-content-deletion>
            <table:cell-content-deletion>
              <table:cell-address table:column="5" table:row="27" table:table="6"/>
              <table:change-track-table-cell office:value-type="float" office:value="138.31948"/>
            </table:cell-content-deletion>
            <table:cell-content-deletion>
              <table:cell-address table:column="5" table:row="28" table:table="6"/>
              <table:change-track-table-cell office:value-type="float" office:value="73.68421"/>
            </table:cell-content-deletion>
            <table:cell-content-deletion>
              <table:cell-address table:column="6" table:row="7" table:table="6"/>
              <table:change-track-table-cell office:value-type="string">
                <text:p>PR</text:p>
              </table:change-track-table-cell>
            </table:cell-content-deletion>
            <table:cell-content-deletion>
              <table:cell-address table:column="6" table:row="8" table:table="6"/>
              <table:change-track-table-cell office:value-type="string">
                <text:p>-</text:p>
              </table:change-track-table-cell>
            </table:cell-content-deletion>
            <table:cell-content-deletion>
              <table:cell-address table:column="6" table:row="9" table:table="6"/>
              <table:change-track-table-cell office:value-type="float" office:value="-44.69371"/>
            </table:cell-content-deletion>
            <table:cell-content-deletion>
              <table:cell-address table:column="6" table:row="10" table:table="6"/>
              <table:change-track-table-cell office:value-type="float" office:value="-50.95083"/>
            </table:cell-content-deletion>
            <table:cell-content-deletion>
              <table:cell-address table:column="6" table:row="11" table:table="6"/>
              <table:change-track-table-cell office:value-type="float" office:value="-58.08395"/>
            </table:cell-content-deletion>
            <table:cell-content-deletion>
              <table:cell-address table:column="6" table:row="12" table:table="6"/>
              <table:change-track-table-cell office:value-type="float" office:value="-66.2157"/>
            </table:cell-content-deletion>
            <table:cell-content-deletion>
              <table:cell-address table:column="6" table:row="13" table:table="6"/>
              <table:change-track-table-cell office:value-type="float" office:value="-75.4859"/>
            </table:cell-content-deletion>
            <table:cell-content-deletion>
              <table:cell-address table:column="6" table:row="14" table:table="6"/>
              <table:change-track-table-cell office:value-type="float" office:value="13.94608"/>
            </table:cell-content-deletion>
            <table:cell-content-deletion>
              <table:cell-address table:column="6" table:row="15" table:table="6"/>
              <table:change-track-table-cell office:value-type="float" office:value="15.89853"/>
            </table:cell-content-deletion>
            <table:cell-content-deletion>
              <table:cell-address table:column="6" table:row="16" table:table="6"/>
              <table:change-track-table-cell office:value-type="float" office:value="18.12432"/>
            </table:cell-content-deletion>
            <table:cell-content-deletion>
              <table:cell-address table:column="6" table:row="17" table:table="6"/>
              <table:change-track-table-cell office:value-type="float" office:value="20.66173"/>
            </table:cell-content-deletion>
            <table:cell-content-deletion>
              <table:cell-address table:column="6" table:row="18" table:table="6"/>
              <table:change-track-table-cell office:value-type="float" office:value="23.55437"/>
            </table:cell-content-deletion>
            <table:cell-content-deletion>
              <table:cell-address table:column="6" table:row="19" table:table="6"/>
              <table:change-track-table-cell office:value-type="float" office:value="26.85198"/>
            </table:cell-content-deletion>
            <table:cell-content-deletion>
              <table:cell-address table:column="6" table:row="20" table:table="6"/>
              <table:change-track-table-cell office:value-type="float" office:value="30.61126"/>
            </table:cell-content-deletion>
            <table:cell-content-deletion>
              <table:cell-address table:column="6" table:row="21" table:table="6"/>
              <table:change-track-table-cell office:value-type="float" office:value="34.89684"/>
            </table:cell-content-deletion>
            <table:cell-content-deletion>
              <table:cell-address table:column="6" table:row="22" table:table="6"/>
              <table:change-track-table-cell office:value-type="float" office:value="239.78239"/>
            </table:cell-content-deletion>
            <table:cell-content-deletion>
              <table:cell-address table:column="6" table:row="23" table:table="6"/>
              <table:change-track-table-cell office:value-type="float" office:value="273.35193"/>
            </table:cell-content-deletion>
            <table:cell-content-deletion>
              <table:cell-address table:column="6" table:row="24" table:table="6"/>
              <table:change-track-table-cell office:value-type="float" office:value="311.6212"/>
            </table:cell-content-deletion>
            <table:cell-content-deletion>
              <table:cell-address table:column="6" table:row="25" table:table="6"/>
              <table:change-track-table-cell office:value-type="float" office:value="355.24817"/>
            </table:cell-content-deletion>
            <table:cell-content-deletion>
              <table:cell-address table:column="6" table:row="26" table:table="6"/>
              <table:change-track-table-cell office:value-type="float" office:value="404.98291"/>
            </table:cell-content-deletion>
            <table:cell-content-deletion>
              <table:cell-address table:column="6" table:row="27" table:table="6"/>
              <table:change-track-table-cell office:value-type="float" office:value="461.68052"/>
            </table:cell-content-deletion>
            <table:cell-content-deletion>
              <table:cell-address table:column="6" table:row="28" table:table="6"/>
              <table:change-track-table-cell office:value-type="float" office:value="526.31579"/>
            </table:cell-content-deletion>
            <table:cell-content-deletion>
              <table:cell-address table:column="6" table:row="7" table:table="6"/>
              <table:change-track-table-cell office:value-type="string">
                <text:p>PR</text:p>
              </table:change-track-table-cell>
            </table:cell-content-deletion>
            <table:cell-content-deletion>
              <table:cell-address table:column="6" table:row="8" table:table="6"/>
              <table:change-track-table-cell office:value-type="string">
                <text:p>-</text:p>
              </table:change-track-table-cell>
            </table:cell-content-deletion>
            <table:cell-content-deletion>
              <table:cell-address table:column="6" table:row="9" table:table="6"/>
              <table:change-track-table-cell office:value-type="float" office:value="-44.69371"/>
            </table:cell-content-deletion>
            <table:cell-content-deletion>
              <table:cell-address table:column="6" table:row="10" table:table="6"/>
              <table:change-track-table-cell office:value-type="float" office:value="-50.95083"/>
            </table:cell-content-deletion>
            <table:cell-content-deletion>
              <table:cell-address table:column="6" table:row="11" table:table="6"/>
              <table:change-track-table-cell office:value-type="float" office:value="-58.08395"/>
            </table:cell-content-deletion>
            <table:cell-content-deletion>
              <table:cell-address table:column="6" table:row="12" table:table="6"/>
              <table:change-track-table-cell office:value-type="float" office:value="-66.2157"/>
            </table:cell-content-deletion>
            <table:cell-content-deletion>
              <table:cell-address table:column="6" table:row="13" table:table="6"/>
              <table:change-track-table-cell office:value-type="float" office:value="-75.4859"/>
            </table:cell-content-deletion>
            <table:cell-content-deletion>
              <table:cell-address table:column="6" table:row="14" table:table="6"/>
              <table:change-track-table-cell office:value-type="float" office:value="13.94608"/>
            </table:cell-content-deletion>
            <table:cell-content-deletion>
              <table:cell-address table:column="6" table:row="15" table:table="6"/>
              <table:change-track-table-cell office:value-type="float" office:value="15.89853"/>
            </table:cell-content-deletion>
            <table:cell-content-deletion>
              <table:cell-address table:column="6" table:row="16" table:table="6"/>
              <table:change-track-table-cell office:value-type="float" office:value="18.12432"/>
            </table:cell-content-deletion>
            <table:cell-content-deletion>
              <table:cell-address table:column="6" table:row="17" table:table="6"/>
              <table:change-track-table-cell office:value-type="float" office:value="20.66173"/>
            </table:cell-content-deletion>
            <table:cell-content-deletion>
              <table:cell-address table:column="6" table:row="18" table:table="6"/>
              <table:change-track-table-cell office:value-type="float" office:value="23.55437"/>
            </table:cell-content-deletion>
            <table:cell-content-deletion>
              <table:cell-address table:column="6" table:row="19" table:table="6"/>
              <table:change-track-table-cell office:value-type="float" office:value="26.85198"/>
            </table:cell-content-deletion>
            <table:cell-content-deletion>
              <table:cell-address table:column="6" table:row="20" table:table="6"/>
              <table:change-track-table-cell office:value-type="float" office:value="30.61126"/>
            </table:cell-content-deletion>
            <table:cell-content-deletion>
              <table:cell-address table:column="6" table:row="21" table:table="6"/>
              <table:change-track-table-cell office:value-type="float" office:value="34.89684"/>
            </table:cell-content-deletion>
            <table:cell-content-deletion>
              <table:cell-address table:column="6" table:row="22" table:table="6"/>
              <table:change-track-table-cell office:value-type="float" office:value="239.78239"/>
            </table:cell-content-deletion>
            <table:cell-content-deletion>
              <table:cell-address table:column="6" table:row="23" table:table="6"/>
              <table:change-track-table-cell office:value-type="float" office:value="273.35193"/>
            </table:cell-content-deletion>
            <table:cell-content-deletion>
              <table:cell-address table:column="6" table:row="24" table:table="6"/>
              <table:change-track-table-cell office:value-type="float" office:value="311.6212"/>
            </table:cell-content-deletion>
            <table:cell-content-deletion>
              <table:cell-address table:column="6" table:row="25" table:table="6"/>
              <table:change-track-table-cell office:value-type="float" office:value="355.24817"/>
            </table:cell-content-deletion>
            <table:cell-content-deletion>
              <table:cell-address table:column="6" table:row="26" table:table="6"/>
              <table:change-track-table-cell office:value-type="float" office:value="404.98291"/>
            </table:cell-content-deletion>
            <table:cell-content-deletion>
              <table:cell-address table:column="6" table:row="27" table:table="6"/>
              <table:change-track-table-cell office:value-type="float" office:value="461.68052"/>
            </table:cell-content-deletion>
            <table:cell-content-deletion>
              <table:cell-address table:column="6" table:row="28" table:table="6"/>
              <table:change-track-table-cell office:value-type="float" office:value="526.31579"/>
            </table:cell-content-deletion>
          </table:deletions>
        </table:movement>
        <table:movement table:id="ct3">
          <table:source-range-address table:start-column="7" table:start-row="7" table:start-table="6" table:end-column="7" table:end-row="28" table:end-table="6"/>
          <table:target-range-address table:start-column="6" table:start-row="7" table:start-table="6" table:end-column="6" table:end-row="28" table:end-table="6"/>
          <office:change-info>
            <dc:creator> </dc:creator>
            <dc:date>2020-10-27T17:03:17.244351743</dc:date>
          </office:change-info>
          <table:deletions>
            <table:cell-content-deletion>
              <table:cell-address table:column="6" table:row="7" table:table="6"/>
              <table:change-track-table-cell office:value-type="string">
                <text:p>PR</text:p>
              </table:change-track-table-cell>
            </table:cell-content-deletion>
            <table:cell-content-deletion>
              <table:cell-address table:column="6" table:row="8" table:table="6"/>
              <table:change-track-table-cell office:value-type="string">
                <text:p>-</text:p>
              </table:change-track-table-cell>
            </table:cell-content-deletion>
            <table:cell-content-deletion>
              <table:cell-address table:column="6" table:row="9" table:table="6"/>
              <table:change-track-table-cell office:value-type="float" office:value="-44.69371"/>
            </table:cell-content-deletion>
            <table:cell-content-deletion>
              <table:cell-address table:column="6" table:row="10" table:table="6"/>
              <table:change-track-table-cell office:value-type="float" office:value="-50.95083"/>
            </table:cell-content-deletion>
            <table:cell-content-deletion>
              <table:cell-address table:column="6" table:row="11" table:table="6"/>
              <table:change-track-table-cell office:value-type="float" office:value="-58.08395"/>
            </table:cell-content-deletion>
            <table:cell-content-deletion>
              <table:cell-address table:column="6" table:row="12" table:table="6"/>
              <table:change-track-table-cell office:value-type="float" office:value="-66.2157"/>
            </table:cell-content-deletion>
            <table:cell-content-deletion>
              <table:cell-address table:column="6" table:row="13" table:table="6"/>
              <table:change-track-table-cell office:value-type="float" office:value="-75.4859"/>
            </table:cell-content-deletion>
            <table:cell-content-deletion>
              <table:cell-address table:column="6" table:row="14" table:table="6"/>
              <table:change-track-table-cell office:value-type="float" office:value="13.94608"/>
            </table:cell-content-deletion>
            <table:cell-content-deletion>
              <table:cell-address table:column="6" table:row="15" table:table="6"/>
              <table:change-track-table-cell office:value-type="float" office:value="15.89853"/>
            </table:cell-content-deletion>
            <table:cell-content-deletion>
              <table:cell-address table:column="6" table:row="16" table:table="6"/>
              <table:change-track-table-cell office:value-type="float" office:value="18.12432"/>
            </table:cell-content-deletion>
            <table:cell-content-deletion>
              <table:cell-address table:column="6" table:row="17" table:table="6"/>
              <table:change-track-table-cell office:value-type="float" office:value="20.66173"/>
            </table:cell-content-deletion>
            <table:cell-content-deletion>
              <table:cell-address table:column="6" table:row="18" table:table="6"/>
              <table:change-track-table-cell office:value-type="float" office:value="23.55437"/>
            </table:cell-content-deletion>
            <table:cell-content-deletion>
              <table:cell-address table:column="6" table:row="19" table:table="6"/>
              <table:change-track-table-cell office:value-type="float" office:value="26.85198"/>
            </table:cell-content-deletion>
            <table:cell-content-deletion>
              <table:cell-address table:column="6" table:row="20" table:table="6"/>
              <table:change-track-table-cell office:value-type="float" office:value="30.61126"/>
            </table:cell-content-deletion>
            <table:cell-content-deletion>
              <table:cell-address table:column="6" table:row="21" table:table="6"/>
              <table:change-track-table-cell office:value-type="float" office:value="34.89684"/>
            </table:cell-content-deletion>
            <table:cell-content-deletion>
              <table:cell-address table:column="6" table:row="22" table:table="6"/>
              <table:change-track-table-cell office:value-type="float" office:value="239.78239"/>
            </table:cell-content-deletion>
            <table:cell-content-deletion>
              <table:cell-address table:column="6" table:row="23" table:table="6"/>
              <table:change-track-table-cell office:value-type="float" office:value="273.35193"/>
            </table:cell-content-deletion>
            <table:cell-content-deletion>
              <table:cell-address table:column="6" table:row="24" table:table="6"/>
              <table:change-track-table-cell office:value-type="float" office:value="311.6212"/>
            </table:cell-content-deletion>
            <table:cell-content-deletion>
              <table:cell-address table:column="6" table:row="25" table:table="6"/>
              <table:change-track-table-cell office:value-type="float" office:value="355.24817"/>
            </table:cell-content-deletion>
            <table:cell-content-deletion>
              <table:cell-address table:column="6" table:row="26" table:table="6"/>
              <table:change-track-table-cell office:value-type="float" office:value="404.98291"/>
            </table:cell-content-deletion>
            <table:cell-content-deletion>
              <table:cell-address table:column="6" table:row="27" table:table="6"/>
              <table:change-track-table-cell office:value-type="float" office:value="461.68052"/>
            </table:cell-content-deletion>
            <table:cell-content-deletion>
              <table:cell-address table:column="6" table:row="28" table:table="6"/>
              <table:change-track-table-cell office:value-type="float" office:value="526.31579"/>
            </table:cell-content-deletion>
          </table:deletions>
        </table:movement>
      </table:tracked-changes>
      <table:calculation-settings table:automatic-find-labels="false" table:use-regular-expressions="false" table:use-wildcards="true"/>
      <table:table table:name="4.2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rincipal Repaid</text:p>
          </table:table-cell>
          <table:table-cell table:style-name="Default" office:value-type="string" calcext:value-type="string">
            <text:p>Outstanding Princip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string" calcext:value-type="string">
            <text:p>an</text:p>
          </table:table-cell>
          <table:table-cell table:formula="of:=0.11/12" office:value-type="float" office:value="0.00916666666666667" calcext:value-type="float">
            <text:p>0.00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office:value-type="string" calcext:value-type="string">
            <text:p>An – (1 - i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<text:span text:style-name="T1">(An – (1 – I)</text:span>)i</text:p>
          </table:table-cell>
          <table:table-cell office:value-type="string" calcext:value-type="string">
            <text:p><text:span text:style-name="T1">1 - (An – (1 – I)</text:span>)i</text:p>
          </table:table-cell>
          <table:table-cell office:value-type="string" calcext:value-type="string">
            <text:p><text:span text:style-name="T2">(An – (1 – I)) - (1 - (An – (1 – I))i</text:span>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1-i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 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.000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.000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000</text:p>
          </table:table-cell>
          <table:table-cell table:number-columns-repeated="4"/>
        </table:table-row>
        <table:table-row table:style-name="ro1" table:number-rows-repeated="1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4.20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rincipal Repaid</text:p>
          </table:table-cell>
          <table:table-cell table:style-name="Default" office:value-type="string" calcext:value-type="string">
            <text:p>Outstanding Princip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2304.4342" calcext:value-type="float">
            <text:p>2304.4342</text:p>
          </table:table-cell>
          <table:table-cell table:formula="of:=0.11/12" office:value-type="float" office:value="0.00916666666666667" calcext:value-type="float">
            <text:p>0.0091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.00000</text:p>
          </table:table-cell>
          <table:table-cell table:formula="of:=[.E2]*[.$F$2]" office:value-type="float" office:value="21.1239801666667" calcext:value-type="float">
            <text:p>21.12398</text:p>
          </table:table-cell>
          <table:table-cell table:formula="of:=[.B3]-[.C3]" office:value-type="float" office:value="178.876019833333" calcext:value-type="float">
            <text:p>178.87602</text:p>
          </table:table-cell>
          <table:table-cell table:formula="of:=[.E2]-[.D3]" office:value-type="float" office:value="2125.55818016667" calcext:value-type="float">
            <text:p>2125.55818</text:p>
          </table:table-cell>
          <table:table-cell table:formula="of:=(1+[.$F$2])*[.E2]-[.B3]" office:value-type="float" office:value="2125.55818016667" calcext:value-type="float">
            <text:p>2125.5581801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E3]*(1+[.$F$2]) &lt; [.B3] ; [.E3]*(1+[.$F$2]); [.B3])" office:value-type="float" office:value="200" calcext:value-type="float">
            <text:p>200.00000</text:p>
          </table:table-cell>
          <table:table-cell table:formula="of:=[.E3]*[.$F$2]" office:value-type="float" office:value="19.4842833181944" calcext:value-type="float">
            <text:p>19.48428</text:p>
          </table:table-cell>
          <table:table-cell table:formula="of:=[.B4]-[.C4]" office:value-type="float" office:value="180.515716681806" calcext:value-type="float">
            <text:p>180.51572</text:p>
          </table:table-cell>
          <table:table-cell table:formula="of:=[.E3]-[.D4]" office:value-type="float" office:value="1945.04246348486" calcext:value-type="float">
            <text:p>1945.04246</text:p>
          </table:table-cell>
          <table:table-cell table:formula="of:=(1+[.$F$2])*[.E3]-[.B4]" office:value-type="float" office:value="1945.04246348486" calcext:value-type="float">
            <text:p>1945.04246348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E4]*(1+[.$F$2]) &lt; [.B4] ; [.E4]*(1+[.$F$2]); [.B4])" office:value-type="float" office:value="200" calcext:value-type="float">
            <text:p>200.00000</text:p>
          </table:table-cell>
          <table:table-cell table:formula="of:=[.E4]*[.$F$2]" office:value-type="float" office:value="17.8295559152779" calcext:value-type="float">
            <text:p>17.82956</text:p>
          </table:table-cell>
          <table:table-cell table:formula="of:=[.B5]-[.C5]" office:value-type="float" office:value="182.170444084722" calcext:value-type="float">
            <text:p>182.17044</text:p>
          </table:table-cell>
          <table:table-cell table:formula="of:=[.E4]-[.D5]" office:value-type="float" office:value="1762.87201940014" calcext:value-type="float">
            <text:p>1762.87202</text:p>
          </table:table-cell>
          <table:table-cell table:formula="of:=(1+[.$F$2])*[.E4]-[.B5]" office:value-type="float" office:value="1762.87201940014" calcext:value-type="float">
            <text:p>1762.87201940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E5]*(1+[.$F$2]) &lt; [.B5] ; [.E5]*(1+[.$F$2]); [.B5])" office:value-type="float" office:value="200" calcext:value-type="float">
            <text:p>200.00000</text:p>
          </table:table-cell>
          <table:table-cell table:formula="of:=[.E5]*[.$F$2]" office:value-type="float" office:value="16.1596601778346" calcext:value-type="float">
            <text:p>16.15966</text:p>
          </table:table-cell>
          <table:table-cell table:formula="of:=[.B6]-[.C6]" office:value-type="float" office:value="183.840339822165" calcext:value-type="float">
            <text:p>183.84034</text:p>
          </table:table-cell>
          <table:table-cell table:formula="of:=[.E5]-[.D6]" office:value-type="float" office:value="1579.03167957797" calcext:value-type="float">
            <text:p>1579.03168</text:p>
          </table:table-cell>
          <table:table-cell table:formula="of:=(1+[.$F$2])*[.E5]-[.B6]" office:value-type="float" office:value="1579.03167957797" calcext:value-type="float">
            <text:p>1579.031679577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E6]*(1+[.$F$2]) &lt; [.B6] ; [.E6]*(1+[.$F$2]); [.B6])" office:value-type="float" office:value="200" calcext:value-type="float">
            <text:p>200.00000</text:p>
          </table:table-cell>
          <table:table-cell table:formula="of:=[.E6]*[.$F$2]" office:value-type="float" office:value="14.4744570627981" calcext:value-type="float">
            <text:p>14.47446</text:p>
          </table:table-cell>
          <table:table-cell table:formula="of:=[.B7]-[.C7]" office:value-type="float" office:value="185.525542937202" calcext:value-type="float">
            <text:p>185.52554</text:p>
          </table:table-cell>
          <table:table-cell table:formula="of:=[.E6]-[.D7]" office:value-type="float" office:value="1393.50613664077" calcext:value-type="float">
            <text:p>1393.50614</text:p>
          </table:table-cell>
          <table:table-cell table:formula="of:=(1+[.$F$2])*[.E6]-[.B7]" office:value-type="float" office:value="1393.50613664077" calcext:value-type="float">
            <text:p>1393.506136640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E7]*(1+[.$F$2]) &lt; [.B7] ; [.E7]*(1+[.$F$2]); [.B7])" office:value-type="float" office:value="200" calcext:value-type="float">
            <text:p>200.00000</text:p>
          </table:table-cell>
          <table:table-cell table:formula="of:=[.E7]*[.$F$2]" office:value-type="float" office:value="12.7738062525404" calcext:value-type="float">
            <text:p>12.77381</text:p>
          </table:table-cell>
          <table:table-cell table:formula="of:=[.B8]-[.C8]" office:value-type="float" office:value="187.22619374746" calcext:value-type="float">
            <text:p>187.22619</text:p>
          </table:table-cell>
          <table:table-cell table:formula="of:=[.E7]-[.D8]" office:value-type="float" office:value="1206.27994289331" calcext:value-type="float">
            <text:p>1206.27994</text:p>
          </table:table-cell>
          <table:table-cell table:formula="of:=(1+[.$F$2])*[.E7]-[.B8]" office:value-type="float" office:value="1206.27994289331" calcext:value-type="float">
            <text:p>1206.279942893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E8]*(1+[.$F$2]) &lt; [.B8] ; [.E8]*(1+[.$F$2]); [.B8])" office:value-type="float" office:value="200" calcext:value-type="float">
            <text:p>200.00000</text:p>
          </table:table-cell>
          <table:table-cell table:formula="of:=[.E8]*[.$F$2]" office:value-type="float" office:value="11.0575661431887" calcext:value-type="float">
            <text:p>11.05757</text:p>
          </table:table-cell>
          <table:table-cell table:formula="of:=[.B9]-[.C9]" office:value-type="float" office:value="188.942433856811" calcext:value-type="float">
            <text:p>188.94243</text:p>
          </table:table-cell>
          <table:table-cell table:formula="of:=[.E8]-[.D9]" office:value-type="float" office:value="1017.3375090365" calcext:value-type="float">
            <text:p>1017.33751</text:p>
          </table:table-cell>
          <table:table-cell table:formula="of:=(1+[.$F$2])*[.E8]-[.B9]" office:value-type="float" office:value="1017.3375090365" calcext:value-type="float">
            <text:p>1017.3375090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E9]*(1+[.$F$2]) &lt; [.B9] ; [.E9]*(1+[.$F$2]); [.B9])" office:value-type="float" office:value="200" calcext:value-type="float">
            <text:p>200.00000</text:p>
          </table:table-cell>
          <table:table-cell table:formula="of:=[.E9]*[.$F$2]" office:value-type="float" office:value="9.32559383283459" calcext:value-type="float">
            <text:p>9.32559</text:p>
          </table:table-cell>
          <table:table-cell table:formula="of:=[.B10]-[.C10]" office:value-type="float" office:value="190.674406167165" calcext:value-type="float">
            <text:p>190.67441</text:p>
          </table:table-cell>
          <table:table-cell table:formula="of:=[.E9]-[.D10]" office:value-type="float" office:value="826.663102869336" calcext:value-type="float">
            <text:p>826.66310</text:p>
          </table:table-cell>
          <table:table-cell table:formula="of:=(1+[.$F$2])*[.E9]-[.B10]" office:value-type="float" office:value="826.663102869336" calcext:value-type="float">
            <text:p>826.6631028693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E10]*(1+[.$F$2]) &lt; [.B10] ; [.E10]*(1+[.$F$2]); [.B10])" office:value-type="float" office:value="200" calcext:value-type="float">
            <text:p>200.00000</text:p>
          </table:table-cell>
          <table:table-cell table:formula="of:=[.E10]*[.$F$2]" office:value-type="float" office:value="7.57774510963558" calcext:value-type="float">
            <text:p>7.57775</text:p>
          </table:table-cell>
          <table:table-cell table:formula="of:=[.B11]-[.C11]" office:value-type="float" office:value="192.422254890364" calcext:value-type="float">
            <text:p>192.42225</text:p>
          </table:table-cell>
          <table:table-cell table:formula="of:=[.E10]-[.D11]" office:value-type="float" office:value="634.240847978971" calcext:value-type="float">
            <text:p>634.24085</text:p>
          </table:table-cell>
          <table:table-cell table:formula="of:=(1+[.$F$2])*[.E10]-[.B11]" office:value-type="float" office:value="634.240847978971" calcext:value-type="float">
            <text:p>634.240847978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E11]*(1+[.$F$2]) &lt; [.B11] ; [.E11]*(1+[.$F$2]); [.B11])" office:value-type="float" office:value="200" calcext:value-type="float">
            <text:p>200.00000</text:p>
          </table:table-cell>
          <table:table-cell table:formula="of:=[.E11]*[.$F$2]" office:value-type="float" office:value="5.81387443980724" calcext:value-type="float">
            <text:p>5.81387</text:p>
          </table:table-cell>
          <table:table-cell table:formula="of:=[.B12]-[.C12]" office:value-type="float" office:value="194.186125560193" calcext:value-type="float">
            <text:p>194.18613</text:p>
          </table:table-cell>
          <table:table-cell table:formula="of:=[.E11]-[.D12]" office:value-type="float" office:value="440.054722418779" calcext:value-type="float">
            <text:p>440.05472</text:p>
          </table:table-cell>
          <table:table-cell table:formula="of:=(1+[.$F$2])*[.E11]-[.B12]" office:value-type="float" office:value="440.054722418779" calcext:value-type="float">
            <text:p>440.0547224187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E12]*(1+[.$F$2]) &lt; [.B12] ; [.E12]*(1+[.$F$2]); [.B12])" office:value-type="float" office:value="200" calcext:value-type="float">
            <text:p>200.00000</text:p>
          </table:table-cell>
          <table:table-cell table:formula="of:=[.E12]*[.$F$2]" office:value-type="float" office:value="4.03383495550547" calcext:value-type="float">
            <text:p>4.03383</text:p>
          </table:table-cell>
          <table:table-cell table:formula="of:=[.B13]-[.C13]" office:value-type="float" office:value="195.966165044495" calcext:value-type="float">
            <text:p>195.96617</text:p>
          </table:table-cell>
          <table:table-cell table:formula="of:=[.E12]-[.D13]" office:value-type="float" office:value="244.088557374284" calcext:value-type="float">
            <text:p>244.08856</text:p>
          </table:table-cell>
          <table:table-cell table:formula="of:=(1+[.$F$2])*[.E12]-[.B13]" office:value-type="float" office:value="244.088557374284" calcext:value-type="float">
            <text:p>244.0885573742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E13]*(1+[.$F$2]) &lt; [.B13] ; [.E13]*(1+[.$F$2]); [.B13])" office:value-type="float" office:value="200" calcext:value-type="float">
            <text:p>200.00000</text:p>
          </table:table-cell>
          <table:table-cell table:formula="of:=[.E13]*[.$F$2]" office:value-type="float" office:value="2.2374784425976" calcext:value-type="float">
            <text:p>2.23748</text:p>
          </table:table-cell>
          <table:table-cell table:formula="of:=[.B14]-[.C14]" office:value-type="float" office:value="197.762521557402" calcext:value-type="float">
            <text:p>197.76252</text:p>
          </table:table-cell>
          <table:table-cell table:formula="of:=[.E13]-[.D14]" office:value-type="float" office:value="46.3260358168816" calcext:value-type="float">
            <text:p>46.32604</text:p>
          </table:table-cell>
          <table:table-cell table:formula="of:=(1+[.$F$2])*[.E13]-[.B14]" office:value-type="float" office:value="46.3260358168816" calcext:value-type="float">
            <text:p>46.32603581688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E14]*(1+[.$F$2]) &lt; [.B14] ; [.E14]*(1+[.$F$2]); [.B14])" office:value-type="float" office:value="46.750691145203" calcext:value-type="float">
            <text:p>46.75069</text:p>
          </table:table-cell>
          <table:table-cell table:formula="of:=[.E14]*[.$F$2]" office:value-type="float" office:value="0.424655328321415" calcext:value-type="float">
            <text:p>0.42466</text:p>
          </table:table-cell>
          <table:table-cell table:formula="of:=[.B15]-[.C15]" office:value-type="float" office:value="46.3260358168816" calcext:value-type="float">
            <text:p>46.32604</text:p>
          </table:table-cell>
          <table:table-cell table:formula="of:=[.E14]-[.D15]" office:value-type="float" office:value="0" calcext:value-type="float">
            <text:p>0.00000</text:p>
          </table:table-cell>
          <table:table-cell table:formula="of:=(1+[.$F$2])*[.E14]-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E15]*(1+[.$F$2]) &lt; [.B15] ; [.E15]*(1+[.$F$2]); [.B15])" office:value-type="float" office:value="0" calcext:value-type="float">
            <text:p>0.00000</text:p>
          </table:table-cell>
          <table:table-cell table:formula="of:=[.E15]*[.$F$2]" office:value-type="float" office:value="0" calcext:value-type="float">
            <text:p>0.00000</text:p>
          </table:table-cell>
          <table:table-cell table:formula="of:=[.B16]-[.C16]" office:value-type="float" office:value="0" calcext:value-type="float">
            <text:p>0.00000</text:p>
          </table:table-cell>
          <table:table-cell table:formula="of:=[.E15]-[.D16]" office:value-type="float" office:value="0" calcext:value-type="float">
            <text:p>0.00000</text:p>
          </table:table-cell>
          <table:table-cell table:formula="of:=(1+[.$F$2])*[.E15]-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E16]*(1+[.$F$2]) &lt; [.B16] ; [.E16]*(1+[.$F$2]); [.B16])" office:value-type="float" office:value="0" calcext:value-type="float">
            <text:p>0.00000</text:p>
          </table:table-cell>
          <table:table-cell table:formula="of:=[.E16]*[.$F$2]" office:value-type="float" office:value="0" calcext:value-type="float">
            <text:p>0.00000</text:p>
          </table:table-cell>
          <table:table-cell table:formula="of:=[.B17]-[.C17]" office:value-type="float" office:value="0" calcext:value-type="float">
            <text:p>0.00000</text:p>
          </table:table-cell>
          <table:table-cell table:formula="of:=[.E16]-[.D17]" office:value-type="float" office:value="0" calcext:value-type="float">
            <text:p>0.00000</text:p>
          </table:table-cell>
          <table:table-cell table:formula="of:=(1+[.$F$2])*[.E16]-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E17]*(1+[.$F$2]) &lt; [.B17] ; [.E17]*(1+[.$F$2]); [.B17])" office:value-type="float" office:value="0" calcext:value-type="float">
            <text:p>0.00000</text:p>
          </table:table-cell>
          <table:table-cell table:formula="of:=[.E17]*[.$F$2]" office:value-type="float" office:value="0" calcext:value-type="float">
            <text:p>0.00000</text:p>
          </table:table-cell>
          <table:table-cell table:formula="of:=[.B18]-[.C18]" office:value-type="float" office:value="0" calcext:value-type="float">
            <text:p>0.00000</text:p>
          </table:table-cell>
          <table:table-cell table:formula="of:=[.E17]-[.D18]" office:value-type="float" office:value="0" calcext:value-type="float">
            <text:p>0.00000</text:p>
          </table:table-cell>
          <table:table-cell table:formula="of:=(1+[.$F$2])*[.E17]-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E18]*(1+[.$F$2]) &lt; [.B18] ; [.E18]*(1+[.$F$2]); [.B18])" office:value-type="float" office:value="0" calcext:value-type="float">
            <text:p>0.00000</text:p>
          </table:table-cell>
          <table:table-cell table:formula="of:=[.E18]*[.$F$2]" office:value-type="float" office:value="0" calcext:value-type="float">
            <text:p>0.00000</text:p>
          </table:table-cell>
          <table:table-cell table:formula="of:=[.B19]-[.C19]" office:value-type="float" office:value="0" calcext:value-type="float">
            <text:p>0.00000</text:p>
          </table:table-cell>
          <table:table-cell table:formula="of:=[.E18]-[.D19]" office:value-type="float" office:value="0" calcext:value-type="float">
            <text:p>0.00000</text:p>
          </table:table-cell>
          <table:table-cell table:formula="of:=(1+[.$F$2])*[.E18]-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E19]*(1+[.$F$2]) &lt; [.B19] ; [.E19]*(1+[.$F$2]); [.B19])" office:value-type="float" office:value="0" calcext:value-type="float">
            <text:p>0.00000</text:p>
          </table:table-cell>
          <table:table-cell table:formula="of:=[.E19]*[.$F$2]" office:value-type="float" office:value="0" calcext:value-type="float">
            <text:p>0.00000</text:p>
          </table:table-cell>
          <table:table-cell table:formula="of:=[.B20]-[.C20]" office:value-type="float" office:value="0" calcext:value-type="float">
            <text:p>0.00000</text:p>
          </table:table-cell>
          <table:table-cell table:formula="of:=[.E19]-[.D20]" office:value-type="float" office:value="0" calcext:value-type="float">
            <text:p>0.00000</text:p>
          </table:table-cell>
          <table:table-cell table:formula="of:=(1+[.$F$2])*[.E19]-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E20]*(1+[.$F$2]) &lt; [.B20] ; [.E20]*(1+[.$F$2]); [.B20])" office:value-type="float" office:value="0" calcext:value-type="float">
            <text:p>0.00000</text:p>
          </table:table-cell>
          <table:table-cell table:formula="of:=[.E20]*[.$F$2]" office:value-type="float" office:value="0" calcext:value-type="float">
            <text:p>0.00000</text:p>
          </table:table-cell>
          <table:table-cell table:formula="of:=[.B21]-[.C21]" office:value-type="float" office:value="0" calcext:value-type="float">
            <text:p>0.00000</text:p>
          </table:table-cell>
          <table:table-cell table:formula="of:=[.E20]-[.D21]" office:value-type="float" office:value="0" calcext:value-type="float">
            <text:p>0.00000</text:p>
          </table:table-cell>
          <table:table-cell table:formula="of:=(1+[.$F$2])*[.E20]-[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E21]*(1+[.$F$2]) &lt; [.B21] ; [.E21]*(1+[.$F$2]); [.B21])" office:value-type="float" office:value="0" calcext:value-type="float">
            <text:p>0.00000</text:p>
          </table:table-cell>
          <table:table-cell table:formula="of:=[.E21]*[.$F$2]" office:value-type="float" office:value="0" calcext:value-type="float">
            <text:p>0.00000</text:p>
          </table:table-cell>
          <table:table-cell table:formula="of:=[.B22]-[.C22]" office:value-type="float" office:value="0" calcext:value-type="float">
            <text:p>0.00000</text:p>
          </table:table-cell>
          <table:table-cell table:formula="of:=[.E21]-[.D22]" office:value-type="float" office:value="0" calcext:value-type="float">
            <text:p>0.00000</text:p>
          </table:table-cell>
          <table:table-cell table:formula="of:=(1+[.$F$2])*[.E21]-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E22]*(1+[.$F$2]) &lt; [.B22] ; [.E22]*(1+[.$F$2]); [.B22])" office:value-type="float" office:value="0" calcext:value-type="float">
            <text:p>0.00000</text:p>
          </table:table-cell>
          <table:table-cell table:formula="of:=[.E22]*[.$F$2]" office:value-type="float" office:value="0" calcext:value-type="float">
            <text:p>0.00000</text:p>
          </table:table-cell>
          <table:table-cell table:formula="of:=[.B23]-[.C23]" office:value-type="float" office:value="0" calcext:value-type="float">
            <text:p>0.00000</text:p>
          </table:table-cell>
          <table:table-cell table:formula="of:=[.E22]-[.D23]" office:value-type="float" office:value="0" calcext:value-type="float">
            <text:p>0.00000</text:p>
          </table:table-cell>
          <table:table-cell table:formula="of:=(1+[.$F$2])*[.E22]-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E23]*(1+[.$F$2]) &lt; [.B23] ; [.E23]*(1+[.$F$2]); [.B23])" office:value-type="float" office:value="0" calcext:value-type="float">
            <text:p>0.00000</text:p>
          </table:table-cell>
          <table:table-cell table:formula="of:=[.E23]*[.$F$2]" office:value-type="float" office:value="0" calcext:value-type="float">
            <text:p>0.00000</text:p>
          </table:table-cell>
          <table:table-cell table:formula="of:=[.B24]-[.C24]" office:value-type="float" office:value="0" calcext:value-type="float">
            <text:p>0.00000</text:p>
          </table:table-cell>
          <table:table-cell table:formula="of:=[.E23]-[.D24]" office:value-type="float" office:value="0" calcext:value-type="float">
            <text:p>0.00000</text:p>
          </table:table-cell>
          <table:table-cell table:formula="of:=(1+[.$F$2])*[.E23]-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E24]*(1+[.$F$2]) &lt; [.B24] ; [.E24]*(1+[.$F$2]); [.B24])" office:value-type="float" office:value="0" calcext:value-type="float">
            <text:p>0.00000</text:p>
          </table:table-cell>
          <table:table-cell table:formula="of:=[.E24]*[.$F$2]" office:value-type="float" office:value="0" calcext:value-type="float">
            <text:p>0.00000</text:p>
          </table:table-cell>
          <table:table-cell table:formula="of:=[.B25]-[.C25]" office:value-type="float" office:value="0" calcext:value-type="float">
            <text:p>0.00000</text:p>
          </table:table-cell>
          <table:table-cell table:formula="of:=[.E24]-[.D25]" office:value-type="float" office:value="0" calcext:value-type="float">
            <text:p>0.00000</text:p>
          </table:table-cell>
          <table:table-cell table:formula="of:=(1+[.$F$2])*[.E24]-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E25]*(1+[.$F$2]) &lt; [.B25] ; [.E25]*(1+[.$F$2]); [.B25])" office:value-type="float" office:value="0" calcext:value-type="float">
            <text:p>0.00000</text:p>
          </table:table-cell>
          <table:table-cell table:formula="of:=[.E25]*[.$F$2]" office:value-type="float" office:value="0" calcext:value-type="float">
            <text:p>0.00000</text:p>
          </table:table-cell>
          <table:table-cell table:formula="of:=[.B26]-[.C26]" office:value-type="float" office:value="0" calcext:value-type="float">
            <text:p>0.00000</text:p>
          </table:table-cell>
          <table:table-cell table:formula="of:=[.E25]-[.D26]" office:value-type="float" office:value="0" calcext:value-type="float">
            <text:p>0.00000</text:p>
          </table:table-cell>
          <table:table-cell table:formula="of:=(1+[.$F$2])*[.E25]-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E26]*(1+[.$F$2]) &lt; [.B26] ; [.E26]*(1+[.$F$2]); [.B26])" office:value-type="float" office:value="0" calcext:value-type="float">
            <text:p>0.00000</text:p>
          </table:table-cell>
          <table:table-cell table:formula="of:=[.E26]*[.$F$2]" office:value-type="float" office:value="0" calcext:value-type="float">
            <text:p>0.00000</text:p>
          </table:table-cell>
          <table:table-cell table:formula="of:=[.B27]-[.C27]" office:value-type="float" office:value="0" calcext:value-type="float">
            <text:p>0.00000</text:p>
          </table:table-cell>
          <table:table-cell table:formula="of:=[.E26]-[.D27]" office:value-type="float" office:value="0" calcext:value-type="float">
            <text:p>0.00000</text:p>
          </table:table-cell>
          <table:table-cell/>
        </table:table-row>
        <table:table-row table:style-name="ro1" table:number-rows-repeated="1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4.19" table:style-name="ta1">
        <table:table-column table:style-name="co1" table:default-cell-style-name="Default"/>
        <table:table-column table:style-name="co1" table:default-cell-style-name="ce3"/>
        <table:table-column table:style-name="co5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rincipal Repaid</text:p>
          </table:table-cell>
          <table:table-cell table:style-name="Default" office:value-type="string" calcext:value-type="string">
            <text:p>Outstanding Princip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office:value-type="float" office:value="2462.09793136526" calcext:value-type="float">
            <text:p>2462.0979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.00000</text:p>
          </table:table-cell>
          <table:table-cell table:formula="of:=[.E2]*[.$F$2]" office:value-type="float" office:value="344.693710391137" calcext:value-type="float">
            <text:p>344.69371</text:p>
          </table:table-cell>
          <table:table-cell table:formula="of:=[.B3]-[.C3]" office:value-type="float" office:value="-44.6937103911366" calcext:value-type="float">
            <text:p>-44.69371</text:p>
          </table:table-cell>
          <table:table-cell table:formula="of:=[.E2]-[.D3]" office:value-type="float" office:value="2506.7916417564" calcext:value-type="float">
            <text:p>2506.791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.00000</text:p>
          </table:table-cell>
          <table:table-cell table:formula="of:=[.E3]*[.$F$2]" office:value-type="float" office:value="350.950829845896" calcext:value-type="float">
            <text:p>350.95083</text:p>
          </table:table-cell>
          <table:table-cell table:formula="of:=[.B4]-[.C4]" office:value-type="float" office:value="-50.9508298458958" calcext:value-type="float">
            <text:p>-50.95083</text:p>
          </table:table-cell>
          <table:table-cell table:formula="of:=[.E3]-[.D4]" office:value-type="float" office:value="2557.74247160229" calcext:value-type="float">
            <text:p>2557.742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.00000</text:p>
          </table:table-cell>
          <table:table-cell table:formula="of:=[.E4]*[.$F$2]" office:value-type="float" office:value="358.083946024321" calcext:value-type="float">
            <text:p>358.08395</text:p>
          </table:table-cell>
          <table:table-cell table:formula="of:=[.B5]-[.C5]" office:value-type="float" office:value="-58.0839460243212" calcext:value-type="float">
            <text:p>-58.08395</text:p>
          </table:table-cell>
          <table:table-cell table:formula="of:=[.E4]-[.D5]" office:value-type="float" office:value="2615.82641762662" calcext:value-type="float">
            <text:p>2615.826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.00000</text:p>
          </table:table-cell>
          <table:table-cell table:formula="of:=[.E5]*[.$F$2]" office:value-type="float" office:value="366.215698467726" calcext:value-type="float">
            <text:p>366.21570</text:p>
          </table:table-cell>
          <table:table-cell table:formula="of:=[.B6]-[.C6]" office:value-type="float" office:value="-66.2156984677262" calcext:value-type="float">
            <text:p>-66.21570</text:p>
          </table:table-cell>
          <table:table-cell table:formula="of:=[.E5]-[.D6]" office:value-type="float" office:value="2682.04211609434" calcext:value-type="float">
            <text:p>2682.042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.00000</text:p>
          </table:table-cell>
          <table:table-cell table:formula="of:=[.E6]*[.$F$2]" office:value-type="float" office:value="375.485896253208" calcext:value-type="float">
            <text:p>375.48590</text:p>
          </table:table-cell>
          <table:table-cell table:formula="of:=[.B7]-[.C7]" office:value-type="float" office:value="-75.4858962532079" calcext:value-type="float">
            <text:p>-75.48590</text:p>
          </table:table-cell>
          <table:table-cell table:formula="of:=[.E6]-[.D7]" office:value-type="float" office:value="2757.52801234755" calcext:value-type="float">
            <text:p>2757.528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.00000</text:p>
          </table:table-cell>
          <table:table-cell table:formula="of:=[.E7]*[.$F$2]" office:value-type="float" office:value="386.053921728657" calcext:value-type="float">
            <text:p>386.05392</text:p>
          </table:table-cell>
          <table:table-cell table:formula="of:=[.B8]-[.C8]" office:value-type="float" office:value="13.946078271343" calcext:value-type="float">
            <text:p>13.94608</text:p>
          </table:table-cell>
          <table:table-cell table:formula="of:=[.E7]-[.D8]" office:value-type="float" office:value="2743.58193407621" calcext:value-type="float">
            <text:p>2743.5819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.00000</text:p>
          </table:table-cell>
          <table:table-cell table:formula="of:=[.E8]*[.$F$2]" office:value-type="float" office:value="384.101470770669" calcext:value-type="float">
            <text:p>384.10147</text:p>
          </table:table-cell>
          <table:table-cell table:formula="of:=[.B9]-[.C9]" office:value-type="float" office:value="15.898529229331" calcext:value-type="float">
            <text:p>15.89853</text:p>
          </table:table-cell>
          <table:table-cell table:formula="of:=[.E8]-[.D9]" office:value-type="float" office:value="2727.68340484688" calcext:value-type="float">
            <text:p>2727.6834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.00000</text:p>
          </table:table-cell>
          <table:table-cell table:formula="of:=[.E9]*[.$F$2]" office:value-type="float" office:value="381.875676678563" calcext:value-type="float">
            <text:p>381.87568</text:p>
          </table:table-cell>
          <table:table-cell table:formula="of:=[.B10]-[.C10]" office:value-type="float" office:value="18.1243233214373" calcext:value-type="float">
            <text:p>18.12432</text:p>
          </table:table-cell>
          <table:table-cell table:formula="of:=[.E9]-[.D10]" office:value-type="float" office:value="2709.55908152544" calcext:value-type="float">
            <text:p>2709.559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.00000</text:p>
          </table:table-cell>
          <table:table-cell table:formula="of:=[.E10]*[.$F$2]" office:value-type="float" office:value="379.338271413561" calcext:value-type="float">
            <text:p>379.33827</text:p>
          </table:table-cell>
          <table:table-cell table:formula="of:=[.B11]-[.C11]" office:value-type="float" office:value="20.6617285864386" calcext:value-type="float">
            <text:p>20.66173</text:p>
          </table:table-cell>
          <table:table-cell table:formula="of:=[.E10]-[.D11]" office:value-type="float" office:value="2688.897352939" calcext:value-type="float">
            <text:p>2688.897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.00000</text:p>
          </table:table-cell>
          <table:table-cell table:formula="of:=[.E11]*[.$F$2]" office:value-type="float" office:value="376.44562941146" calcext:value-type="float">
            <text:p>376.44563</text:p>
          </table:table-cell>
          <table:table-cell table:formula="of:=[.B12]-[.C12]" office:value-type="float" office:value="23.5543705885399" calcext:value-type="float">
            <text:p>23.55437</text:p>
          </table:table-cell>
          <table:table-cell table:formula="of:=[.E11]-[.D12]" office:value-type="float" office:value="2665.34298235046" calcext:value-type="float">
            <text:p>2665.342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.00000</text:p>
          </table:table-cell>
          <table:table-cell table:formula="of:=[.E12]*[.$F$2]" office:value-type="float" office:value="373.148017529064" calcext:value-type="float">
            <text:p>373.14802</text:p>
          </table:table-cell>
          <table:table-cell table:formula="of:=[.B13]-[.C13]" office:value-type="float" office:value="26.8519824709355" calcext:value-type="float">
            <text:p>26.85198</text:p>
          </table:table-cell>
          <table:table-cell table:formula="of:=[.E12]-[.D13]" office:value-type="float" office:value="2638.49099987952" calcext:value-type="float">
            <text:p>2638.49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.00000</text:p>
          </table:table-cell>
          <table:table-cell table:formula="of:=[.E13]*[.$F$2]" office:value-type="float" office:value="369.388739983133" calcext:value-type="float">
            <text:p>369.38874</text:p>
          </table:table-cell>
          <table:table-cell table:formula="of:=[.B14]-[.C14]" office:value-type="float" office:value="30.6112600168665" calcext:value-type="float">
            <text:p>30.61126</text:p>
          </table:table-cell>
          <table:table-cell table:formula="of:=[.E13]-[.D14]" office:value-type="float" office:value="2607.87973986266" calcext:value-type="float">
            <text:p>2607.8797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.00000</text:p>
          </table:table-cell>
          <table:table-cell table:formula="of:=[.E14]*[.$F$2]" office:value-type="float" office:value="365.103163580772" calcext:value-type="float">
            <text:p>365.10316</text:p>
          </table:table-cell>
          <table:table-cell table:formula="of:=[.B15]-[.C15]" office:value-type="float" office:value="34.8968364192278" calcext:value-type="float">
            <text:p>34.89684</text:p>
          </table:table-cell>
          <table:table-cell table:formula="of:=[.E14]-[.D15]" office:value-type="float" office:value="2572.98290344343" calcext:value-type="float">
            <text:p>2572.9829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.00000</text:p>
          </table:table-cell>
          <table:table-cell table:formula="of:=[.E15]*[.$F$2]" office:value-type="float" office:value="360.21760648208" calcext:value-type="float">
            <text:p>360.21761</text:p>
          </table:table-cell>
          <table:table-cell table:formula="of:=[.B16]-[.C16]" office:value-type="float" office:value="239.78239351792" calcext:value-type="float">
            <text:p>239.78239</text:p>
          </table:table-cell>
          <table:table-cell table:formula="of:=[.E15]-[.D16]" office:value-type="float" office:value="2333.20050992551" calcext:value-type="float">
            <text:p>2333.2005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.00000</text:p>
          </table:table-cell>
          <table:table-cell table:formula="of:=[.E16]*[.$F$2]" office:value-type="float" office:value="326.648071389571" calcext:value-type="float">
            <text:p>326.64807</text:p>
          </table:table-cell>
          <table:table-cell table:formula="of:=[.B17]-[.C17]" office:value-type="float" office:value="273.351928610429" calcext:value-type="float">
            <text:p>273.35193</text:p>
          </table:table-cell>
          <table:table-cell table:formula="of:=[.E16]-[.D17]" office:value-type="float" office:value="2059.84858131508" calcext:value-type="float">
            <text:p>2059.8485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.00000</text:p>
          </table:table-cell>
          <table:table-cell table:formula="of:=[.E17]*[.$F$2]" office:value-type="float" office:value="288.378801384111" calcext:value-type="float">
            <text:p>288.37880</text:p>
          </table:table-cell>
          <table:table-cell table:formula="of:=[.B18]-[.C18]" office:value-type="float" office:value="311.621198615888" calcext:value-type="float">
            <text:p>311.62120</text:p>
          </table:table-cell>
          <table:table-cell table:formula="of:=[.E17]-[.D18]" office:value-type="float" office:value="1748.22738269919" calcext:value-type="float">
            <text:p>1748.2273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.00000</text:p>
          </table:table-cell>
          <table:table-cell table:formula="of:=[.E18]*[.$F$2]" office:value-type="float" office:value="244.751833577887" calcext:value-type="float">
            <text:p>244.75183</text:p>
          </table:table-cell>
          <table:table-cell table:formula="of:=[.B19]-[.C19]" office:value-type="float" office:value="355.248166422113" calcext:value-type="float">
            <text:p>355.24817</text:p>
          </table:table-cell>
          <table:table-cell table:formula="of:=[.E18]-[.D19]" office:value-type="float" office:value="1392.97921627708" calcext:value-type="float">
            <text:p>1392.9792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.00000</text:p>
          </table:table-cell>
          <table:table-cell table:formula="of:=[.E19]*[.$F$2]" office:value-type="float" office:value="195.017090278791" calcext:value-type="float">
            <text:p>195.01709</text:p>
          </table:table-cell>
          <table:table-cell table:formula="of:=[.B20]-[.C20]" office:value-type="float" office:value="404.982909721209" calcext:value-type="float">
            <text:p>404.98291</text:p>
          </table:table-cell>
          <table:table-cell table:formula="of:=[.E19]-[.D20]" office:value-type="float" office:value="987.996306555872" calcext:value-type="float">
            <text:p>987.9963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.00000</text:p>
          </table:table-cell>
          <table:table-cell table:formula="of:=[.E20]*[.$F$2]" office:value-type="float" office:value="138.319482917822" calcext:value-type="float">
            <text:p>138.31948</text:p>
          </table:table-cell>
          <table:table-cell table:formula="of:=[.B21]-[.C21]" office:value-type="float" office:value="461.680517082178" calcext:value-type="float">
            <text:p>461.68052</text:p>
          </table:table-cell>
          <table:table-cell table:formula="of:=[.E20]-[.D21]" office:value-type="float" office:value="526.315789473694" calcext:value-type="float">
            <text:p>526.3157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.00000</text:p>
          </table:table-cell>
          <table:table-cell table:formula="of:=[.E21]*[.$F$2]" office:value-type="float" office:value="73.6842105263171" calcext:value-type="float">
            <text:p>73.68421</text:p>
          </table:table-cell>
          <table:table-cell table:formula="of:=[.B22]-[.C22]" office:value-type="float" office:value="526.315789473683" calcext:value-type="float">
            <text:p>526.31579</text:p>
          </table:table-cell>
          <table:table-cell table:formula="of:=[.E21]-[.D22]" office:value-type="float" office:value="0.0000000000110276232589968" calcext:value-type="float">
            <text:p>0.000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E22]*(1+[.$F$2]) &lt; [.B22] ; [.E22]*(1+[.$F$2]); [.B22])" office:value-type="float" office:value="0.0000000000125714905152563" calcext:value-type="float">
            <text:p>0.00000</text:p>
          </table:table-cell>
          <table:table-cell table:formula="of:=[.E22]*[.$F$2]" office:value-type="float" office:value="0.00000000000154386725625955" calcext:value-type="float">
            <text:p>0.00000</text:p>
          </table:table-cell>
          <table:table-cell table:formula="of:=[.B23]-[.C23]" office:value-type="float" office:value="0.0000000000110276232589968" calcext:value-type="float">
            <text:p>0.00000</text:p>
          </table:table-cell>
          <table:table-cell table:formula="of:=[.E22]-[.D23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E23]*(1+[.$F$2]) &lt; [.B23] ; [.E23]*(1+[.$F$2]); [.B23])" office:value-type="float" office:value="0" calcext:value-type="float">
            <text:p>0.00000</text:p>
          </table:table-cell>
          <table:table-cell table:formula="of:=[.E23]*[.$F$2]" office:value-type="float" office:value="0" calcext:value-type="float">
            <text:p>0.00000</text:p>
          </table:table-cell>
          <table:table-cell table:formula="of:=[.B24]-[.C24]" office:value-type="float" office:value="0" calcext:value-type="float">
            <text:p>0.00000</text:p>
          </table:table-cell>
          <table:table-cell table:formula="of:=[.E23]-[.D24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E24]*(1+[.$F$2]) &lt; [.B24] ; [.E24]*(1+[.$F$2]); [.B24])" office:value-type="float" office:value="0" calcext:value-type="float">
            <text:p>0.00000</text:p>
          </table:table-cell>
          <table:table-cell table:formula="of:=[.E24]*[.$F$2]" office:value-type="float" office:value="0" calcext:value-type="float">
            <text:p>0.00000</text:p>
          </table:table-cell>
          <table:table-cell table:formula="of:=[.B25]-[.C25]" office:value-type="float" office:value="0" calcext:value-type="float">
            <text:p>0.00000</text:p>
          </table:table-cell>
          <table:table-cell table:formula="of:=[.E24]-[.D25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E25]*(1+[.$F$2]) &lt; [.B25] ; [.E25]*(1+[.$F$2]); [.B25])" office:value-type="float" office:value="0" calcext:value-type="float">
            <text:p>0.00000</text:p>
          </table:table-cell>
          <table:table-cell table:formula="of:=[.E25]*[.$F$2]" office:value-type="float" office:value="0" calcext:value-type="float">
            <text:p>0.00000</text:p>
          </table:table-cell>
          <table:table-cell table:formula="of:=[.B26]-[.C26]" office:value-type="float" office:value="0" calcext:value-type="float">
            <text:p>0.00000</text:p>
          </table:table-cell>
          <table:table-cell table:formula="of:=[.E25]-[.D26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E26]*(1+[.$F$2]) &lt; [.B26] ; [.E26]*(1+[.$F$2]); [.B26])" office:value-type="float" office:value="0" calcext:value-type="float">
            <text:p>0.00000</text:p>
          </table:table-cell>
          <table:table-cell table:formula="of:=[.E26]*[.$F$2]" office:value-type="float" office:value="0" calcext:value-type="float">
            <text:p>0.00000</text:p>
          </table:table-cell>
          <table:table-cell table:formula="of:=[.B27]-[.C27]" office:value-type="float" office:value="0" calcext:value-type="float">
            <text:p>0.00000</text:p>
          </table:table-cell>
          <table:table-cell table:formula="of:=[.E26]-[.D27]" office:value-type="float" office:value="0" calcext:value-type="float">
            <text:p>0.00000</text:p>
          </table:table-cell>
          <table:table-cell/>
        </table:table-row>
        <table:table-row table:style-name="ro1" table:number-rows-repeated="1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4.18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rincipal Repaid</text:p>
          </table:table-cell>
          <table:table-cell table:style-name="Default" office:value-type="string" calcext:value-type="string">
            <text:p>Outstanding Princip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50000" calcext:value-type="float">
            <text:p>50000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7.81976791523" calcext:value-type="float">
            <text:p>4537.81977</text:p>
          </table:table-cell>
          <table:table-cell table:formula="of:=[.E2]*[.$F$2]" office:value-type="float" office:value="3250" calcext:value-type="float">
            <text:p>3250.00000</text:p>
          </table:table-cell>
          <table:table-cell table:formula="of:=[.B3]-[.C3]" office:value-type="float" office:value="1287.81976791523" calcext:value-type="float">
            <text:p>1287.81977</text:p>
          </table:table-cell>
          <table:table-cell table:formula="of:=[.E2]-[.D3]" office:value-type="float" office:value="48712.1802320848" calcext:value-type="float">
            <text:p>48712.180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E3]*(1+[.$F$2]) &lt; [.B3] ; [.E3]*(1+[.$F$2]); [.B3])" office:value-type="float" office:value="4537.81976791523" calcext:value-type="float">
            <text:p>4537.81977</text:p>
          </table:table-cell>
          <table:table-cell table:formula="of:=[.E3]*[.$F$2]" office:value-type="float" office:value="3166.29171508551" calcext:value-type="float">
            <text:p>3166.29172</text:p>
          </table:table-cell>
          <table:table-cell table:formula="of:=[.B4]-[.C4]" office:value-type="float" office:value="1371.52805282972" calcext:value-type="float">
            <text:p>1371.52805</text:p>
          </table:table-cell>
          <table:table-cell table:formula="of:=[.E3]-[.D4]" office:value-type="float" office:value="47340.652179255" calcext:value-type="float">
            <text:p>47340.652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E4]*(1+[.$F$2]) &lt; [.B4] ; [.E4]*(1+[.$F$2]); [.B4])" office:value-type="float" office:value="4537.81976791523" calcext:value-type="float">
            <text:p>4537.81977</text:p>
          </table:table-cell>
          <table:table-cell table:formula="of:=[.E4]*[.$F$2]" office:value-type="float" office:value="3077.14239165158" calcext:value-type="float">
            <text:p>3077.14239</text:p>
          </table:table-cell>
          <table:table-cell table:formula="of:=[.B5]-[.C5]" office:value-type="float" office:value="1460.67737626365" calcext:value-type="float">
            <text:p>1460.67738</text:p>
          </table:table-cell>
          <table:table-cell table:formula="of:=[.E4]-[.D5]" office:value-type="float" office:value="45879.9748029914" calcext:value-type="float">
            <text:p>45879.974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E5]*(1+[.$F$2]) &lt; [.B5] ; [.E5]*(1+[.$F$2]); [.B5])" office:value-type="float" office:value="4537.81976791523" calcext:value-type="float">
            <text:p>4537.81977</text:p>
          </table:table-cell>
          <table:table-cell table:formula="of:=[.E5]*[.$F$2]" office:value-type="float" office:value="2982.19836219444" calcext:value-type="float">
            <text:p>2982.19836</text:p>
          </table:table-cell>
          <table:table-cell table:formula="of:=[.B6]-[.C6]" office:value-type="float" office:value="1555.62140572079" calcext:value-type="float">
            <text:p>1555.62141</text:p>
          </table:table-cell>
          <table:table-cell table:formula="of:=[.E5]-[.D6]" office:value-type="float" office:value="44324.3533972706" calcext:value-type="float">
            <text:p>44324.353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E6]*(1+[.$F$2]) &lt; [.B6] ; [.E6]*(1+[.$F$2]); [.B6])" office:value-type="float" office:value="4537.81976791523" calcext:value-type="float">
            <text:p>4537.81977</text:p>
          </table:table-cell>
          <table:table-cell table:formula="of:=[.E6]*[.$F$2]" office:value-type="float" office:value="2881.08297082259" calcext:value-type="float">
            <text:p>2881.08297</text:p>
          </table:table-cell>
          <table:table-cell table:formula="of:=[.B7]-[.C7]" office:value-type="float" office:value="1656.73679709264" calcext:value-type="float">
            <text:p>1656.73680</text:p>
          </table:table-cell>
          <table:table-cell table:formula="of:=[.E6]-[.D7]" office:value-type="float" office:value="42667.616600178" calcext:value-type="float">
            <text:p>42667.616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E7]*(1+[.$F$2]) &lt; [.B7] ; [.E7]*(1+[.$F$2]); [.B7])" office:value-type="float" office:value="4537.81976791523" calcext:value-type="float">
            <text:p>4537.81977</text:p>
          </table:table-cell>
          <table:table-cell table:formula="of:=[.E7]*[.$F$2]" office:value-type="float" office:value="2773.39507901157" calcext:value-type="float">
            <text:p>2773.39508</text:p>
          </table:table-cell>
          <table:table-cell table:formula="of:=[.B8]-[.C8]" office:value-type="float" office:value="1764.42468890366" calcext:value-type="float">
            <text:p>1764.42469</text:p>
          </table:table-cell>
          <table:table-cell table:formula="of:=[.E7]-[.D8]" office:value-type="float" office:value="40903.1919112743" calcext:value-type="float">
            <text:p>40903.191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E8]*(1+[.$F$2]) &lt; [.B8] ; [.E8]*(1+[.$F$2]); [.B8])" office:value-type="float" office:value="4537.81976791523" calcext:value-type="float">
            <text:p>4537.81977</text:p>
          </table:table-cell>
          <table:table-cell table:formula="of:=[.E8]*[.$F$2]" office:value-type="float" office:value="2658.70747423283" calcext:value-type="float">
            <text:p>2658.70747</text:p>
          </table:table-cell>
          <table:table-cell table:formula="of:=[.B9]-[.C9]" office:value-type="float" office:value="1879.1122936824" calcext:value-type="float">
            <text:p>1879.11229</text:p>
          </table:table-cell>
          <table:table-cell table:formula="of:=[.E8]-[.D9]" office:value-type="float" office:value="39024.0796175919" calcext:value-type="float">
            <text:p>39024.079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E9]*(1+[.$F$2]) &lt; [.B9] ; [.E9]*(1+[.$F$2]); [.B9])" office:value-type="float" office:value="4537.81976791523" calcext:value-type="float">
            <text:p>4537.81977</text:p>
          </table:table-cell>
          <table:table-cell table:formula="of:=[.E9]*[.$F$2]" office:value-type="float" office:value="2536.56517514347" calcext:value-type="float">
            <text:p>2536.56518</text:p>
          </table:table-cell>
          <table:table-cell table:formula="of:=[.B10]-[.C10]" office:value-type="float" office:value="2001.25459277176" calcext:value-type="float">
            <text:p>2001.25459</text:p>
          </table:table-cell>
          <table:table-cell table:formula="of:=[.E9]-[.D10]" office:value-type="float" office:value="37022.8250248201" calcext:value-type="float">
            <text:p>37022.825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E10]*(1+[.$F$2]) &lt; [.B10] ; [.E10]*(1+[.$F$2]); [.B10])" office:value-type="float" office:value="4537.81976791523" calcext:value-type="float">
            <text:p>4537.81977</text:p>
          </table:table-cell>
          <table:table-cell table:formula="of:=[.E10]*[.$F$2]" office:value-type="float" office:value="2406.48362661331" calcext:value-type="float">
            <text:p>2406.48363</text:p>
          </table:table-cell>
          <table:table-cell table:formula="of:=[.B11]-[.C11]" office:value-type="float" office:value="2131.33614130192" calcext:value-type="float">
            <text:p>2131.33614</text:p>
          </table:table-cell>
          <table:table-cell table:formula="of:=[.E10]-[.D11]" office:value-type="float" office:value="34891.4888835182" calcext:value-type="float">
            <text:p>34891.488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E11]*(1+[.$F$2]) &lt; [.B11] ; [.E11]*(1+[.$F$2]); [.B11])" office:value-type="float" office:value="4537.81976791523" calcext:value-type="float">
            <text:p>4537.81977</text:p>
          </table:table-cell>
          <table:table-cell table:formula="of:=[.E11]*[.$F$2]" office:value-type="float" office:value="2267.94677742868" calcext:value-type="float">
            <text:p>2267.94678</text:p>
          </table:table-cell>
          <table:table-cell table:formula="of:=[.B12]-[.C12]" office:value-type="float" office:value="2269.87299048655" calcext:value-type="float">
            <text:p>2269.87299</text:p>
          </table:table-cell>
          <table:table-cell table:formula="of:=[.E11]-[.D12]" office:value-type="float" office:value="32621.6158930317" calcext:value-type="float">
            <text:p>32621.6158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E12]*(1+[.$F$2]) &lt; [.B12] ; [.E12]*(1+[.$F$2]); [.B12])" office:value-type="float" office:value="4537.81976791523" calcext:value-type="float">
            <text:p>4537.81977</text:p>
          </table:table-cell>
          <table:table-cell table:formula="of:=[.E12]*[.$F$2]" office:value-type="float" office:value="2120.40503304706" calcext:value-type="float">
            <text:p>2120.40503</text:p>
          </table:table-cell>
          <table:table-cell table:formula="of:=[.B13]-[.C13]" office:value-type="float" office:value="2417.41473486817" calcext:value-type="float">
            <text:p>2417.41473</text:p>
          </table:table-cell>
          <table:table-cell table:formula="of:=[.E12]-[.D13]" office:value-type="float" office:value="30204.2011581635" calcext:value-type="float">
            <text:p>30204.201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E13]*(1+[.$F$2]) &lt; [.B13] ; [.E13]*(1+[.$F$2]); [.B13])" office:value-type="float" office:value="4537.81976791523" calcext:value-type="float">
            <text:p>4537.81977</text:p>
          </table:table-cell>
          <table:table-cell table:formula="of:=[.E13]*[.$F$2]" office:value-type="float" office:value="1963.27307528063" calcext:value-type="float">
            <text:p>1963.27308</text:p>
          </table:table-cell>
          <table:table-cell table:formula="of:=[.B14]-[.C14]" office:value-type="float" office:value="2574.5466926346" calcext:value-type="float">
            <text:p>2574.54669</text:p>
          </table:table-cell>
          <table:table-cell table:formula="of:=[.E13]-[.D14]" office:value-type="float" office:value="27629.6544655289" calcext:value-type="float">
            <text:p>27629.6544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E14]*(1+[.$F$2]) &lt; [.B14] ; [.E14]*(1+[.$F$2]); [.B14])" office:value-type="float" office:value="4537.81976791523" calcext:value-type="float">
            <text:p>4537.81977</text:p>
          </table:table-cell>
          <table:table-cell table:formula="of:=[.E14]*[.$F$2]" office:value-type="float" office:value="1795.92754025938" calcext:value-type="float">
            <text:p>1795.92754</text:p>
          </table:table-cell>
          <table:table-cell table:formula="of:=[.B15]-[.C15]" office:value-type="float" office:value="2741.89222765585" calcext:value-type="float">
            <text:p>2741.89223</text:p>
          </table:table-cell>
          <table:table-cell table:formula="of:=[.E14]-[.D15]" office:value-type="float" office:value="24887.762237873" calcext:value-type="float">
            <text:p>24887.7622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E15]*(1+[.$F$2]) &lt; [.B15] ; [.E15]*(1+[.$F$2]); [.B15])" office:value-type="float" office:value="4537.81976791523" calcext:value-type="float">
            <text:p>4537.81977</text:p>
          </table:table-cell>
          <table:table-cell table:formula="of:=[.E15]*[.$F$2]" office:value-type="float" office:value="1617.70454546175" calcext:value-type="float">
            <text:p>1617.70455</text:p>
          </table:table-cell>
          <table:table-cell table:formula="of:=[.B16]-[.C16]" office:value-type="float" office:value="2920.11522245348" calcext:value-type="float">
            <text:p>2920.11522</text:p>
          </table:table-cell>
          <table:table-cell table:formula="of:=[.E15]-[.D16]" office:value-type="float" office:value="21967.6470154196" calcext:value-type="float">
            <text:p>21967.647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E16]*(1+[.$F$2]) &lt; [.B16] ; [.E16]*(1+[.$F$2]); [.B16])" office:value-type="float" office:value="4537.81976791523" calcext:value-type="float">
            <text:p>4537.81977</text:p>
          </table:table-cell>
          <table:table-cell table:formula="of:=[.E16]*[.$F$2]" office:value-type="float" office:value="1427.89705600227" calcext:value-type="float">
            <text:p>1427.89706</text:p>
          </table:table-cell>
          <table:table-cell table:formula="of:=[.B17]-[.C17]" office:value-type="float" office:value="3109.92271191296" calcext:value-type="float">
            <text:p>3109.92271</text:p>
          </table:table-cell>
          <table:table-cell table:formula="of:=[.E16]-[.D17]" office:value-type="float" office:value="18857.7243035066" calcext:value-type="float">
            <text:p>18857.7243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E17]*(1+[.$F$2]) &lt; [.B17] ; [.E17]*(1+[.$F$2]); [.B17])" office:value-type="float" office:value="4537.81976791523" calcext:value-type="float">
            <text:p>4537.81977</text:p>
          </table:table-cell>
          <table:table-cell table:formula="of:=[.E17]*[.$F$2]" office:value-type="float" office:value="1225.75207972793" calcext:value-type="float">
            <text:p>1225.75208</text:p>
          </table:table-cell>
          <table:table-cell table:formula="of:=[.B18]-[.C18]" office:value-type="float" office:value="3312.0676881873" calcext:value-type="float">
            <text:p>3312.06769</text:p>
          </table:table-cell>
          <table:table-cell table:formula="of:=[.E17]-[.D18]" office:value-type="float" office:value="15545.6566153193" calcext:value-type="float">
            <text:p>15545.6566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E18]*(1+[.$F$2]) &lt; [.B18] ; [.E18]*(1+[.$F$2]); [.B18])" office:value-type="float" office:value="4537.81976791523" calcext:value-type="float">
            <text:p>4537.81977</text:p>
          </table:table-cell>
          <table:table-cell table:formula="of:=[.E18]*[.$F$2]" office:value-type="float" office:value="1010.46767999576" calcext:value-type="float">
            <text:p>1010.46768</text:p>
          </table:table-cell>
          <table:table-cell table:formula="of:=[.B19]-[.C19]" office:value-type="float" office:value="3527.35208791947" calcext:value-type="float">
            <text:p>3527.35209</text:p>
          </table:table-cell>
          <table:table-cell table:formula="of:=[.E18]-[.D19]" office:value-type="float" office:value="12018.3045273998" calcext:value-type="float">
            <text:p>12018.3045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E19]*(1+[.$F$2]) &lt; [.B19] ; [.E19]*(1+[.$F$2]); [.B19])" office:value-type="float" office:value="4537.81976791523" calcext:value-type="float">
            <text:p>4537.81977</text:p>
          </table:table-cell>
          <table:table-cell table:formula="of:=[.E19]*[.$F$2]" office:value-type="float" office:value="781.189794280989" calcext:value-type="float">
            <text:p>781.18979</text:p>
          </table:table-cell>
          <table:table-cell table:formula="of:=[.B20]-[.C20]" office:value-type="float" office:value="3756.62997363424" calcext:value-type="float">
            <text:p>3756.62997</text:p>
          </table:table-cell>
          <table:table-cell table:formula="of:=[.E19]-[.D20]" office:value-type="float" office:value="8261.67455376559" calcext:value-type="float">
            <text:p>8261.674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E20]*(1+[.$F$2]) &lt; [.B20] ; [.E20]*(1+[.$F$2]); [.B20])" office:value-type="float" office:value="4537.81976791523" calcext:value-type="float">
            <text:p>4537.81977</text:p>
          </table:table-cell>
          <table:table-cell table:formula="of:=[.E20]*[.$F$2]" office:value-type="float" office:value="537.008845994764" calcext:value-type="float">
            <text:p>537.00885</text:p>
          </table:table-cell>
          <table:table-cell table:formula="of:=[.B21]-[.C21]" office:value-type="float" office:value="4000.81092192047" calcext:value-type="float">
            <text:p>4000.81092</text:p>
          </table:table-cell>
          <table:table-cell table:formula="of:=[.E20]-[.D21]" office:value-type="float" office:value="4260.86363184513" calcext:value-type="float">
            <text:p>4260.8636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E21]*(1+[.$F$2]) &lt; [.B21] ; [.E21]*(1+[.$F$2]); [.B21])" office:value-type="float" office:value="4537.81976791506" calcext:value-type="float">
            <text:p>4537.81977</text:p>
          </table:table-cell>
          <table:table-cell table:formula="of:=[.E21]*[.$F$2]" office:value-type="float" office:value="276.956136069933" calcext:value-type="float">
            <text:p>276.95614</text:p>
          </table:table-cell>
          <table:table-cell table:formula="of:=[.B22]-[.C22]" office:value-type="float" office:value="4260.86363184513" calcext:value-type="float">
            <text:p>4260.86363</text:p>
          </table:table-cell>
          <table:table-cell table:formula="of:=[.E21]-[.D22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E22]*(1+[.$F$2]) &lt; [.B22] ; [.E22]*(1+[.$F$2]); [.B22])" office:value-type="float" office:value="0" calcext:value-type="float">
            <text:p>0.00000</text:p>
          </table:table-cell>
          <table:table-cell table:formula="of:=[.E22]*[.$F$2]" office:value-type="float" office:value="0" calcext:value-type="float">
            <text:p>0.00000</text:p>
          </table:table-cell>
          <table:table-cell table:formula="of:=[.B23]-[.C23]" office:value-type="float" office:value="0" calcext:value-type="float">
            <text:p>0.00000</text:p>
          </table:table-cell>
          <table:table-cell table:formula="of:=[.E22]-[.D23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E23]*(1+[.$F$2]) &lt; [.B23] ; [.E23]*(1+[.$F$2]); [.B23])" office:value-type="float" office:value="0" calcext:value-type="float">
            <text:p>0.00000</text:p>
          </table:table-cell>
          <table:table-cell table:formula="of:=[.E23]*[.$F$2]" office:value-type="float" office:value="0" calcext:value-type="float">
            <text:p>0.00000</text:p>
          </table:table-cell>
          <table:table-cell table:formula="of:=[.B24]-[.C24]" office:value-type="float" office:value="0" calcext:value-type="float">
            <text:p>0.00000</text:p>
          </table:table-cell>
          <table:table-cell table:formula="of:=[.E23]-[.D24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E24]*(1+[.$F$2]) &lt; [.B24] ; [.E24]*(1+[.$F$2]); [.B24])" office:value-type="float" office:value="0" calcext:value-type="float">
            <text:p>0.00000</text:p>
          </table:table-cell>
          <table:table-cell table:formula="of:=[.E24]*[.$F$2]" office:value-type="float" office:value="0" calcext:value-type="float">
            <text:p>0.00000</text:p>
          </table:table-cell>
          <table:table-cell table:formula="of:=[.B25]-[.C25]" office:value-type="float" office:value="0" calcext:value-type="float">
            <text:p>0.00000</text:p>
          </table:table-cell>
          <table:table-cell table:formula="of:=[.E24]-[.D25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E25]*(1+[.$F$2]) &lt; [.B25] ; [.E25]*(1+[.$F$2]); [.B25])" office:value-type="float" office:value="0" calcext:value-type="float">
            <text:p>0.00000</text:p>
          </table:table-cell>
          <table:table-cell table:formula="of:=[.E25]*[.$F$2]" office:value-type="float" office:value="0" calcext:value-type="float">
            <text:p>0.00000</text:p>
          </table:table-cell>
          <table:table-cell table:formula="of:=[.B26]-[.C26]" office:value-type="float" office:value="0" calcext:value-type="float">
            <text:p>0.00000</text:p>
          </table:table-cell>
          <table:table-cell table:formula="of:=[.E25]-[.D26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E26]*(1+[.$F$2]) &lt; [.B26] ; [.E26]*(1+[.$F$2]); [.B26])" office:value-type="float" office:value="0" calcext:value-type="float">
            <text:p>0.00000</text:p>
          </table:table-cell>
          <table:table-cell table:formula="of:=[.E26]*[.$F$2]" office:value-type="float" office:value="0" calcext:value-type="float">
            <text:p>0.00000</text:p>
          </table:table-cell>
          <table:table-cell table:formula="of:=[.B27]-[.C27]" office:value-type="float" office:value="0" calcext:value-type="float">
            <text:p>0.00000</text:p>
          </table:table-cell>
          <table:table-cell table:formula="of:=[.E26]-[.D27]" office:value-type="float" office:value="0" calcext:value-type="float">
            <text:p>0.00000</text:p>
          </table:table-cell>
          <table:table-cell/>
        </table:table-row>
        <table:table-row table:style-name="ro1" table:number-rows-repeated="1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4.17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Payment</text:p>
          </table:table-cell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Principal Repaid</text:p>
          </table:table-cell>
          <table:table-cell table:style-name="Default" office:value-type="string" calcext:value-type="string">
            <text:p>Outstanding Principal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float" office:value="5000" calcext:value-type="float">
            <text:p>500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5.78747828912" calcext:value-type="float">
            <text:p>1285.78748</text:p>
          </table:table-cell>
          <table:table-cell table:formula="of:=[.E2]*[.$F$2]" office:value-type="float" office:value="700" calcext:value-type="float">
            <text:p>700.00000</text:p>
          </table:table-cell>
          <table:table-cell table:formula="of:=[.B3]-[.C3]" office:value-type="float" office:value="585.78747828912" calcext:value-type="float">
            <text:p>585.78748</text:p>
          </table:table-cell>
          <table:table-cell table:formula="of:=[.E2]-[.D3]" office:value-type="float" office:value="4414.21252171088" calcext:value-type="float">
            <text:p>4414.212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E3]*(1+[.$F$2]) &lt; [.B3] ; [.E3]*(1+[.$F$2]); [.B3])" office:value-type="float" office:value="1285.78747828912" calcext:value-type="float">
            <text:p>1285.78748</text:p>
          </table:table-cell>
          <table:table-cell table:formula="of:=[.E3]*[.$F$2]" office:value-type="float" office:value="617.989753039523" calcext:value-type="float">
            <text:p>617.98975</text:p>
          </table:table-cell>
          <table:table-cell table:formula="of:=[.B4]-[.C4]" office:value-type="float" office:value="667.797725249597" calcext:value-type="float">
            <text:p>667.79773</text:p>
          </table:table-cell>
          <table:table-cell table:formula="of:=[.E3]-[.D4]" office:value-type="float" office:value="3746.41479646128" calcext:value-type="float">
            <text:p>3746.4148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E4]*(1+[.$F$2]) &lt; [.B4] ; [.E4]*(1+[.$F$2]); [.B4])" office:value-type="float" office:value="1285.78747828912" calcext:value-type="float">
            <text:p>1285.78748</text:p>
          </table:table-cell>
          <table:table-cell table:formula="of:=[.E4]*[.$F$2]" office:value-type="float" office:value="524.49807150458" calcext:value-type="float">
            <text:p>524.49807</text:p>
          </table:table-cell>
          <table:table-cell table:formula="of:=[.B5]-[.C5]" office:value-type="float" office:value="761.28940678454" calcext:value-type="float">
            <text:p>761.28941</text:p>
          </table:table-cell>
          <table:table-cell table:formula="of:=[.E4]-[.D5]" office:value-type="float" office:value="2985.12538967674" calcext:value-type="float">
            <text:p>2985.125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E5]*(1+[.$F$2]) &lt; [.B5] ; [.E5]*(1+[.$F$2]); [.B5])" office:value-type="float" office:value="1285.78747828912" calcext:value-type="float">
            <text:p>1285.78748</text:p>
          </table:table-cell>
          <table:table-cell table:formula="of:=[.E5]*[.$F$2]" office:value-type="float" office:value="417.917554554744" calcext:value-type="float">
            <text:p>417.91755</text:p>
          </table:table-cell>
          <table:table-cell table:formula="of:=[.B6]-[.C6]" office:value-type="float" office:value="867.869923734376" calcext:value-type="float">
            <text:p>867.86992</text:p>
          </table:table-cell>
          <table:table-cell table:formula="of:=[.E5]-[.D6]" office:value-type="float" office:value="2117.25546594237" calcext:value-type="float">
            <text:p>2117.255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E6]*(1+[.$F$2]) &lt; [.B6] ; [.E6]*(1+[.$F$2]); [.B6])" office:value-type="float" office:value="1285.78747828912" calcext:value-type="float">
            <text:p>1285.78748</text:p>
          </table:table-cell>
          <table:table-cell table:formula="of:=[.E6]*[.$F$2]" office:value-type="float" office:value="296.415765231932" calcext:value-type="float">
            <text:p>296.41577</text:p>
          </table:table-cell>
          <table:table-cell table:formula="of:=[.B7]-[.C7]" office:value-type="float" office:value="989.371713057188" calcext:value-type="float">
            <text:p>989.37171</text:p>
          </table:table-cell>
          <table:table-cell table:formula="of:=[.E6]-[.D7]" office:value-type="float" office:value="1127.88375288518" calcext:value-type="float">
            <text:p>1127.8837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E7]*(1+[.$F$2]) &lt; [.B7] ; [.E7]*(1+[.$F$2]); [.B7])" office:value-type="float" office:value="1285.78747828911" calcext:value-type="float">
            <text:p>1285.78748</text:p>
          </table:table-cell>
          <table:table-cell table:formula="of:=[.E7]*[.$F$2]" office:value-type="float" office:value="157.903725403925" calcext:value-type="float">
            <text:p>157.90373</text:p>
          </table:table-cell>
          <table:table-cell table:formula="of:=[.B8]-[.C8]" office:value-type="float" office:value="1127.88375288518" calcext:value-type="float">
            <text:p>1127.88375</text:p>
          </table:table-cell>
          <table:table-cell table:formula="of:=[.E7]-[.D8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E8]*(1+[.$F$2]) &lt; [.B8] ; [.E8]*(1+[.$F$2]); [.B8])" office:value-type="float" office:value="0" calcext:value-type="float">
            <text:p>0.00000</text:p>
          </table:table-cell>
          <table:table-cell table:formula="of:=[.E8]*[.$F$2]" office:value-type="float" office:value="0" calcext:value-type="float">
            <text:p>0.00000</text:p>
          </table:table-cell>
          <table:table-cell table:formula="of:=[.B9]-[.C9]" office:value-type="float" office:value="0" calcext:value-type="float">
            <text:p>0.00000</text:p>
          </table:table-cell>
          <table:table-cell table:formula="of:=[.E8]-[.D9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E9]*(1+[.$F$2]) &lt; [.B9] ; [.E9]*(1+[.$F$2]); [.B9])" office:value-type="float" office:value="0" calcext:value-type="float">
            <text:p>0.00000</text:p>
          </table:table-cell>
          <table:table-cell table:formula="of:=[.E9]*[.$F$2]" office:value-type="float" office:value="0" calcext:value-type="float">
            <text:p>0.00000</text:p>
          </table:table-cell>
          <table:table-cell table:formula="of:=[.B10]-[.C10]" office:value-type="float" office:value="0" calcext:value-type="float">
            <text:p>0.00000</text:p>
          </table:table-cell>
          <table:table-cell table:formula="of:=[.E9]-[.D10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E10]*(1+[.$F$2]) &lt; [.B10] ; [.E10]*(1+[.$F$2]); [.B10])" office:value-type="float" office:value="0" calcext:value-type="float">
            <text:p>0.00000</text:p>
          </table:table-cell>
          <table:table-cell table:formula="of:=[.E10]*[.$F$2]" office:value-type="float" office:value="0" calcext:value-type="float">
            <text:p>0.00000</text:p>
          </table:table-cell>
          <table:table-cell table:formula="of:=[.B11]-[.C11]" office:value-type="float" office:value="0" calcext:value-type="float">
            <text:p>0.00000</text:p>
          </table:table-cell>
          <table:table-cell table:formula="of:=[.E10]-[.D11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E11]*(1+[.$F$2]) &lt; [.B11] ; [.E11]*(1+[.$F$2]); [.B11])" office:value-type="float" office:value="0" calcext:value-type="float">
            <text:p>0.00000</text:p>
          </table:table-cell>
          <table:table-cell table:formula="of:=[.E11]*[.$F$2]" office:value-type="float" office:value="0" calcext:value-type="float">
            <text:p>0.00000</text:p>
          </table:table-cell>
          <table:table-cell table:formula="of:=[.B12]-[.C12]" office:value-type="float" office:value="0" calcext:value-type="float">
            <text:p>0.00000</text:p>
          </table:table-cell>
          <table:table-cell table:formula="of:=[.E11]-[.D12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E12]*(1+[.$F$2]) &lt; [.B12] ; [.E12]*(1+[.$F$2]); [.B12])" office:value-type="float" office:value="0" calcext:value-type="float">
            <text:p>0.00000</text:p>
          </table:table-cell>
          <table:table-cell table:formula="of:=[.E12]*[.$F$2]" office:value-type="float" office:value="0" calcext:value-type="float">
            <text:p>0.00000</text:p>
          </table:table-cell>
          <table:table-cell table:formula="of:=[.B13]-[.C13]" office:value-type="float" office:value="0" calcext:value-type="float">
            <text:p>0.00000</text:p>
          </table:table-cell>
          <table:table-cell table:formula="of:=[.E12]-[.D13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E13]*(1+[.$F$2]) &lt; [.B13] ; [.E13]*(1+[.$F$2]); [.B13])" office:value-type="float" office:value="0" calcext:value-type="float">
            <text:p>0.00000</text:p>
          </table:table-cell>
          <table:table-cell table:formula="of:=[.E13]*[.$F$2]" office:value-type="float" office:value="0" calcext:value-type="float">
            <text:p>0.00000</text:p>
          </table:table-cell>
          <table:table-cell table:formula="of:=[.B14]-[.C14]" office:value-type="float" office:value="0" calcext:value-type="float">
            <text:p>0.00000</text:p>
          </table:table-cell>
          <table:table-cell table:formula="of:=[.E13]-[.D14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E14]*(1+[.$F$2]) &lt; [.B14] ; [.E14]*(1+[.$F$2]); [.B14])" office:value-type="float" office:value="0" calcext:value-type="float">
            <text:p>0.00000</text:p>
          </table:table-cell>
          <table:table-cell table:formula="of:=[.E14]*[.$F$2]" office:value-type="float" office:value="0" calcext:value-type="float">
            <text:p>0.00000</text:p>
          </table:table-cell>
          <table:table-cell table:formula="of:=[.B15]-[.C15]" office:value-type="float" office:value="0" calcext:value-type="float">
            <text:p>0.00000</text:p>
          </table:table-cell>
          <table:table-cell table:formula="of:=[.E14]-[.D15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E15]*(1+[.$F$2]) &lt; [.B15] ; [.E15]*(1+[.$F$2]); [.B15])" office:value-type="float" office:value="0" calcext:value-type="float">
            <text:p>0.00000</text:p>
          </table:table-cell>
          <table:table-cell table:formula="of:=[.E15]*[.$F$2]" office:value-type="float" office:value="0" calcext:value-type="float">
            <text:p>0.00000</text:p>
          </table:table-cell>
          <table:table-cell table:formula="of:=[.B16]-[.C16]" office:value-type="float" office:value="0" calcext:value-type="float">
            <text:p>0.00000</text:p>
          </table:table-cell>
          <table:table-cell table:formula="of:=[.E15]-[.D16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E16]*(1+[.$F$2]) &lt; [.B16] ; [.E16]*(1+[.$F$2]); [.B16])" office:value-type="float" office:value="0" calcext:value-type="float">
            <text:p>0.00000</text:p>
          </table:table-cell>
          <table:table-cell table:formula="of:=[.E16]*[.$F$2]" office:value-type="float" office:value="0" calcext:value-type="float">
            <text:p>0.00000</text:p>
          </table:table-cell>
          <table:table-cell table:formula="of:=[.B17]-[.C17]" office:value-type="float" office:value="0" calcext:value-type="float">
            <text:p>0.00000</text:p>
          </table:table-cell>
          <table:table-cell table:formula="of:=[.E16]-[.D17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E17]*(1+[.$F$2]) &lt; [.B17] ; [.E17]*(1+[.$F$2]); [.B17])" office:value-type="float" office:value="0" calcext:value-type="float">
            <text:p>0.00000</text:p>
          </table:table-cell>
          <table:table-cell table:formula="of:=[.E17]*[.$F$2]" office:value-type="float" office:value="0" calcext:value-type="float">
            <text:p>0.00000</text:p>
          </table:table-cell>
          <table:table-cell table:formula="of:=[.B18]-[.C18]" office:value-type="float" office:value="0" calcext:value-type="float">
            <text:p>0.00000</text:p>
          </table:table-cell>
          <table:table-cell table:formula="of:=[.E17]-[.D18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E18]*(1+[.$F$2]) &lt; [.B18] ; [.E18]*(1+[.$F$2]); [.B18])" office:value-type="float" office:value="0" calcext:value-type="float">
            <text:p>0.00000</text:p>
          </table:table-cell>
          <table:table-cell table:formula="of:=[.E18]*[.$F$2]" office:value-type="float" office:value="0" calcext:value-type="float">
            <text:p>0.00000</text:p>
          </table:table-cell>
          <table:table-cell table:formula="of:=[.B19]-[.C19]" office:value-type="float" office:value="0" calcext:value-type="float">
            <text:p>0.00000</text:p>
          </table:table-cell>
          <table:table-cell table:formula="of:=[.E18]-[.D19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E19]*(1+[.$F$2]) &lt; [.B19] ; [.E19]*(1+[.$F$2]); [.B19])" office:value-type="float" office:value="0" calcext:value-type="float">
            <text:p>0.00000</text:p>
          </table:table-cell>
          <table:table-cell table:formula="of:=[.E19]*[.$F$2]" office:value-type="float" office:value="0" calcext:value-type="float">
            <text:p>0.00000</text:p>
          </table:table-cell>
          <table:table-cell table:formula="of:=[.B20]-[.C20]" office:value-type="float" office:value="0" calcext:value-type="float">
            <text:p>0.00000</text:p>
          </table:table-cell>
          <table:table-cell table:formula="of:=[.E19]-[.D20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E20]*(1+[.$F$2]) &lt; [.B20] ; [.E20]*(1+[.$F$2]); [.B20])" office:value-type="float" office:value="0" calcext:value-type="float">
            <text:p>0.00000</text:p>
          </table:table-cell>
          <table:table-cell table:formula="of:=[.E20]*[.$F$2]" office:value-type="float" office:value="0" calcext:value-type="float">
            <text:p>0.00000</text:p>
          </table:table-cell>
          <table:table-cell table:formula="of:=[.B21]-[.C21]" office:value-type="float" office:value="0" calcext:value-type="float">
            <text:p>0.00000</text:p>
          </table:table-cell>
          <table:table-cell table:formula="of:=[.E20]-[.D21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E21]*(1+[.$F$2]) &lt; [.B21] ; [.E21]*(1+[.$F$2]); [.B21])" office:value-type="float" office:value="0" calcext:value-type="float">
            <text:p>0.00000</text:p>
          </table:table-cell>
          <table:table-cell table:formula="of:=[.E21]*[.$F$2]" office:value-type="float" office:value="0" calcext:value-type="float">
            <text:p>0.00000</text:p>
          </table:table-cell>
          <table:table-cell table:formula="of:=[.B22]-[.C22]" office:value-type="float" office:value="0" calcext:value-type="float">
            <text:p>0.00000</text:p>
          </table:table-cell>
          <table:table-cell table:formula="of:=[.E21]-[.D22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E22]*(1+[.$F$2]) &lt; [.B22] ; [.E22]*(1+[.$F$2]); [.B22])" office:value-type="float" office:value="0" calcext:value-type="float">
            <text:p>0.00000</text:p>
          </table:table-cell>
          <table:table-cell table:formula="of:=[.E22]*[.$F$2]" office:value-type="float" office:value="0" calcext:value-type="float">
            <text:p>0.00000</text:p>
          </table:table-cell>
          <table:table-cell table:formula="of:=[.B23]-[.C23]" office:value-type="float" office:value="0" calcext:value-type="float">
            <text:p>0.00000</text:p>
          </table:table-cell>
          <table:table-cell table:formula="of:=[.E22]-[.D23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E23]*(1+[.$F$2]) &lt; [.B23] ; [.E23]*(1+[.$F$2]); [.B23])" office:value-type="float" office:value="0" calcext:value-type="float">
            <text:p>0.00000</text:p>
          </table:table-cell>
          <table:table-cell table:formula="of:=[.E23]*[.$F$2]" office:value-type="float" office:value="0" calcext:value-type="float">
            <text:p>0.00000</text:p>
          </table:table-cell>
          <table:table-cell table:formula="of:=[.B24]-[.C24]" office:value-type="float" office:value="0" calcext:value-type="float">
            <text:p>0.00000</text:p>
          </table:table-cell>
          <table:table-cell table:formula="of:=[.E23]-[.D24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E24]*(1+[.$F$2]) &lt; [.B24] ; [.E24]*(1+[.$F$2]); [.B24])" office:value-type="float" office:value="0" calcext:value-type="float">
            <text:p>0.00000</text:p>
          </table:table-cell>
          <table:table-cell table:formula="of:=[.E24]*[.$F$2]" office:value-type="float" office:value="0" calcext:value-type="float">
            <text:p>0.00000</text:p>
          </table:table-cell>
          <table:table-cell table:formula="of:=[.B25]-[.C25]" office:value-type="float" office:value="0" calcext:value-type="float">
            <text:p>0.00000</text:p>
          </table:table-cell>
          <table:table-cell table:formula="of:=[.E24]-[.D25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E25]*(1+[.$F$2]) &lt; [.B25] ; [.E25]*(1+[.$F$2]); [.B25])" office:value-type="float" office:value="0" calcext:value-type="float">
            <text:p>0.00000</text:p>
          </table:table-cell>
          <table:table-cell table:formula="of:=[.E25]*[.$F$2]" office:value-type="float" office:value="0" calcext:value-type="float">
            <text:p>0.00000</text:p>
          </table:table-cell>
          <table:table-cell table:formula="of:=[.B26]-[.C26]" office:value-type="float" office:value="0" calcext:value-type="float">
            <text:p>0.00000</text:p>
          </table:table-cell>
          <table:table-cell table:formula="of:=[.E25]-[.D26]" office:value-type="float" office:value="0" calcext:value-type="float">
            <text:p>0.00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E26]*(1+[.$F$2]) &lt; [.B26] ; [.E26]*(1+[.$F$2]); [.B26])" office:value-type="float" office:value="0" calcext:value-type="float">
            <text:p>0.00000</text:p>
          </table:table-cell>
          <table:table-cell table:formula="of:=[.E26]*[.$F$2]" office:value-type="float" office:value="0" calcext:value-type="float">
            <text:p>0.00000</text:p>
          </table:table-cell>
          <table:table-cell table:formula="of:=[.B27]-[.C27]" office:value-type="float" office:value="0" calcext:value-type="float">
            <text:p>0.00000</text:p>
          </table:table-cell>
          <table:table-cell table:formula="of:=[.E26]-[.D27]" office:value-type="float" office:value="0" calcext:value-type="float">
            <text:p>0.00000</text:p>
          </table:table-cell>
          <table:table-cell/>
        </table:table-row>
        <table:table-row table:style-name="ro1" table:number-rows-repeated="11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4.23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Pay</text:p>
          </table:table-cell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42.53372" calcext:value-type="float">
            <text:p>842.53372</text:p>
          </table:table-cell>
          <table:table-cell/>
          <table:table-cell office:value-type="float" office:value="54.82078" calcext:value-type="float">
            <text:p>54.82078</text:p>
          </table:table-cell>
          <table:table-cell/>
          <table:table-cell office:value-type="float" office:value="89945.17922" calcext:value-type="float">
            <text:p>89945.17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42.02052" calcext:value-type="float">
            <text:p>842.02052</text:p>
          </table:table-cell>
          <table:table-cell/>
          <table:table-cell office:value-type="float" office:value="55.33399" calcext:value-type="float">
            <text:p>55.33399</text:p>
          </table:table-cell>
          <table:table-cell/>
          <table:table-cell office:value-type="float" office:value="89889.84523" calcext:value-type="float">
            <text:p>89889.845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41.50251" calcext:value-type="float">
            <text:p>841.50251</text:p>
          </table:table-cell>
          <table:table-cell/>
          <table:table-cell office:value-type="float" office:value="55.852" calcext:value-type="float">
            <text:p>55.852</text:p>
          </table:table-cell>
          <table:table-cell/>
          <table:table-cell office:value-type="float" office:value="89833.99323" calcext:value-type="float">
            <text:p>89833.99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40.97965" calcext:value-type="float">
            <text:p>840.97965</text:p>
          </table:table-cell>
          <table:table-cell/>
          <table:table-cell office:value-type="float" office:value="56.37485" calcext:value-type="float">
            <text:p>56.37485</text:p>
          </table:table-cell>
          <table:table-cell/>
          <table:table-cell office:value-type="float" office:value="89777.61838" calcext:value-type="float">
            <text:p>89777.61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40.4519" calcext:value-type="float">
            <text:p>840.4519</text:p>
          </table:table-cell>
          <table:table-cell/>
          <table:table-cell office:value-type="float" office:value="56.90261" calcext:value-type="float">
            <text:p>56.90261</text:p>
          </table:table-cell>
          <table:table-cell/>
          <table:table-cell office:value-type="float" office:value="89720.71577" calcext:value-type="float">
            <text:p>89720.715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9.91921" calcext:value-type="float">
            <text:p>839.91921</text:p>
          </table:table-cell>
          <table:table-cell/>
          <table:table-cell office:value-type="float" office:value="57.4353" calcext:value-type="float">
            <text:p>57.4353</text:p>
          </table:table-cell>
          <table:table-cell/>
          <table:table-cell office:value-type="float" office:value="89663.28047" calcext:value-type="float">
            <text:p>89663.280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9.38153" calcext:value-type="float">
            <text:p>839.38153</text:p>
          </table:table-cell>
          <table:table-cell/>
          <table:table-cell office:value-type="float" office:value="57.97298" calcext:value-type="float">
            <text:p>57.97298</text:p>
          </table:table-cell>
          <table:table-cell/>
          <table:table-cell office:value-type="float" office:value="89605.30749" calcext:value-type="float">
            <text:p>89605.307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8.83881" calcext:value-type="float">
            <text:p>838.83881</text:p>
          </table:table-cell>
          <table:table-cell/>
          <table:table-cell office:value-type="float" office:value="58.51569" calcext:value-type="float">
            <text:p>58.51569</text:p>
          </table:table-cell>
          <table:table-cell/>
          <table:table-cell office:value-type="float" office:value="89546.7918" calcext:value-type="float">
            <text:p>89546.79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8.29102" calcext:value-type="float">
            <text:p>838.29102</text:p>
          </table:table-cell>
          <table:table-cell/>
          <table:table-cell office:value-type="float" office:value="59.06349" calcext:value-type="float">
            <text:p>59.06349</text:p>
          </table:table-cell>
          <table:table-cell/>
          <table:table-cell office:value-type="float" office:value="89487.72831" calcext:value-type="float">
            <text:p>89487.72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7.7381" calcext:value-type="float">
            <text:p>837.7381</text:p>
          </table:table-cell>
          <table:table-cell/>
          <table:table-cell office:value-type="float" office:value="59.61641" calcext:value-type="float">
            <text:p>59.61641</text:p>
          </table:table-cell>
          <table:table-cell/>
          <table:table-cell office:value-type="float" office:value="89428.1119" calcext:value-type="float">
            <text:p>89428.11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7.18" calcext:value-type="float">
            <text:p>837.18</text:p>
          </table:table-cell>
          <table:table-cell/>
          <table:table-cell office:value-type="float" office:value="60.17451" calcext:value-type="float">
            <text:p>60.17451</text:p>
          </table:table-cell>
          <table:table-cell/>
          <table:table-cell office:value-type="float" office:value="89367.93739" calcext:value-type="float">
            <text:p>89367.937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6.61668" calcext:value-type="float">
            <text:p>836.61668</text:p>
          </table:table-cell>
          <table:table-cell/>
          <table:table-cell office:value-type="float" office:value="60.73783" calcext:value-type="float">
            <text:p>60.73783</text:p>
          </table:table-cell>
          <table:table-cell/>
          <table:table-cell office:value-type="float" office:value="89307.19957" calcext:value-type="float">
            <text:p>89307.199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6.04808" calcext:value-type="float">
            <text:p>836.04808</text:p>
          </table:table-cell>
          <table:table-cell/>
          <table:table-cell office:value-type="float" office:value="61.30643" calcext:value-type="float">
            <text:p>61.30643</text:p>
          </table:table-cell>
          <table:table-cell/>
          <table:table-cell office:value-type="float" office:value="89245.89314" calcext:value-type="float">
            <text:p>89245.89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5.47416" calcext:value-type="float">
            <text:p>835.47416</text:p>
          </table:table-cell>
          <table:table-cell/>
          <table:table-cell office:value-type="float" office:value="61.88035" calcext:value-type="float">
            <text:p>61.88035</text:p>
          </table:table-cell>
          <table:table-cell/>
          <table:table-cell office:value-type="float" office:value="89184.01279" calcext:value-type="float">
            <text:p>89184.012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4.89487" calcext:value-type="float">
            <text:p>834.89487</text:p>
          </table:table-cell>
          <table:table-cell/>
          <table:table-cell office:value-type="float" office:value="62.45964" calcext:value-type="float">
            <text:p>62.45964</text:p>
          </table:table-cell>
          <table:table-cell/>
          <table:table-cell office:value-type="float" office:value="89121.55316" calcext:value-type="float">
            <text:p>89121.55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4.31015" calcext:value-type="float">
            <text:p>834.31015</text:p>
          </table:table-cell>
          <table:table-cell/>
          <table:table-cell office:value-type="float" office:value="63.04435" calcext:value-type="float">
            <text:p>63.04435</text:p>
          </table:table-cell>
          <table:table-cell/>
          <table:table-cell office:value-type="float" office:value="89058.50881" calcext:value-type="float">
            <text:p>89058.508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3.71997" calcext:value-type="float">
            <text:p>833.71997</text:p>
          </table:table-cell>
          <table:table-cell/>
          <table:table-cell office:value-type="float" office:value="63.63454" calcext:value-type="float">
            <text:p>63.63454</text:p>
          </table:table-cell>
          <table:table-cell/>
          <table:table-cell office:value-type="float" office:value="88994.87426" calcext:value-type="float">
            <text:p>88994.874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3.12425" calcext:value-type="float">
            <text:p>833.12425</text:p>
          </table:table-cell>
          <table:table-cell/>
          <table:table-cell office:value-type="float" office:value="64.23025" calcext:value-type="float">
            <text:p>64.23025</text:p>
          </table:table-cell>
          <table:table-cell/>
          <table:table-cell office:value-type="float" office:value="88930.64401" calcext:value-type="float">
            <text:p>88930.644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2.52296" calcext:value-type="float">
            <text:p>832.52296</text:p>
          </table:table-cell>
          <table:table-cell/>
          <table:table-cell office:value-type="float" office:value="64.83155" calcext:value-type="float">
            <text:p>64.83155</text:p>
          </table:table-cell>
          <table:table-cell/>
          <table:table-cell office:value-type="float" office:value="88865.81246" calcext:value-type="float">
            <text:p>88865.812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1.91604" calcext:value-type="float">
            <text:p>831.91604</text:p>
          </table:table-cell>
          <table:table-cell/>
          <table:table-cell office:value-type="float" office:value="65.43846" calcext:value-type="float">
            <text:p>65.43846</text:p>
          </table:table-cell>
          <table:table-cell/>
          <table:table-cell office:value-type="float" office:value="88800.374" calcext:value-type="float">
            <text:p>88800.3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1.30344" calcext:value-type="float">
            <text:p>831.30344</text:p>
          </table:table-cell>
          <table:table-cell/>
          <table:table-cell office:value-type="float" office:value="66.05107" calcext:value-type="float">
            <text:p>66.05107</text:p>
          </table:table-cell>
          <table:table-cell/>
          <table:table-cell office:value-type="float" office:value="88734.32293" calcext:value-type="float">
            <text:p>88734.322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0.6851" calcext:value-type="float">
            <text:p>830.6851</text:p>
          </table:table-cell>
          <table:table-cell/>
          <table:table-cell office:value-type="float" office:value="66.6694" calcext:value-type="float">
            <text:p>66.6694</text:p>
          </table:table-cell>
          <table:table-cell/>
          <table:table-cell office:value-type="float" office:value="88667.65353" calcext:value-type="float">
            <text:p>88667.653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30.06098" calcext:value-type="float">
            <text:p>830.06098</text:p>
          </table:table-cell>
          <table:table-cell/>
          <table:table-cell office:value-type="float" office:value="67.29353" calcext:value-type="float">
            <text:p>67.29353</text:p>
          </table:table-cell>
          <table:table-cell/>
          <table:table-cell office:value-type="float" office:value="88600.36" calcext:value-type="float">
            <text:p>88600.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9.43101" calcext:value-type="float">
            <text:p>829.43101</text:p>
          </table:table-cell>
          <table:table-cell/>
          <table:table-cell office:value-type="float" office:value="67.92349" calcext:value-type="float">
            <text:p>67.92349</text:p>
          </table:table-cell>
          <table:table-cell/>
          <table:table-cell office:value-type="float" office:value="88532.43651" calcext:value-type="float">
            <text:p>88532.436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8.79515" calcext:value-type="float">
            <text:p>828.79515</text:p>
          </table:table-cell>
          <table:table-cell/>
          <table:table-cell office:value-type="float" office:value="68.55936" calcext:value-type="float">
            <text:p>68.55936</text:p>
          </table:table-cell>
          <table:table-cell/>
          <table:table-cell office:value-type="float" office:value="88463.87715" calcext:value-type="float">
            <text:p>88463.877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8.15333" calcext:value-type="float">
            <text:p>828.15333</text:p>
          </table:table-cell>
          <table:table-cell/>
          <table:table-cell office:value-type="float" office:value="69.20118" calcext:value-type="float">
            <text:p>69.20118</text:p>
          </table:table-cell>
          <table:table-cell/>
          <table:table-cell office:value-type="float" office:value="88394.67597" calcext:value-type="float">
            <text:p>88394.675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7.5055" calcext:value-type="float">
            <text:p>827.5055</text:p>
          </table:table-cell>
          <table:table-cell/>
          <table:table-cell office:value-type="float" office:value="69.849" calcext:value-type="float">
            <text:p>69.849</text:p>
          </table:table-cell>
          <table:table-cell/>
          <table:table-cell office:value-type="float" office:value="88324.82697" calcext:value-type="float">
            <text:p>88324.826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6.85161" calcext:value-type="float">
            <text:p>826.85161</text:p>
          </table:table-cell>
          <table:table-cell/>
          <table:table-cell office:value-type="float" office:value="70.50289" calcext:value-type="float">
            <text:p>70.50289</text:p>
          </table:table-cell>
          <table:table-cell/>
          <table:table-cell office:value-type="float" office:value="88254.32408" calcext:value-type="float">
            <text:p>88254.324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6.1916" calcext:value-type="float">
            <text:p>826.1916</text:p>
          </table:table-cell>
          <table:table-cell/>
          <table:table-cell office:value-type="float" office:value="71.1629" calcext:value-type="float">
            <text:p>71.1629</text:p>
          </table:table-cell>
          <table:table-cell/>
          <table:table-cell office:value-type="float" office:value="88183.16117" calcext:value-type="float">
            <text:p>88183.161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5.52541" calcext:value-type="float">
            <text:p>825.52541</text:p>
          </table:table-cell>
          <table:table-cell/>
          <table:table-cell office:value-type="float" office:value="71.8291" calcext:value-type="float">
            <text:p>71.8291</text:p>
          </table:table-cell>
          <table:table-cell/>
          <table:table-cell office:value-type="float" office:value="88111.33208" calcext:value-type="float">
            <text:p>88111.332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4.85298" calcext:value-type="float">
            <text:p>824.85298</text:p>
          </table:table-cell>
          <table:table-cell/>
          <table:table-cell office:value-type="float" office:value="72.50152" calcext:value-type="float">
            <text:p>72.50152</text:p>
          </table:table-cell>
          <table:table-cell/>
          <table:table-cell office:value-type="float" office:value="88038.83056" calcext:value-type="float">
            <text:p>88038.830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4.17426" calcext:value-type="float">
            <text:p>824.17426</text:p>
          </table:table-cell>
          <table:table-cell/>
          <table:table-cell office:value-type="float" office:value="73.18024" calcext:value-type="float">
            <text:p>73.18024</text:p>
          </table:table-cell>
          <table:table-cell/>
          <table:table-cell office:value-type="float" office:value="87965.65031" calcext:value-type="float">
            <text:p>87965.650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3.48919" calcext:value-type="float">
            <text:p>823.48919</text:p>
          </table:table-cell>
          <table:table-cell/>
          <table:table-cell office:value-type="float" office:value="73.86532" calcext:value-type="float">
            <text:p>73.86532</text:p>
          </table:table-cell>
          <table:table-cell/>
          <table:table-cell office:value-type="float" office:value="87891.78499" calcext:value-type="float">
            <text:p>87891.784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2.7977" calcext:value-type="float">
            <text:p>822.7977</text:p>
          </table:table-cell>
          <table:table-cell/>
          <table:table-cell office:value-type="float" office:value="74.55681" calcext:value-type="float">
            <text:p>74.55681</text:p>
          </table:table-cell>
          <table:table-cell/>
          <table:table-cell office:value-type="float" office:value="87817.22818" calcext:value-type="float">
            <text:p>87817.228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2.09973" calcext:value-type="float">
            <text:p>822.09973</text:p>
          </table:table-cell>
          <table:table-cell/>
          <table:table-cell office:value-type="float" office:value="75.25477" calcext:value-type="float">
            <text:p>75.25477</text:p>
          </table:table-cell>
          <table:table-cell/>
          <table:table-cell office:value-type="float" office:value="87741.97341" calcext:value-type="float">
            <text:p>87741.973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1.39524" calcext:value-type="float">
            <text:p>821.39524</text:p>
          </table:table-cell>
          <table:table-cell/>
          <table:table-cell office:value-type="float" office:value="75.95927" calcext:value-type="float">
            <text:p>75.95927</text:p>
          </table:table-cell>
          <table:table-cell/>
          <table:table-cell office:value-type="float" office:value="87666.01414" calcext:value-type="float">
            <text:p>87666.014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20.68415" calcext:value-type="float">
            <text:p>820.68415</text:p>
          </table:table-cell>
          <table:table-cell/>
          <table:table-cell office:value-type="float" office:value="76.67036" calcext:value-type="float">
            <text:p>76.67036</text:p>
          </table:table-cell>
          <table:table-cell/>
          <table:table-cell office:value-type="float" office:value="87589.34378" calcext:value-type="float">
            <text:p>87589.343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9.9664" calcext:value-type="float">
            <text:p>819.9664</text:p>
          </table:table-cell>
          <table:table-cell/>
          <table:table-cell office:value-type="float" office:value="77.38811" calcext:value-type="float">
            <text:p>77.38811</text:p>
          </table:table-cell>
          <table:table-cell/>
          <table:table-cell office:value-type="float" office:value="87511.95567" calcext:value-type="float">
            <text:p>87511.955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9.24193" calcext:value-type="float">
            <text:p>819.24193</text:p>
          </table:table-cell>
          <table:table-cell/>
          <table:table-cell office:value-type="float" office:value="78.11258" calcext:value-type="float">
            <text:p>78.11258</text:p>
          </table:table-cell>
          <table:table-cell/>
          <table:table-cell office:value-type="float" office:value="87433.8431" calcext:value-type="float">
            <text:p>87433.84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8.51068" calcext:value-type="float">
            <text:p>818.51068</text:p>
          </table:table-cell>
          <table:table-cell/>
          <table:table-cell office:value-type="float" office:value="78.84383" calcext:value-type="float">
            <text:p>78.84383</text:p>
          </table:table-cell>
          <table:table-cell/>
          <table:table-cell office:value-type="float" office:value="87354.99927" calcext:value-type="float">
            <text:p>87354.999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7.77259" calcext:value-type="float">
            <text:p>817.77259</text:p>
          </table:table-cell>
          <table:table-cell/>
          <table:table-cell office:value-type="float" office:value="79.58192" calcext:value-type="float">
            <text:p>79.58192</text:p>
          </table:table-cell>
          <table:table-cell/>
          <table:table-cell office:value-type="float" office:value="87275.41735" calcext:value-type="float">
            <text:p>87275.417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7.02758" calcext:value-type="float">
            <text:p>817.02758</text:p>
          </table:table-cell>
          <table:table-cell/>
          <table:table-cell office:value-type="float" office:value="80.32693" calcext:value-type="float">
            <text:p>80.32693</text:p>
          </table:table-cell>
          <table:table-cell/>
          <table:table-cell office:value-type="float" office:value="87195.09042" calcext:value-type="float">
            <text:p>87195.090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6.2756" calcext:value-type="float">
            <text:p>816.2756</text:p>
          </table:table-cell>
          <table:table-cell/>
          <table:table-cell office:value-type="float" office:value="81.07891" calcext:value-type="float">
            <text:p>81.07891</text:p>
          </table:table-cell>
          <table:table-cell/>
          <table:table-cell office:value-type="float" office:value="87114.01152" calcext:value-type="float">
            <text:p>87114.01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5.51658" calcext:value-type="float">
            <text:p>815.51658</text:p>
          </table:table-cell>
          <table:table-cell/>
          <table:table-cell office:value-type="float" office:value="81.83792" calcext:value-type="float">
            <text:p>81.83792</text:p>
          </table:table-cell>
          <table:table-cell/>
          <table:table-cell office:value-type="float" office:value="87032.17359" calcext:value-type="float">
            <text:p>87032.173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4.75046" calcext:value-type="float">
            <text:p>814.75046</text:p>
          </table:table-cell>
          <table:table-cell/>
          <table:table-cell office:value-type="float" office:value="82.60405" calcext:value-type="float">
            <text:p>82.60405</text:p>
          </table:table-cell>
          <table:table-cell/>
          <table:table-cell office:value-type="float" office:value="86949.56954" calcext:value-type="float">
            <text:p>86949.569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3.97716" calcext:value-type="float">
            <text:p>813.97716</text:p>
          </table:table-cell>
          <table:table-cell/>
          <table:table-cell office:value-type="float" office:value="83.37735" calcext:value-type="float">
            <text:p>83.37735</text:p>
          </table:table-cell>
          <table:table-cell/>
          <table:table-cell office:value-type="float" office:value="86866.1922" calcext:value-type="float">
            <text:p>86866.19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3.19662" calcext:value-type="float">
            <text:p>813.19662</text:p>
          </table:table-cell>
          <table:table-cell/>
          <table:table-cell office:value-type="float" office:value="84.15788" calcext:value-type="float">
            <text:p>84.15788</text:p>
          </table:table-cell>
          <table:table-cell/>
          <table:table-cell office:value-type="float" office:value="86782.03432" calcext:value-type="float">
            <text:p>86782.034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2.40878" calcext:value-type="float">
            <text:p>812.40878</text:p>
          </table:table-cell>
          <table:table-cell/>
          <table:table-cell office:value-type="float" office:value="84.94572" calcext:value-type="float">
            <text:p>84.94572</text:p>
          </table:table-cell>
          <table:table-cell/>
          <table:table-cell office:value-type="float" office:value="86697.08859" calcext:value-type="float">
            <text:p>86697.088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1.61356" calcext:value-type="float">
            <text:p>811.61356</text:p>
          </table:table-cell>
          <table:table-cell/>
          <table:table-cell office:value-type="float" office:value="85.74094" calcext:value-type="float">
            <text:p>85.74094</text:p>
          </table:table-cell>
          <table:table-cell/>
          <table:table-cell office:value-type="float" office:value="86611.34765" calcext:value-type="float">
            <text:p>86611.347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0.8109" calcext:value-type="float">
            <text:p>810.8109</text:p>
          </table:table-cell>
          <table:table-cell/>
          <table:table-cell office:value-type="float" office:value="86.54361" calcext:value-type="float">
            <text:p>86.54361</text:p>
          </table:table-cell>
          <table:table-cell/>
          <table:table-cell office:value-type="float" office:value="86524.80404" calcext:value-type="float">
            <text:p>86524.804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10.00072" calcext:value-type="float">
            <text:p>810.00072</text:p>
          </table:table-cell>
          <table:table-cell/>
          <table:table-cell office:value-type="float" office:value="87.35378" calcext:value-type="float">
            <text:p>87.35378</text:p>
          </table:table-cell>
          <table:table-cell/>
          <table:table-cell office:value-type="float" office:value="86437.45026" calcext:value-type="float">
            <text:p>86437.450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09.18296" calcext:value-type="float">
            <text:p>809.18296</text:p>
          </table:table-cell>
          <table:table-cell/>
          <table:table-cell office:value-type="float" office:value="88.17154" calcext:value-type="float">
            <text:p>88.17154</text:p>
          </table:table-cell>
          <table:table-cell/>
          <table:table-cell office:value-type="float" office:value="86349.27872" calcext:value-type="float">
            <text:p>86349.278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08.35755" calcext:value-type="float">
            <text:p>808.35755</text:p>
          </table:table-cell>
          <table:table-cell/>
          <table:table-cell office:value-type="float" office:value="88.99696" calcext:value-type="float">
            <text:p>88.99696</text:p>
          </table:table-cell>
          <table:table-cell/>
          <table:table-cell office:value-type="float" office:value="86260.28176" calcext:value-type="float">
            <text:p>86260.281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07.5244" calcext:value-type="float">
            <text:p>807.5244</text:p>
          </table:table-cell>
          <table:table-cell/>
          <table:table-cell office:value-type="float" office:value="89.8301" calcext:value-type="float">
            <text:p>89.8301</text:p>
          </table:table-cell>
          <table:table-cell/>
          <table:table-cell office:value-type="float" office:value="86170.45166" calcext:value-type="float">
            <text:p>86170.451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06.68346" calcext:value-type="float">
            <text:p>806.68346</text:p>
          </table:table-cell>
          <table:table-cell/>
          <table:table-cell office:value-type="float" office:value="90.67105" calcext:value-type="float">
            <text:p>90.67105</text:p>
          </table:table-cell>
          <table:table-cell/>
          <table:table-cell office:value-type="float" office:value="86079.78061" calcext:value-type="float">
            <text:p>86079.780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05.83464" calcext:value-type="float">
            <text:p>805.83464</text:p>
          </table:table-cell>
          <table:table-cell/>
          <table:table-cell office:value-type="float" office:value="91.51986" calcext:value-type="float">
            <text:p>91.51986</text:p>
          </table:table-cell>
          <table:table-cell/>
          <table:table-cell office:value-type="float" office:value="85988.26075" calcext:value-type="float">
            <text:p>85988.260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04.97788" calcext:value-type="float">
            <text:p>804.97788</text:p>
          </table:table-cell>
          <table:table-cell/>
          <table:table-cell office:value-type="float" office:value="92.37662" calcext:value-type="float">
            <text:p>92.37662</text:p>
          </table:table-cell>
          <table:table-cell/>
          <table:table-cell office:value-type="float" office:value="85895.88412" calcext:value-type="float">
            <text:p>85895.884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04.1131" calcext:value-type="float">
            <text:p>804.1131</text:p>
          </table:table-cell>
          <table:table-cell/>
          <table:table-cell office:value-type="float" office:value="93.24141" calcext:value-type="float">
            <text:p>93.24141</text:p>
          </table:table-cell>
          <table:table-cell/>
          <table:table-cell office:value-type="float" office:value="85802.64271" calcext:value-type="float">
            <text:p>85802.642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03.24022" calcext:value-type="float">
            <text:p>803.24022</text:p>
          </table:table-cell>
          <table:table-cell/>
          <table:table-cell office:value-type="float" office:value="94.11429" calcext:value-type="float">
            <text:p>94.11429</text:p>
          </table:table-cell>
          <table:table-cell/>
          <table:table-cell office:value-type="float" office:value="85708.52843" calcext:value-type="float">
            <text:p>85708.528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02.35917" calcext:value-type="float">
            <text:p>802.35917</text:p>
          </table:table-cell>
          <table:table-cell/>
          <table:table-cell office:value-type="float" office:value="94.99533" calcext:value-type="float">
            <text:p>94.99533</text:p>
          </table:table-cell>
          <table:table-cell/>
          <table:table-cell office:value-type="float" office:value="85613.53309" calcext:value-type="float">
            <text:p>85613.533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01.46987" calcext:value-type="float">
            <text:p>801.46987</text:p>
          </table:table-cell>
          <table:table-cell/>
          <table:table-cell office:value-type="float" office:value="95.88463" calcext:value-type="float">
            <text:p>95.88463</text:p>
          </table:table-cell>
          <table:table-cell/>
          <table:table-cell office:value-type="float" office:value="85517.64846" calcext:value-type="float">
            <text:p>85517.648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00.57225" calcext:value-type="float">
            <text:p>800.57225</text:p>
          </table:table-cell>
          <table:table-cell/>
          <table:table-cell office:value-type="float" office:value="96.78225" calcext:value-type="float">
            <text:p>96.78225</text:p>
          </table:table-cell>
          <table:table-cell/>
          <table:table-cell office:value-type="float" office:value="85420.86621" calcext:value-type="float">
            <text:p>85420.866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99.66623" calcext:value-type="float">
            <text:p>799.66623</text:p>
          </table:table-cell>
          <table:table-cell/>
          <table:table-cell office:value-type="float" office:value="97.68828" calcext:value-type="float">
            <text:p>97.68828</text:p>
          </table:table-cell>
          <table:table-cell/>
          <table:table-cell office:value-type="float" office:value="85323.17793" calcext:value-type="float">
            <text:p>85323.177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98.75172" calcext:value-type="float">
            <text:p>798.75172</text:p>
          </table:table-cell>
          <table:table-cell/>
          <table:table-cell office:value-type="float" office:value="98.60279" calcext:value-type="float">
            <text:p>98.60279</text:p>
          </table:table-cell>
          <table:table-cell/>
          <table:table-cell office:value-type="float" office:value="85224.57514" calcext:value-type="float">
            <text:p>85224.575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97.82865" calcext:value-type="float">
            <text:p>797.82865</text:p>
          </table:table-cell>
          <table:table-cell/>
          <table:table-cell office:value-type="float" office:value="99.52586" calcext:value-type="float">
            <text:p>99.52586</text:p>
          </table:table-cell>
          <table:table-cell/>
          <table:table-cell office:value-type="float" office:value="85125.04928" calcext:value-type="float">
            <text:p>85125.049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96.89694" calcext:value-type="float">
            <text:p>796.89694</text:p>
          </table:table-cell>
          <table:table-cell/>
          <table:table-cell office:value-type="float" office:value="100.45757" calcext:value-type="float">
            <text:p>100.45757</text:p>
          </table:table-cell>
          <table:table-cell/>
          <table:table-cell office:value-type="float" office:value="85024.59172" calcext:value-type="float">
            <text:p>85024.591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95.95651" calcext:value-type="float">
            <text:p>795.95651</text:p>
          </table:table-cell>
          <table:table-cell/>
          <table:table-cell office:value-type="float" office:value="101.398" calcext:value-type="float">
            <text:p>101.398</text:p>
          </table:table-cell>
          <table:table-cell/>
          <table:table-cell office:value-type="float" office:value="84923.19372" calcext:value-type="float">
            <text:p>84923.193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95.00727" calcext:value-type="float">
            <text:p>795.00727</text:p>
          </table:table-cell>
          <table:table-cell/>
          <table:table-cell office:value-type="float" office:value="102.34723" calcext:value-type="float">
            <text:p>102.34723</text:p>
          </table:table-cell>
          <table:table-cell/>
          <table:table-cell office:value-type="float" office:value="84820.84648" calcext:value-type="float">
            <text:p>84820.846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94.04915" calcext:value-type="float">
            <text:p>794.04915</text:p>
          </table:table-cell>
          <table:table-cell/>
          <table:table-cell office:value-type="float" office:value="103.30536" calcext:value-type="float">
            <text:p>103.30536</text:p>
          </table:table-cell>
          <table:table-cell/>
          <table:table-cell office:value-type="float" office:value="84717.54113" calcext:value-type="float">
            <text:p>84717.541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93.08206" calcext:value-type="float">
            <text:p>793.08206</text:p>
          </table:table-cell>
          <table:table-cell/>
          <table:table-cell office:value-type="float" office:value="104.27245" calcext:value-type="float">
            <text:p>104.27245</text:p>
          </table:table-cell>
          <table:table-cell/>
          <table:table-cell office:value-type="float" office:value="84613.26868" calcext:value-type="float">
            <text:p>84613.268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92.10591" calcext:value-type="float">
            <text:p>792.10591</text:p>
          </table:table-cell>
          <table:table-cell/>
          <table:table-cell office:value-type="float" office:value="105.24859" calcext:value-type="float">
            <text:p>105.24859</text:p>
          </table:table-cell>
          <table:table-cell/>
          <table:table-cell office:value-type="float" office:value="84508.02009" calcext:value-type="float">
            <text:p>84508.020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91.12063" calcext:value-type="float">
            <text:p>791.12063</text:p>
          </table:table-cell>
          <table:table-cell/>
          <table:table-cell office:value-type="float" office:value="106.23388" calcext:value-type="float">
            <text:p>106.23388</text:p>
          </table:table-cell>
          <table:table-cell/>
          <table:table-cell office:value-type="float" office:value="84401.78621" calcext:value-type="float">
            <text:p>84401.786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90.12612" calcext:value-type="float">
            <text:p>790.12612</text:p>
          </table:table-cell>
          <table:table-cell/>
          <table:table-cell office:value-type="float" office:value="107.22838" calcext:value-type="float">
            <text:p>107.22838</text:p>
          </table:table-cell>
          <table:table-cell/>
          <table:table-cell office:value-type="float" office:value="84294.55783" calcext:value-type="float">
            <text:p>84294.557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89.12231" calcext:value-type="float">
            <text:p>789.12231</text:p>
          </table:table-cell>
          <table:table-cell/>
          <table:table-cell office:value-type="float" office:value="108.2322" calcext:value-type="float">
            <text:p>108.2322</text:p>
          </table:table-cell>
          <table:table-cell/>
          <table:table-cell office:value-type="float" office:value="84186.32563" calcext:value-type="float">
            <text:p>84186.325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88.10909" calcext:value-type="float">
            <text:p>788.10909</text:p>
          </table:table-cell>
          <table:table-cell/>
          <table:table-cell office:value-type="float" office:value="109.24541" calcext:value-type="float">
            <text:p>109.24541</text:p>
          </table:table-cell>
          <table:table-cell/>
          <table:table-cell office:value-type="float" office:value="84077.08021" calcext:value-type="float">
            <text:p>84077.080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87.08639" calcext:value-type="float">
            <text:p>787.08639</text:p>
          </table:table-cell>
          <table:table-cell/>
          <table:table-cell office:value-type="float" office:value="110.26811" calcext:value-type="float">
            <text:p>110.26811</text:p>
          </table:table-cell>
          <table:table-cell/>
          <table:table-cell office:value-type="float" office:value="83966.8121" calcext:value-type="float">
            <text:p>83966.81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86.05412" calcext:value-type="float">
            <text:p>786.05412</text:p>
          </table:table-cell>
          <table:table-cell/>
          <table:table-cell office:value-type="float" office:value="111.30039" calcext:value-type="float">
            <text:p>111.30039</text:p>
          </table:table-cell>
          <table:table-cell/>
          <table:table-cell office:value-type="float" office:value="83855.51171" calcext:value-type="float">
            <text:p>83855.511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85.01218" calcext:value-type="float">
            <text:p>785.01218</text:p>
          </table:table-cell>
          <table:table-cell/>
          <table:table-cell office:value-type="float" office:value="112.34232" calcext:value-type="float">
            <text:p>112.34232</text:p>
          </table:table-cell>
          <table:table-cell/>
          <table:table-cell office:value-type="float" office:value="83743.16939" calcext:value-type="float">
            <text:p>83743.169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83.96049" calcext:value-type="float">
            <text:p>783.96049</text:p>
          </table:table-cell>
          <table:table-cell/>
          <table:table-cell office:value-type="float" office:value="113.39402" calcext:value-type="float">
            <text:p>113.39402</text:p>
          </table:table-cell>
          <table:table-cell/>
          <table:table-cell office:value-type="float" office:value="83629.77537" calcext:value-type="float">
            <text:p>83629.775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82.89895" calcext:value-type="float">
            <text:p>782.89895</text:p>
          </table:table-cell>
          <table:table-cell/>
          <table:table-cell office:value-type="float" office:value="114.45555" calcext:value-type="float">
            <text:p>114.45555</text:p>
          </table:table-cell>
          <table:table-cell/>
          <table:table-cell office:value-type="float" office:value="83515.31982" calcext:value-type="float">
            <text:p>83515.319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81.82748" calcext:value-type="float">
            <text:p>781.82748</text:p>
          </table:table-cell>
          <table:table-cell/>
          <table:table-cell office:value-type="float" office:value="115.52703" calcext:value-type="float">
            <text:p>115.52703</text:p>
          </table:table-cell>
          <table:table-cell/>
          <table:table-cell office:value-type="float" office:value="83399.79279" calcext:value-type="float">
            <text:p>83399.792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80.74598" calcext:value-type="float">
            <text:p>780.74598</text:p>
          </table:table-cell>
          <table:table-cell/>
          <table:table-cell office:value-type="float" office:value="116.60853" calcext:value-type="float">
            <text:p>116.60853</text:p>
          </table:table-cell>
          <table:table-cell/>
          <table:table-cell office:value-type="float" office:value="83283.18426" calcext:value-type="float">
            <text:p>83283.184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79.65435" calcext:value-type="float">
            <text:p>779.65435</text:p>
          </table:table-cell>
          <table:table-cell/>
          <table:table-cell office:value-type="float" office:value="117.70016" calcext:value-type="float">
            <text:p>117.70016</text:p>
          </table:table-cell>
          <table:table-cell/>
          <table:table-cell office:value-type="float" office:value="83165.4841" calcext:value-type="float">
            <text:p>83165.48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78.5525" calcext:value-type="float">
            <text:p>778.5525</text:p>
          </table:table-cell>
          <table:table-cell/>
          <table:table-cell office:value-type="float" office:value="118.80201" calcext:value-type="float">
            <text:p>118.80201</text:p>
          </table:table-cell>
          <table:table-cell/>
          <table:table-cell office:value-type="float" office:value="83046.68209" calcext:value-type="float">
            <text:p>83046.682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77.44034" calcext:value-type="float">
            <text:p>777.44034</text:p>
          </table:table-cell>
          <table:table-cell/>
          <table:table-cell office:value-type="float" office:value="119.91417" calcext:value-type="float">
            <text:p>119.91417</text:p>
          </table:table-cell>
          <table:table-cell/>
          <table:table-cell office:value-type="float" office:value="82926.76792" calcext:value-type="float">
            <text:p>82926.76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76.31776" calcext:value-type="float">
            <text:p>776.31776</text:p>
          </table:table-cell>
          <table:table-cell/>
          <table:table-cell office:value-type="float" office:value="121.03675" calcext:value-type="float">
            <text:p>121.03675</text:p>
          </table:table-cell>
          <table:table-cell/>
          <table:table-cell office:value-type="float" office:value="82805.73118" calcext:value-type="float">
            <text:p>82805.731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75.18468" calcext:value-type="float">
            <text:p>775.18468</text:p>
          </table:table-cell>
          <table:table-cell/>
          <table:table-cell office:value-type="float" office:value="122.16983" calcext:value-type="float">
            <text:p>122.16983</text:p>
          </table:table-cell>
          <table:table-cell/>
          <table:table-cell office:value-type="float" office:value="82683.56135" calcext:value-type="float">
            <text:p>82683.561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74.04099" calcext:value-type="float">
            <text:p>774.04099</text:p>
          </table:table-cell>
          <table:table-cell/>
          <table:table-cell office:value-type="float" office:value="123.31352" calcext:value-type="float">
            <text:p>123.31352</text:p>
          </table:table-cell>
          <table:table-cell/>
          <table:table-cell office:value-type="float" office:value="82560.24783" calcext:value-type="float">
            <text:p>82560.247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72.88659" calcext:value-type="float">
            <text:p>772.88659</text:p>
          </table:table-cell>
          <table:table-cell/>
          <table:table-cell office:value-type="float" office:value="124.46792" calcext:value-type="float">
            <text:p>124.46792</text:p>
          </table:table-cell>
          <table:table-cell/>
          <table:table-cell office:value-type="float" office:value="82435.77991" calcext:value-type="float">
            <text:p>82435.779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71.72138" calcext:value-type="float">
            <text:p>771.72138</text:p>
          </table:table-cell>
          <table:table-cell/>
          <table:table-cell office:value-type="float" office:value="125.63312" calcext:value-type="float">
            <text:p>125.63312</text:p>
          </table:table-cell>
          <table:table-cell/>
          <table:table-cell office:value-type="float" office:value="82310.14678" calcext:value-type="float">
            <text:p>82310.146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70.54527" calcext:value-type="float">
            <text:p>770.54527</text:p>
          </table:table-cell>
          <table:table-cell/>
          <table:table-cell office:value-type="float" office:value="126.80924" calcext:value-type="float">
            <text:p>126.80924</text:p>
          </table:table-cell>
          <table:table-cell/>
          <table:table-cell office:value-type="float" office:value="82183.33755" calcext:value-type="float">
            <text:p>82183.337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69.35815" calcext:value-type="float">
            <text:p>769.35815</text:p>
          </table:table-cell>
          <table:table-cell/>
          <table:table-cell office:value-type="float" office:value="127.99636" calcext:value-type="float">
            <text:p>127.99636</text:p>
          </table:table-cell>
          <table:table-cell/>
          <table:table-cell office:value-type="float" office:value="82055.34119" calcext:value-type="float">
            <text:p>82055.341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68.15991" calcext:value-type="float">
            <text:p>768.15991</text:p>
          </table:table-cell>
          <table:table-cell/>
          <table:table-cell office:value-type="float" office:value="129.1946" calcext:value-type="float">
            <text:p>129.1946</text:p>
          </table:table-cell>
          <table:table-cell/>
          <table:table-cell office:value-type="float" office:value="81926.14659" calcext:value-type="float">
            <text:p>81926.146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66.95046" calcext:value-type="float">
            <text:p>766.95046</text:p>
          </table:table-cell>
          <table:table-cell/>
          <table:table-cell office:value-type="float" office:value="130.40405" calcext:value-type="float">
            <text:p>130.40405</text:p>
          </table:table-cell>
          <table:table-cell/>
          <table:table-cell office:value-type="float" office:value="81795.74255" calcext:value-type="float">
            <text:p>81795.742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65.72968" calcext:value-type="float">
            <text:p>765.72968</text:p>
          </table:table-cell>
          <table:table-cell/>
          <table:table-cell office:value-type="float" office:value="131.62482" calcext:value-type="float">
            <text:p>131.62482</text:p>
          </table:table-cell>
          <table:table-cell/>
          <table:table-cell office:value-type="float" office:value="81664.11772" calcext:value-type="float">
            <text:p>81664.117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64.49748" calcext:value-type="float">
            <text:p>764.49748</text:p>
          </table:table-cell>
          <table:table-cell/>
          <table:table-cell office:value-type="float" office:value="132.85703" calcext:value-type="float">
            <text:p>132.85703</text:p>
          </table:table-cell>
          <table:table-cell/>
          <table:table-cell office:value-type="float" office:value="81531.26069" calcext:value-type="float">
            <text:p>81531.260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63.25374" calcext:value-type="float">
            <text:p>763.25374</text:p>
          </table:table-cell>
          <table:table-cell/>
          <table:table-cell office:value-type="float" office:value="134.10077" calcext:value-type="float">
            <text:p>134.10077</text:p>
          </table:table-cell>
          <table:table-cell/>
          <table:table-cell office:value-type="float" office:value="81397.15993" calcext:value-type="float">
            <text:p>81397.159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61.99836" calcext:value-type="float">
            <text:p>761.99836</text:p>
          </table:table-cell>
          <table:table-cell/>
          <table:table-cell office:value-type="float" office:value="135.35615" calcext:value-type="float">
            <text:p>135.35615</text:p>
          </table:table-cell>
          <table:table-cell/>
          <table:table-cell office:value-type="float" office:value="81261.80378" calcext:value-type="float">
            <text:p>81261.803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60.73122" calcext:value-type="float">
            <text:p>760.73122</text:p>
          </table:table-cell>
          <table:table-cell/>
          <table:table-cell office:value-type="float" office:value="136.62328" calcext:value-type="float">
            <text:p>136.62328</text:p>
          </table:table-cell>
          <table:table-cell/>
          <table:table-cell office:value-type="float" office:value="81125.18049" calcext:value-type="float">
            <text:p>81125.18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59.45223" calcext:value-type="float">
            <text:p>759.45223</text:p>
          </table:table-cell>
          <table:table-cell/>
          <table:table-cell office:value-type="float" office:value="137.90228" calcext:value-type="float">
            <text:p>137.90228</text:p>
          </table:table-cell>
          <table:table-cell/>
          <table:table-cell office:value-type="float" office:value="80987.27821" calcext:value-type="float">
            <text:p>80987.278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58.16125" calcext:value-type="float">
            <text:p>758.16125</text:p>
          </table:table-cell>
          <table:table-cell/>
          <table:table-cell office:value-type="float" office:value="139.19325" calcext:value-type="float">
            <text:p>139.19325</text:p>
          </table:table-cell>
          <table:table-cell/>
          <table:table-cell office:value-type="float" office:value="80848.08496" calcext:value-type="float">
            <text:p>80848.084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56.8582" calcext:value-type="float">
            <text:p>756.8582</text:p>
          </table:table-cell>
          <table:table-cell/>
          <table:table-cell office:value-type="float" office:value="140.49631" calcext:value-type="float">
            <text:p>140.49631</text:p>
          </table:table-cell>
          <table:table-cell/>
          <table:table-cell office:value-type="float" office:value="80707.58865" calcext:value-type="float">
            <text:p>80707.588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55.54294" calcext:value-type="float">
            <text:p>755.54294</text:p>
          </table:table-cell>
          <table:table-cell/>
          <table:table-cell office:value-type="float" office:value="141.81156" calcext:value-type="float">
            <text:p>141.81156</text:p>
          </table:table-cell>
          <table:table-cell/>
          <table:table-cell office:value-type="float" office:value="80565.77709" calcext:value-type="float">
            <text:p>80565.777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54.21538" calcext:value-type="float">
            <text:p>754.21538</text:p>
          </table:table-cell>
          <table:table-cell/>
          <table:table-cell office:value-type="float" office:value="143.13913" calcext:value-type="float">
            <text:p>143.13913</text:p>
          </table:table-cell>
          <table:table-cell/>
          <table:table-cell office:value-type="float" office:value="80422.63796" calcext:value-type="float">
            <text:p>80422.637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52.87538" calcext:value-type="float">
            <text:p>752.87538</text:p>
          </table:table-cell>
          <table:table-cell/>
          <table:table-cell office:value-type="float" office:value="144.47912" calcext:value-type="float">
            <text:p>144.47912</text:p>
          </table:table-cell>
          <table:table-cell/>
          <table:table-cell office:value-type="float" office:value="80278.15884" calcext:value-type="float">
            <text:p>80278.158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51.52284" calcext:value-type="float">
            <text:p>751.52284</text:p>
          </table:table-cell>
          <table:table-cell/>
          <table:table-cell office:value-type="float" office:value="145.83166" calcext:value-type="float">
            <text:p>145.83166</text:p>
          </table:table-cell>
          <table:table-cell/>
          <table:table-cell office:value-type="float" office:value="80132.32718" calcext:value-type="float">
            <text:p>80132.327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50.15764" calcext:value-type="float">
            <text:p>750.15764</text:p>
          </table:table-cell>
          <table:table-cell/>
          <table:table-cell office:value-type="float" office:value="147.19686" calcext:value-type="float">
            <text:p>147.19686</text:p>
          </table:table-cell>
          <table:table-cell/>
          <table:table-cell office:value-type="float" office:value="79985.13031" calcext:value-type="float">
            <text:p>79985.130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48.77966" calcext:value-type="float">
            <text:p>748.77966</text:p>
          </table:table-cell>
          <table:table-cell/>
          <table:table-cell office:value-type="float" office:value="148.57484" calcext:value-type="float">
            <text:p>148.57484</text:p>
          </table:table-cell>
          <table:table-cell/>
          <table:table-cell office:value-type="float" office:value="79836.55547" calcext:value-type="float">
            <text:p>79836.555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47.38878" calcext:value-type="float">
            <text:p>747.38878</text:p>
          </table:table-cell>
          <table:table-cell/>
          <table:table-cell office:value-type="float" office:value="149.96573" calcext:value-type="float">
            <text:p>149.96573</text:p>
          </table:table-cell>
          <table:table-cell/>
          <table:table-cell office:value-type="float" office:value="79686.58974" calcext:value-type="float">
            <text:p>79686.589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45.98488" calcext:value-type="float">
            <text:p>745.98488</text:p>
          </table:table-cell>
          <table:table-cell/>
          <table:table-cell office:value-type="float" office:value="151.36963" calcext:value-type="float">
            <text:p>151.36963</text:p>
          </table:table-cell>
          <table:table-cell/>
          <table:table-cell office:value-type="float" office:value="79535.22012" calcext:value-type="float">
            <text:p>79535.220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44.56783" calcext:value-type="float">
            <text:p>744.56783</text:p>
          </table:table-cell>
          <table:table-cell/>
          <table:table-cell office:value-type="float" office:value="152.78667" calcext:value-type="float">
            <text:p>152.78667</text:p>
          </table:table-cell>
          <table:table-cell/>
          <table:table-cell office:value-type="float" office:value="79382.43344" calcext:value-type="float">
            <text:p>79382.433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43.13752" calcext:value-type="float">
            <text:p>743.13752</text:p>
          </table:table-cell>
          <table:table-cell/>
          <table:table-cell office:value-type="float" office:value="154.21698" calcext:value-type="float">
            <text:p>154.21698</text:p>
          </table:table-cell>
          <table:table-cell/>
          <table:table-cell office:value-type="float" office:value="79228.21646" calcext:value-type="float">
            <text:p>79228.216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41.69382" calcext:value-type="float">
            <text:p>741.69382</text:p>
          </table:table-cell>
          <table:table-cell/>
          <table:table-cell office:value-type="float" office:value="155.66068" calcext:value-type="float">
            <text:p>155.66068</text:p>
          </table:table-cell>
          <table:table-cell/>
          <table:table-cell office:value-type="float" office:value="79072.55578" calcext:value-type="float">
            <text:p>79072.555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40.23661" calcext:value-type="float">
            <text:p>740.23661</text:p>
          </table:table-cell>
          <table:table-cell/>
          <table:table-cell office:value-type="float" office:value="157.1179" calcext:value-type="float">
            <text:p>157.1179</text:p>
          </table:table-cell>
          <table:table-cell/>
          <table:table-cell office:value-type="float" office:value="78915.43788" calcext:value-type="float">
            <text:p>78915.437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38.76575" calcext:value-type="float">
            <text:p>738.76575</text:p>
          </table:table-cell>
          <table:table-cell/>
          <table:table-cell office:value-type="float" office:value="158.58876" calcext:value-type="float">
            <text:p>158.58876</text:p>
          </table:table-cell>
          <table:table-cell/>
          <table:table-cell office:value-type="float" office:value="78756.84912" calcext:value-type="float">
            <text:p>78756.849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37.28112" calcext:value-type="float">
            <text:p>737.28112</text:p>
          </table:table-cell>
          <table:table-cell/>
          <table:table-cell office:value-type="float" office:value="160.07338" calcext:value-type="float">
            <text:p>160.07338</text:p>
          </table:table-cell>
          <table:table-cell/>
          <table:table-cell office:value-type="float" office:value="78596.77574" calcext:value-type="float">
            <text:p>78596.7757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35.7826" calcext:value-type="float">
            <text:p>735.7826</text:p>
          </table:table-cell>
          <table:table-cell/>
          <table:table-cell office:value-type="float" office:value="161.57191" calcext:value-type="float">
            <text:p>161.57191</text:p>
          </table:table-cell>
          <table:table-cell/>
          <table:table-cell office:value-type="float" office:value="78435.20383" calcext:value-type="float">
            <text:p>78435.203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34.27005" calcext:value-type="float">
            <text:p>734.27005</text:p>
          </table:table-cell>
          <table:table-cell/>
          <table:table-cell office:value-type="float" office:value="163.08446" calcext:value-type="float">
            <text:p>163.08446</text:p>
          </table:table-cell>
          <table:table-cell/>
          <table:table-cell office:value-type="float" office:value="78272.11938" calcext:value-type="float">
            <text:p>78272.119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32.74333" calcext:value-type="float">
            <text:p>732.74333</text:p>
          </table:table-cell>
          <table:table-cell/>
          <table:table-cell office:value-type="float" office:value="164.61117" calcext:value-type="float">
            <text:p>164.61117</text:p>
          </table:table-cell>
          <table:table-cell/>
          <table:table-cell office:value-type="float" office:value="78107.5082" calcext:value-type="float">
            <text:p>78107.50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31.20233" calcext:value-type="float">
            <text:p>731.20233</text:p>
          </table:table-cell>
          <table:table-cell/>
          <table:table-cell office:value-type="float" office:value="166.15218" calcext:value-type="float">
            <text:p>166.15218</text:p>
          </table:table-cell>
          <table:table-cell/>
          <table:table-cell office:value-type="float" office:value="77941.35603" calcext:value-type="float">
            <text:p>77941.3560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29.6469" calcext:value-type="float">
            <text:p>729.6469</text:p>
          </table:table-cell>
          <table:table-cell/>
          <table:table-cell office:value-type="float" office:value="167.70761" calcext:value-type="float">
            <text:p>167.70761</text:p>
          </table:table-cell>
          <table:table-cell/>
          <table:table-cell office:value-type="float" office:value="77773.64842" calcext:value-type="float">
            <text:p>77773.648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28.07691" calcext:value-type="float">
            <text:p>728.07691</text:p>
          </table:table-cell>
          <table:table-cell/>
          <table:table-cell office:value-type="float" office:value="169.2776" calcext:value-type="float">
            <text:p>169.2776</text:p>
          </table:table-cell>
          <table:table-cell/>
          <table:table-cell office:value-type="float" office:value="77604.37082" calcext:value-type="float">
            <text:p>77604.370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26.49222" calcext:value-type="float">
            <text:p>726.49222</text:p>
          </table:table-cell>
          <table:table-cell/>
          <table:table-cell office:value-type="float" office:value="170.86229" calcext:value-type="float">
            <text:p>170.86229</text:p>
          </table:table-cell>
          <table:table-cell/>
          <table:table-cell office:value-type="float" office:value="77433.50852" calcext:value-type="float">
            <text:p>77433.508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24.89269" calcext:value-type="float">
            <text:p>724.89269</text:p>
          </table:table-cell>
          <table:table-cell/>
          <table:table-cell office:value-type="float" office:value="172.46182" calcext:value-type="float">
            <text:p>172.46182</text:p>
          </table:table-cell>
          <table:table-cell/>
          <table:table-cell office:value-type="float" office:value="77261.04671" calcext:value-type="float">
            <text:p>77261.0467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23.27819" calcext:value-type="float">
            <text:p>723.27819</text:p>
          </table:table-cell>
          <table:table-cell/>
          <table:table-cell office:value-type="float" office:value="174.07631" calcext:value-type="float">
            <text:p>174.07631</text:p>
          </table:table-cell>
          <table:table-cell/>
          <table:table-cell office:value-type="float" office:value="77086.97039" calcext:value-type="float">
            <text:p>77086.970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21.64858" calcext:value-type="float">
            <text:p>721.64858</text:p>
          </table:table-cell>
          <table:table-cell/>
          <table:table-cell office:value-type="float" office:value="175.70593" calcext:value-type="float">
            <text:p>175.70593</text:p>
          </table:table-cell>
          <table:table-cell/>
          <table:table-cell office:value-type="float" office:value="76911.26447" calcext:value-type="float">
            <text:p>76911.264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20.00371" calcext:value-type="float">
            <text:p>720.00371</text:p>
          </table:table-cell>
          <table:table-cell/>
          <table:table-cell office:value-type="float" office:value="177.3508" calcext:value-type="float">
            <text:p>177.3508</text:p>
          </table:table-cell>
          <table:table-cell/>
          <table:table-cell office:value-type="float" office:value="76733.91367" calcext:value-type="float">
            <text:p>76733.913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18.34344" calcext:value-type="float">
            <text:p>718.34344</text:p>
          </table:table-cell>
          <table:table-cell/>
          <table:table-cell office:value-type="float" office:value="179.01106" calcext:value-type="float">
            <text:p>179.01106</text:p>
          </table:table-cell>
          <table:table-cell/>
          <table:table-cell office:value-type="float" office:value="76554.90261" calcext:value-type="float">
            <text:p>76554.902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16.66763" calcext:value-type="float">
            <text:p>716.66763</text:p>
          </table:table-cell>
          <table:table-cell/>
          <table:table-cell office:value-type="float" office:value="180.68687" calcext:value-type="float">
            <text:p>180.68687</text:p>
          </table:table-cell>
          <table:table-cell/>
          <table:table-cell office:value-type="float" office:value="76374.21573" calcext:value-type="float">
            <text:p>76374.215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14.97614" calcext:value-type="float">
            <text:p>714.97614</text:p>
          </table:table-cell>
          <table:table-cell/>
          <table:table-cell office:value-type="float" office:value="182.37837" calcext:value-type="float">
            <text:p>182.37837</text:p>
          </table:table-cell>
          <table:table-cell/>
          <table:table-cell office:value-type="float" office:value="76191.83736" calcext:value-type="float">
            <text:p>76191.837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13.2688" calcext:value-type="float">
            <text:p>713.2688</text:p>
          </table:table-cell>
          <table:table-cell/>
          <table:table-cell office:value-type="float" office:value="184.0857" calcext:value-type="float">
            <text:p>184.0857</text:p>
          </table:table-cell>
          <table:table-cell/>
          <table:table-cell office:value-type="float" office:value="76007.75166" calcext:value-type="float">
            <text:p>76007.751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11.54549" calcext:value-type="float">
            <text:p>711.54549</text:p>
          </table:table-cell>
          <table:table-cell/>
          <table:table-cell office:value-type="float" office:value="185.80902" calcext:value-type="float">
            <text:p>185.80902</text:p>
          </table:table-cell>
          <table:table-cell/>
          <table:table-cell office:value-type="float" office:value="75821.94264" calcext:value-type="float">
            <text:p>75821.942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09.80604" calcext:value-type="float">
            <text:p>709.80604</text:p>
          </table:table-cell>
          <table:table-cell/>
          <table:table-cell office:value-type="float" office:value="187.54847" calcext:value-type="float">
            <text:p>187.54847</text:p>
          </table:table-cell>
          <table:table-cell/>
          <table:table-cell office:value-type="float" office:value="75634.39417" calcext:value-type="float">
            <text:p>75634.394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08.05031" calcext:value-type="float">
            <text:p>708.05031</text:p>
          </table:table-cell>
          <table:table-cell/>
          <table:table-cell office:value-type="float" office:value="189.3042" calcext:value-type="float">
            <text:p>189.3042</text:p>
          </table:table-cell>
          <table:table-cell/>
          <table:table-cell office:value-type="float" office:value="75445.08998" calcext:value-type="float">
            <text:p>75445.089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06.27814" calcext:value-type="float">
            <text:p>706.27814</text:p>
          </table:table-cell>
          <table:table-cell/>
          <table:table-cell office:value-type="float" office:value="191.07637" calcext:value-type="float">
            <text:p>191.07637</text:p>
          </table:table-cell>
          <table:table-cell/>
          <table:table-cell office:value-type="float" office:value="75254.01361" calcext:value-type="float">
            <text:p>75254.013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04.48938" calcext:value-type="float">
            <text:p>704.48938</text:p>
          </table:table-cell>
          <table:table-cell/>
          <table:table-cell office:value-type="float" office:value="192.86513" calcext:value-type="float">
            <text:p>192.86513</text:p>
          </table:table-cell>
          <table:table-cell/>
          <table:table-cell office:value-type="float" office:value="75061.14848" calcext:value-type="float">
            <text:p>75061.148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02.68388" calcext:value-type="float">
            <text:p>702.68388</text:p>
          </table:table-cell>
          <table:table-cell/>
          <table:table-cell office:value-type="float" office:value="194.67063" calcext:value-type="float">
            <text:p>194.67063</text:p>
          </table:table-cell>
          <table:table-cell/>
          <table:table-cell office:value-type="float" office:value="74866.47785" calcext:value-type="float">
            <text:p>74866.477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00.86147" calcext:value-type="float">
            <text:p>700.86147</text:p>
          </table:table-cell>
          <table:table-cell/>
          <table:table-cell office:value-type="float" office:value="196.49304" calcext:value-type="float">
            <text:p>196.49304</text:p>
          </table:table-cell>
          <table:table-cell/>
          <table:table-cell office:value-type="float" office:value="74669.98481" calcext:value-type="float">
            <text:p>74669.984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99.022" calcext:value-type="float">
            <text:p>699.022</text:p>
          </table:table-cell>
          <table:table-cell/>
          <table:table-cell office:value-type="float" office:value="198.3325" calcext:value-type="float">
            <text:p>198.3325</text:p>
          </table:table-cell>
          <table:table-cell/>
          <table:table-cell office:value-type="float" office:value="74471.65231" calcext:value-type="float">
            <text:p>74471.652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97.16532" calcext:value-type="float">
            <text:p>697.16532</text:p>
          </table:table-cell>
          <table:table-cell/>
          <table:table-cell office:value-type="float" office:value="200.18919" calcext:value-type="float">
            <text:p>200.18919</text:p>
          </table:table-cell>
          <table:table-cell/>
          <table:table-cell office:value-type="float" office:value="74271.46312" calcext:value-type="float">
            <text:p>74271.463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95.29125" calcext:value-type="float">
            <text:p>695.29125</text:p>
          </table:table-cell>
          <table:table-cell/>
          <table:table-cell office:value-type="float" office:value="202.06326" calcext:value-type="float">
            <text:p>202.06326</text:p>
          </table:table-cell>
          <table:table-cell/>
          <table:table-cell office:value-type="float" office:value="74069.39986" calcext:value-type="float">
            <text:p>74069.399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93.39963" calcext:value-type="float">
            <text:p>693.39963</text:p>
          </table:table-cell>
          <table:table-cell/>
          <table:table-cell office:value-type="float" office:value="203.95487" calcext:value-type="float">
            <text:p>203.95487</text:p>
          </table:table-cell>
          <table:table-cell/>
          <table:table-cell office:value-type="float" office:value="73865.44499" calcext:value-type="float">
            <text:p>73865.444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91.49031" calcext:value-type="float">
            <text:p>691.49031</text:p>
          </table:table-cell>
          <table:table-cell/>
          <table:table-cell office:value-type="float" office:value="205.86419" calcext:value-type="float">
            <text:p>205.86419</text:p>
          </table:table-cell>
          <table:table-cell/>
          <table:table-cell office:value-type="float" office:value="73659.5808" calcext:value-type="float">
            <text:p>73659.58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89.56312" calcext:value-type="float">
            <text:p>689.56312</text:p>
          </table:table-cell>
          <table:table-cell/>
          <table:table-cell office:value-type="float" office:value="207.79139" calcext:value-type="float">
            <text:p>207.79139</text:p>
          </table:table-cell>
          <table:table-cell/>
          <table:table-cell office:value-type="float" office:value="73451.78941" calcext:value-type="float">
            <text:p>73451.789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87.61788" calcext:value-type="float">
            <text:p>687.61788</text:p>
          </table:table-cell>
          <table:table-cell/>
          <table:table-cell office:value-type="float" office:value="209.73662" calcext:value-type="float">
            <text:p>209.73662</text:p>
          </table:table-cell>
          <table:table-cell/>
          <table:table-cell office:value-type="float" office:value="73242.05279" calcext:value-type="float">
            <text:p>73242.0527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85.65444" calcext:value-type="float">
            <text:p>685.65444</text:p>
          </table:table-cell>
          <table:table-cell/>
          <table:table-cell office:value-type="float" office:value="211.70007" calcext:value-type="float">
            <text:p>211.70007</text:p>
          </table:table-cell>
          <table:table-cell/>
          <table:table-cell office:value-type="float" office:value="73030.35272" calcext:value-type="float">
            <text:p>73030.352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83.67261" calcext:value-type="float">
            <text:p>683.67261</text:p>
          </table:table-cell>
          <table:table-cell/>
          <table:table-cell office:value-type="float" office:value="213.6819" calcext:value-type="float">
            <text:p>213.6819</text:p>
          </table:table-cell>
          <table:table-cell/>
          <table:table-cell office:value-type="float" office:value="72816.67082" calcext:value-type="float">
            <text:p>72816.670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81.67223" calcext:value-type="float">
            <text:p>681.67223</text:p>
          </table:table-cell>
          <table:table-cell/>
          <table:table-cell office:value-type="float" office:value="215.68228" calcext:value-type="float">
            <text:p>215.68228</text:p>
          </table:table-cell>
          <table:table-cell/>
          <table:table-cell office:value-type="float" office:value="72600.98854" calcext:value-type="float">
            <text:p>72600.988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79.65312" calcext:value-type="float">
            <text:p>679.65312</text:p>
          </table:table-cell>
          <table:table-cell/>
          <table:table-cell office:value-type="float" office:value="217.70138" calcext:value-type="float">
            <text:p>217.70138</text:p>
          </table:table-cell>
          <table:table-cell/>
          <table:table-cell office:value-type="float" office:value="72383.28716" calcext:value-type="float">
            <text:p>72383.28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77.61511" calcext:value-type="float">
            <text:p>677.61511</text:p>
          </table:table-cell>
          <table:table-cell/>
          <table:table-cell office:value-type="float" office:value="219.73939" calcext:value-type="float">
            <text:p>219.73939</text:p>
          </table:table-cell>
          <table:table-cell/>
          <table:table-cell office:value-type="float" office:value="72163.54777" calcext:value-type="float">
            <text:p>72163.547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75.55803" calcext:value-type="float">
            <text:p>675.55803</text:p>
          </table:table-cell>
          <table:table-cell/>
          <table:table-cell office:value-type="float" office:value="221.79648" calcext:value-type="float">
            <text:p>221.79648</text:p>
          </table:table-cell>
          <table:table-cell/>
          <table:table-cell office:value-type="float" office:value="71941.75129" calcext:value-type="float">
            <text:p>71941.7512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73.48168" calcext:value-type="float">
            <text:p>673.48168</text:p>
          </table:table-cell>
          <table:table-cell/>
          <table:table-cell office:value-type="float" office:value="223.87282" calcext:value-type="float">
            <text:p>223.87282</text:p>
          </table:table-cell>
          <table:table-cell/>
          <table:table-cell office:value-type="float" office:value="71717.87847" calcext:value-type="float">
            <text:p>71717.878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71.3859" calcext:value-type="float">
            <text:p>671.3859</text:p>
          </table:table-cell>
          <table:table-cell/>
          <table:table-cell office:value-type="float" office:value="225.96861" calcext:value-type="float">
            <text:p>225.96861</text:p>
          </table:table-cell>
          <table:table-cell/>
          <table:table-cell office:value-type="float" office:value="71491.90986" calcext:value-type="float">
            <text:p>71491.9098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69.2705" calcext:value-type="float">
            <text:p>669.2705</text:p>
          </table:table-cell>
          <table:table-cell/>
          <table:table-cell office:value-type="float" office:value="228.08401" calcext:value-type="float">
            <text:p>228.08401</text:p>
          </table:table-cell>
          <table:table-cell/>
          <table:table-cell office:value-type="float" office:value="71263.82585" calcext:value-type="float">
            <text:p>71263.8258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67.13529" calcext:value-type="float">
            <text:p>667.13529</text:p>
          </table:table-cell>
          <table:table-cell/>
          <table:table-cell office:value-type="float" office:value="230.21921" calcext:value-type="float">
            <text:p>230.21921</text:p>
          </table:table-cell>
          <table:table-cell/>
          <table:table-cell office:value-type="float" office:value="71033.60664" calcext:value-type="float">
            <text:p>71033.606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64.9801" calcext:value-type="float">
            <text:p>664.9801</text:p>
          </table:table-cell>
          <table:table-cell/>
          <table:table-cell office:value-type="float" office:value="232.37441" calcext:value-type="float">
            <text:p>232.37441</text:p>
          </table:table-cell>
          <table:table-cell/>
          <table:table-cell office:value-type="float" office:value="70801.23223" calcext:value-type="float">
            <text:p>70801.232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62.80473" calcext:value-type="float">
            <text:p>662.80473</text:p>
          </table:table-cell>
          <table:table-cell/>
          <table:table-cell office:value-type="float" office:value="234.54978" calcext:value-type="float">
            <text:p>234.54978</text:p>
          </table:table-cell>
          <table:table-cell/>
          <table:table-cell office:value-type="float" office:value="70566.68246" calcext:value-type="float">
            <text:p>70566.6824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60.609" calcext:value-type="float">
            <text:p>660.609</text:p>
          </table:table-cell>
          <table:table-cell/>
          <table:table-cell office:value-type="float" office:value="236.74551" calcext:value-type="float">
            <text:p>236.74551</text:p>
          </table:table-cell>
          <table:table-cell/>
          <table:table-cell office:value-type="float" office:value="70329.93695" calcext:value-type="float">
            <text:p>70329.9369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58.39271" calcext:value-type="float">
            <text:p>658.39271</text:p>
          </table:table-cell>
          <table:table-cell/>
          <table:table-cell office:value-type="float" office:value="238.9618" calcext:value-type="float">
            <text:p>238.9618</text:p>
          </table:table-cell>
          <table:table-cell/>
          <table:table-cell office:value-type="float" office:value="70090.97515" calcext:value-type="float">
            <text:p>70090.975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56.15567" calcext:value-type="float">
            <text:p>656.15567</text:p>
          </table:table-cell>
          <table:table-cell/>
          <table:table-cell office:value-type="float" office:value="241.19884" calcext:value-type="float">
            <text:p>241.19884</text:p>
          </table:table-cell>
          <table:table-cell/>
          <table:table-cell office:value-type="float" office:value="69849.77631" calcext:value-type="float">
            <text:p>69849.776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53.89769" calcext:value-type="float">
            <text:p>653.89769</text:p>
          </table:table-cell>
          <table:table-cell/>
          <table:table-cell office:value-type="float" office:value="243.45682" calcext:value-type="float">
            <text:p>243.45682</text:p>
          </table:table-cell>
          <table:table-cell/>
          <table:table-cell office:value-type="float" office:value="69606.31949" calcext:value-type="float">
            <text:p>69606.3194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51.61857" calcext:value-type="float">
            <text:p>651.61857</text:p>
          </table:table-cell>
          <table:table-cell/>
          <table:table-cell office:value-type="float" office:value="245.73593" calcext:value-type="float">
            <text:p>245.73593</text:p>
          </table:table-cell>
          <table:table-cell/>
          <table:table-cell office:value-type="float" office:value="69360.58356" calcext:value-type="float">
            <text:p>69360.5835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49.31812" calcext:value-type="float">
            <text:p>649.31812</text:p>
          </table:table-cell>
          <table:table-cell/>
          <table:table-cell office:value-type="float" office:value="248.03639" calcext:value-type="float">
            <text:p>248.03639</text:p>
          </table:table-cell>
          <table:table-cell/>
          <table:table-cell office:value-type="float" office:value="69112.54717" calcext:value-type="float">
            <text:p>69112.547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46.99613" calcext:value-type="float">
            <text:p>646.99613</text:p>
          </table:table-cell>
          <table:table-cell/>
          <table:table-cell office:value-type="float" office:value="250.35838" calcext:value-type="float">
            <text:p>250.35838</text:p>
          </table:table-cell>
          <table:table-cell/>
          <table:table-cell office:value-type="float" office:value="68862.18879" calcext:value-type="float">
            <text:p>68862.1887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44.6524" calcext:value-type="float">
            <text:p>644.6524</text:p>
          </table:table-cell>
          <table:table-cell/>
          <table:table-cell office:value-type="float" office:value="252.7021" calcext:value-type="float">
            <text:p>252.7021</text:p>
          </table:table-cell>
          <table:table-cell/>
          <table:table-cell office:value-type="float" office:value="68609.48669" calcext:value-type="float">
            <text:p>68609.486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42.28674" calcext:value-type="float">
            <text:p>642.28674</text:p>
          </table:table-cell>
          <table:table-cell/>
          <table:table-cell office:value-type="float" office:value="255.06777" calcext:value-type="float">
            <text:p>255.06777</text:p>
          </table:table-cell>
          <table:table-cell/>
          <table:table-cell office:value-type="float" office:value="68354.41892" calcext:value-type="float">
            <text:p>68354.418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39.89892" calcext:value-type="float">
            <text:p>639.89892</text:p>
          </table:table-cell>
          <table:table-cell/>
          <table:table-cell office:value-type="float" office:value="257.45558" calcext:value-type="float">
            <text:p>257.45558</text:p>
          </table:table-cell>
          <table:table-cell/>
          <table:table-cell office:value-type="float" office:value="68096.96333" calcext:value-type="float">
            <text:p>68096.963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37.48876" calcext:value-type="float">
            <text:p>637.48876</text:p>
          </table:table-cell>
          <table:table-cell/>
          <table:table-cell office:value-type="float" office:value="259.86575" calcext:value-type="float">
            <text:p>259.86575</text:p>
          </table:table-cell>
          <table:table-cell/>
          <table:table-cell office:value-type="float" office:value="67837.09758" calcext:value-type="float">
            <text:p>67837.0975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35.05603" calcext:value-type="float">
            <text:p>635.05603</text:p>
          </table:table-cell>
          <table:table-cell/>
          <table:table-cell office:value-type="float" office:value="262.29848" calcext:value-type="float">
            <text:p>262.29848</text:p>
          </table:table-cell>
          <table:table-cell/>
          <table:table-cell office:value-type="float" office:value="67574.7991" calcext:value-type="float">
            <text:p>67574.79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32.60052" calcext:value-type="float">
            <text:p>632.60052</text:p>
          </table:table-cell>
          <table:table-cell/>
          <table:table-cell office:value-type="float" office:value="264.75398" calcext:value-type="float">
            <text:p>264.75398</text:p>
          </table:table-cell>
          <table:table-cell/>
          <table:table-cell office:value-type="float" office:value="67310.04512" calcext:value-type="float">
            <text:p>67310.045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30.12203" calcext:value-type="float">
            <text:p>630.12203</text:p>
          </table:table-cell>
          <table:table-cell/>
          <table:table-cell office:value-type="float" office:value="267.23247" calcext:value-type="float">
            <text:p>267.23247</text:p>
          </table:table-cell>
          <table:table-cell/>
          <table:table-cell office:value-type="float" office:value="67042.81264" calcext:value-type="float">
            <text:p>67042.812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27.62034" calcext:value-type="float">
            <text:p>627.62034</text:p>
          </table:table-cell>
          <table:table-cell/>
          <table:table-cell office:value-type="float" office:value="269.73417" calcext:value-type="float">
            <text:p>269.73417</text:p>
          </table:table-cell>
          <table:table-cell/>
          <table:table-cell office:value-type="float" office:value="66773.07847" calcext:value-type="float">
            <text:p>66773.078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25.09523" calcext:value-type="float">
            <text:p>625.09523</text:p>
          </table:table-cell>
          <table:table-cell/>
          <table:table-cell office:value-type="float" office:value="272.25928" calcext:value-type="float">
            <text:p>272.25928</text:p>
          </table:table-cell>
          <table:table-cell/>
          <table:table-cell office:value-type="float" office:value="66500.81919" calcext:value-type="float">
            <text:p>66500.819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22.54647" calcext:value-type="float">
            <text:p>622.54647</text:p>
          </table:table-cell>
          <table:table-cell/>
          <table:table-cell office:value-type="float" office:value="274.80803" calcext:value-type="float">
            <text:p>274.80803</text:p>
          </table:table-cell>
          <table:table-cell/>
          <table:table-cell office:value-type="float" office:value="66226.01116" calcext:value-type="float">
            <text:p>66226.011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19.97386" calcext:value-type="float">
            <text:p>619.97386</text:p>
          </table:table-cell>
          <table:table-cell/>
          <table:table-cell office:value-type="float" office:value="277.38064" calcext:value-type="float">
            <text:p>277.38064</text:p>
          </table:table-cell>
          <table:table-cell/>
          <table:table-cell office:value-type="float" office:value="65948.63052" calcext:value-type="float">
            <text:p>65948.6305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17.37717" calcext:value-type="float">
            <text:p>617.37717</text:p>
          </table:table-cell>
          <table:table-cell/>
          <table:table-cell office:value-type="float" office:value="279.97734" calcext:value-type="float">
            <text:p>279.97734</text:p>
          </table:table-cell>
          <table:table-cell/>
          <table:table-cell office:value-type="float" office:value="65668.65318" calcext:value-type="float">
            <text:p>65668.653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14.75616" calcext:value-type="float">
            <text:p>614.75616</text:p>
          </table:table-cell>
          <table:table-cell/>
          <table:table-cell office:value-type="float" office:value="282.59834" calcext:value-type="float">
            <text:p>282.59834</text:p>
          </table:table-cell>
          <table:table-cell/>
          <table:table-cell office:value-type="float" office:value="65386.05484" calcext:value-type="float">
            <text:p>65386.0548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12.11062" calcext:value-type="float">
            <text:p>612.11062</text:p>
          </table:table-cell>
          <table:table-cell/>
          <table:table-cell office:value-type="float" office:value="285.24388" calcext:value-type="float">
            <text:p>285.24388</text:p>
          </table:table-cell>
          <table:table-cell/>
          <table:table-cell office:value-type="float" office:value="65100.81096" calcext:value-type="float">
            <text:p>65100.810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09.44032" calcext:value-type="float">
            <text:p>609.44032</text:p>
          </table:table-cell>
          <table:table-cell/>
          <table:table-cell office:value-type="float" office:value="287.91419" calcext:value-type="float">
            <text:p>287.91419</text:p>
          </table:table-cell>
          <table:table-cell/>
          <table:table-cell office:value-type="float" office:value="64812.89677" calcext:value-type="float">
            <text:p>64812.896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06.74501" calcext:value-type="float">
            <text:p>606.74501</text:p>
          </table:table-cell>
          <table:table-cell/>
          <table:table-cell office:value-type="float" office:value="290.60949" calcext:value-type="float">
            <text:p>290.60949</text:p>
          </table:table-cell>
          <table:table-cell/>
          <table:table-cell office:value-type="float" office:value="64522.28727" calcext:value-type="float">
            <text:p>64522.287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04.02448" calcext:value-type="float">
            <text:p>604.02448</text:p>
          </table:table-cell>
          <table:table-cell/>
          <table:table-cell office:value-type="float" office:value="293.33003" calcext:value-type="float">
            <text:p>293.33003</text:p>
          </table:table-cell>
          <table:table-cell/>
          <table:table-cell office:value-type="float" office:value="64228.95724" calcext:value-type="float">
            <text:p>64228.957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01.27847" calcext:value-type="float">
            <text:p>601.27847</text:p>
          </table:table-cell>
          <table:table-cell/>
          <table:table-cell office:value-type="float" office:value="296.07604" calcext:value-type="float">
            <text:p>296.07604</text:p>
          </table:table-cell>
          <table:table-cell/>
          <table:table-cell office:value-type="float" office:value="63932.88121" calcext:value-type="float">
            <text:p>63932.881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98.50676" calcext:value-type="float">
            <text:p>598.50676</text:p>
          </table:table-cell>
          <table:table-cell/>
          <table:table-cell office:value-type="float" office:value="298.84775" calcext:value-type="float">
            <text:p>298.84775</text:p>
          </table:table-cell>
          <table:table-cell/>
          <table:table-cell office:value-type="float" office:value="63634.03346" calcext:value-type="float">
            <text:p>63634.033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95.7091" calcext:value-type="float">
            <text:p>595.7091</text:p>
          </table:table-cell>
          <table:table-cell/>
          <table:table-cell office:value-type="float" office:value="301.64541" calcext:value-type="float">
            <text:p>301.64541</text:p>
          </table:table-cell>
          <table:table-cell/>
          <table:table-cell office:value-type="float" office:value="63332.38805" calcext:value-type="float">
            <text:p>63332.388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92.88525" calcext:value-type="float">
            <text:p>592.88525</text:p>
          </table:table-cell>
          <table:table-cell/>
          <table:table-cell office:value-type="float" office:value="304.46925" calcext:value-type="float">
            <text:p>304.46925</text:p>
          </table:table-cell>
          <table:table-cell/>
          <table:table-cell office:value-type="float" office:value="63027.9188" calcext:value-type="float">
            <text:p>63027.91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90.03497" calcext:value-type="float">
            <text:p>590.03497</text:p>
          </table:table-cell>
          <table:table-cell/>
          <table:table-cell office:value-type="float" office:value="307.31954" calcext:value-type="float">
            <text:p>307.31954</text:p>
          </table:table-cell>
          <table:table-cell/>
          <table:table-cell office:value-type="float" office:value="62720.59926" calcext:value-type="float">
            <text:p>62720.599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87.158" calcext:value-type="float">
            <text:p>587.158</text:p>
          </table:table-cell>
          <table:table-cell/>
          <table:table-cell office:value-type="float" office:value="310.19651" calcext:value-type="float">
            <text:p>310.19651</text:p>
          </table:table-cell>
          <table:table-cell/>
          <table:table-cell office:value-type="float" office:value="62410.40275" calcext:value-type="float">
            <text:p>62410.4027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84.2541" calcext:value-type="float">
            <text:p>584.2541</text:p>
          </table:table-cell>
          <table:table-cell/>
          <table:table-cell office:value-type="float" office:value="313.10041" calcext:value-type="float">
            <text:p>313.10041</text:p>
          </table:table-cell>
          <table:table-cell/>
          <table:table-cell office:value-type="float" office:value="62097.30235" calcext:value-type="float">
            <text:p>62097.3023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81.32301" calcext:value-type="float">
            <text:p>581.32301</text:p>
          </table:table-cell>
          <table:table-cell/>
          <table:table-cell office:value-type="float" office:value="316.03149" calcext:value-type="float">
            <text:p>316.03149</text:p>
          </table:table-cell>
          <table:table-cell/>
          <table:table-cell office:value-type="float" office:value="61781.27085" calcext:value-type="float">
            <text:p>61781.270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78.36449" calcext:value-type="float">
            <text:p>578.36449</text:p>
          </table:table-cell>
          <table:table-cell/>
          <table:table-cell office:value-type="float" office:value="318.99002" calcext:value-type="float">
            <text:p>318.99002</text:p>
          </table:table-cell>
          <table:table-cell/>
          <table:table-cell office:value-type="float" office:value="61462.28084" calcext:value-type="float">
            <text:p>61462.280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75.37827" calcext:value-type="float">
            <text:p>575.37827</text:p>
          </table:table-cell>
          <table:table-cell/>
          <table:table-cell office:value-type="float" office:value="321.97624" calcext:value-type="float">
            <text:p>321.97624</text:p>
          </table:table-cell>
          <table:table-cell/>
          <table:table-cell office:value-type="float" office:value="61140.3046" calcext:value-type="float">
            <text:p>61140.30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72.36409" calcext:value-type="float">
            <text:p>572.36409</text:p>
          </table:table-cell>
          <table:table-cell/>
          <table:table-cell office:value-type="float" office:value="324.99041" calcext:value-type="float">
            <text:p>324.99041</text:p>
          </table:table-cell>
          <table:table-cell/>
          <table:table-cell office:value-type="float" office:value="60815.31419" calcext:value-type="float">
            <text:p>60815.314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69.3217" calcext:value-type="float">
            <text:p>569.3217</text:p>
          </table:table-cell>
          <table:table-cell/>
          <table:table-cell office:value-type="float" office:value="328.03281" calcext:value-type="float">
            <text:p>328.03281</text:p>
          </table:table-cell>
          <table:table-cell/>
          <table:table-cell office:value-type="float" office:value="60487.28138" calcext:value-type="float">
            <text:p>60487.281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66.25083" calcext:value-type="float">
            <text:p>566.25083</text:p>
          </table:table-cell>
          <table:table-cell/>
          <table:table-cell office:value-type="float" office:value="331.10368" calcext:value-type="float">
            <text:p>331.10368</text:p>
          </table:table-cell>
          <table:table-cell/>
          <table:table-cell office:value-type="float" office:value="60156.1777" calcext:value-type="float">
            <text:p>60156.17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63.1512" calcext:value-type="float">
            <text:p>563.1512</text:p>
          </table:table-cell>
          <table:table-cell/>
          <table:table-cell office:value-type="float" office:value="334.2033" calcext:value-type="float">
            <text:p>334.2033</text:p>
          </table:table-cell>
          <table:table-cell/>
          <table:table-cell office:value-type="float" office:value="59821.9744" calcext:value-type="float">
            <text:p>59821.97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60.02256" calcext:value-type="float">
            <text:p>560.02256</text:p>
          </table:table-cell>
          <table:table-cell/>
          <table:table-cell office:value-type="float" office:value="337.33194" calcext:value-type="float">
            <text:p>337.33194</text:p>
          </table:table-cell>
          <table:table-cell/>
          <table:table-cell office:value-type="float" office:value="59484.64245" calcext:value-type="float">
            <text:p>59484.6424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56.86464" calcext:value-type="float">
            <text:p>556.86464</text:p>
          </table:table-cell>
          <table:table-cell/>
          <table:table-cell office:value-type="float" office:value="340.48987" calcext:value-type="float">
            <text:p>340.48987</text:p>
          </table:table-cell>
          <table:table-cell/>
          <table:table-cell office:value-type="float" office:value="59144.15258" calcext:value-type="float">
            <text:p>59144.1525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53.67714" calcext:value-type="float">
            <text:p>553.67714</text:p>
          </table:table-cell>
          <table:table-cell/>
          <table:table-cell office:value-type="float" office:value="343.67736" calcext:value-type="float">
            <text:p>343.67736</text:p>
          </table:table-cell>
          <table:table-cell/>
          <table:table-cell office:value-type="float" office:value="58800.47522" calcext:value-type="float">
            <text:p>58800.475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50.45981" calcext:value-type="float">
            <text:p>550.45981</text:p>
          </table:table-cell>
          <table:table-cell/>
          <table:table-cell office:value-type="float" office:value="346.89469" calcext:value-type="float">
            <text:p>346.89469</text:p>
          </table:table-cell>
          <table:table-cell/>
          <table:table-cell office:value-type="float" office:value="58453.58053" calcext:value-type="float">
            <text:p>58453.580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47.21236" calcext:value-type="float">
            <text:p>547.21236</text:p>
          </table:table-cell>
          <table:table-cell/>
          <table:table-cell office:value-type="float" office:value="350.14214" calcext:value-type="float">
            <text:p>350.14214</text:p>
          </table:table-cell>
          <table:table-cell/>
          <table:table-cell office:value-type="float" office:value="58103.43839" calcext:value-type="float">
            <text:p>58103.438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43.93451" calcext:value-type="float">
            <text:p>543.93451</text:p>
          </table:table-cell>
          <table:table-cell/>
          <table:table-cell office:value-type="float" office:value="353.41999" calcext:value-type="float">
            <text:p>353.41999</text:p>
          </table:table-cell>
          <table:table-cell/>
          <table:table-cell office:value-type="float" office:value="57750.01839" calcext:value-type="float">
            <text:p>57750.018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40.62598" calcext:value-type="float">
            <text:p>540.62598</text:p>
          </table:table-cell>
          <table:table-cell/>
          <table:table-cell office:value-type="float" office:value="356.72853" calcext:value-type="float">
            <text:p>356.72853</text:p>
          </table:table-cell>
          <table:table-cell/>
          <table:table-cell office:value-type="float" office:value="57393.28986" calcext:value-type="float">
            <text:p>57393.289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37.28647" calcext:value-type="float">
            <text:p>537.28647</text:p>
          </table:table-cell>
          <table:table-cell/>
          <table:table-cell office:value-type="float" office:value="360.06804" calcext:value-type="float">
            <text:p>360.06804</text:p>
          </table:table-cell>
          <table:table-cell/>
          <table:table-cell office:value-type="float" office:value="57033.22183" calcext:value-type="float">
            <text:p>57033.2218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33.9157" calcext:value-type="float">
            <text:p>533.9157</text:p>
          </table:table-cell>
          <table:table-cell/>
          <table:table-cell office:value-type="float" office:value="363.43881" calcext:value-type="float">
            <text:p>363.43881</text:p>
          </table:table-cell>
          <table:table-cell/>
          <table:table-cell office:value-type="float" office:value="56669.78302" calcext:value-type="float">
            <text:p>56669.783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30.51337" calcext:value-type="float">
            <text:p>530.51337</text:p>
          </table:table-cell>
          <table:table-cell/>
          <table:table-cell office:value-type="float" office:value="366.84114" calcext:value-type="float">
            <text:p>366.84114</text:p>
          </table:table-cell>
          <table:table-cell/>
          <table:table-cell office:value-type="float" office:value="56302.94188" calcext:value-type="float">
            <text:p>56302.9418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27.07919" calcext:value-type="float">
            <text:p>527.07919</text:p>
          </table:table-cell>
          <table:table-cell/>
          <table:table-cell office:value-type="float" office:value="370.27532" calcext:value-type="float">
            <text:p>370.27532</text:p>
          </table:table-cell>
          <table:table-cell/>
          <table:table-cell office:value-type="float" office:value="55932.66656" calcext:value-type="float">
            <text:p>55932.6665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23.61286" calcext:value-type="float">
            <text:p>523.61286</text:p>
          </table:table-cell>
          <table:table-cell/>
          <table:table-cell office:value-type="float" office:value="373.74164" calcext:value-type="float">
            <text:p>373.74164</text:p>
          </table:table-cell>
          <table:table-cell/>
          <table:table-cell office:value-type="float" office:value="55558.92492" calcext:value-type="float">
            <text:p>55558.924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20.11409" calcext:value-type="float">
            <text:p>520.11409</text:p>
          </table:table-cell>
          <table:table-cell/>
          <table:table-cell office:value-type="float" office:value="377.24042" calcext:value-type="float">
            <text:p>377.24042</text:p>
          </table:table-cell>
          <table:table-cell/>
          <table:table-cell office:value-type="float" office:value="55181.6845" calcext:value-type="float">
            <text:p>55181.684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16.58256" calcext:value-type="float">
            <text:p>516.58256</text:p>
          </table:table-cell>
          <table:table-cell/>
          <table:table-cell office:value-type="float" office:value="380.77195" calcext:value-type="float">
            <text:p>380.77195</text:p>
          </table:table-cell>
          <table:table-cell/>
          <table:table-cell office:value-type="float" office:value="54800.91255" calcext:value-type="float">
            <text:p>54800.912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13.01796" calcext:value-type="float">
            <text:p>513.01796</text:p>
          </table:table-cell>
          <table:table-cell/>
          <table:table-cell office:value-type="float" office:value="384.33654" calcext:value-type="float">
            <text:p>384.33654</text:p>
          </table:table-cell>
          <table:table-cell/>
          <table:table-cell office:value-type="float" office:value="54416.57601" calcext:value-type="float">
            <text:p>54416.576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09.42" calcext:value-type="float">
            <text:p>509.42</text:p>
          </table:table-cell>
          <table:table-cell/>
          <table:table-cell office:value-type="float" office:value="387.9345" calcext:value-type="float">
            <text:p>387.9345</text:p>
          </table:table-cell>
          <table:table-cell/>
          <table:table-cell office:value-type="float" office:value="54028.64151" calcext:value-type="float">
            <text:p>54028.6415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05.78836" calcext:value-type="float">
            <text:p>505.78836</text:p>
          </table:table-cell>
          <table:table-cell/>
          <table:table-cell office:value-type="float" office:value="391.56615" calcext:value-type="float">
            <text:p>391.56615</text:p>
          </table:table-cell>
          <table:table-cell/>
          <table:table-cell office:value-type="float" office:value="53637.07536" calcext:value-type="float">
            <text:p>53637.075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02.12272" calcext:value-type="float">
            <text:p>502.12272</text:p>
          </table:table-cell>
          <table:table-cell/>
          <table:table-cell office:value-type="float" office:value="395.23179" calcext:value-type="float">
            <text:p>395.23179</text:p>
          </table:table-cell>
          <table:table-cell/>
          <table:table-cell office:value-type="float" office:value="53241.84357" calcext:value-type="float">
            <text:p>53241.8435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98.42276" calcext:value-type="float">
            <text:p>498.42276</text:p>
          </table:table-cell>
          <table:table-cell/>
          <table:table-cell office:value-type="float" office:value="398.93174" calcext:value-type="float">
            <text:p>398.93174</text:p>
          </table:table-cell>
          <table:table-cell/>
          <table:table-cell office:value-type="float" office:value="52842.91183" calcext:value-type="float">
            <text:p>52842.9118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94.68817" calcext:value-type="float">
            <text:p>494.68817</text:p>
          </table:table-cell>
          <table:table-cell/>
          <table:table-cell office:value-type="float" office:value="402.66634" calcext:value-type="float">
            <text:p>402.66634</text:p>
          </table:table-cell>
          <table:table-cell/>
          <table:table-cell office:value-type="float" office:value="52440.24549" calcext:value-type="float">
            <text:p>52440.2454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90.91861" calcext:value-type="float">
            <text:p>490.91861</text:p>
          </table:table-cell>
          <table:table-cell/>
          <table:table-cell office:value-type="float" office:value="406.43589" calcext:value-type="float">
            <text:p>406.43589</text:p>
          </table:table-cell>
          <table:table-cell/>
          <table:table-cell office:value-type="float" office:value="52033.8096" calcext:value-type="float">
            <text:p>52033.809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87.11377" calcext:value-type="float">
            <text:p>487.11377</text:p>
          </table:table-cell>
          <table:table-cell/>
          <table:table-cell office:value-type="float" office:value="410.24074" calcext:value-type="float">
            <text:p>410.24074</text:p>
          </table:table-cell>
          <table:table-cell/>
          <table:table-cell office:value-type="float" office:value="51623.56886" calcext:value-type="float">
            <text:p>51623.5688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83.27331" calcext:value-type="float">
            <text:p>483.27331</text:p>
          </table:table-cell>
          <table:table-cell/>
          <table:table-cell office:value-type="float" office:value="414.0812" calcext:value-type="float">
            <text:p>414.0812</text:p>
          </table:table-cell>
          <table:table-cell/>
          <table:table-cell office:value-type="float" office:value="51209.48766" calcext:value-type="float">
            <text:p>51209.4876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79.39689" calcext:value-type="float">
            <text:p>479.39689</text:p>
          </table:table-cell>
          <table:table-cell/>
          <table:table-cell office:value-type="float" office:value="417.95761" calcext:value-type="float">
            <text:p>417.95761</text:p>
          </table:table-cell>
          <table:table-cell/>
          <table:table-cell office:value-type="float" office:value="50791.53005" calcext:value-type="float">
            <text:p>50791.530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75.48419" calcext:value-type="float">
            <text:p>475.48419</text:p>
          </table:table-cell>
          <table:table-cell/>
          <table:table-cell office:value-type="float" office:value="421.87032" calcext:value-type="float">
            <text:p>421.87032</text:p>
          </table:table-cell>
          <table:table-cell/>
          <table:table-cell office:value-type="float" office:value="50369.65973" calcext:value-type="float">
            <text:p>50369.6597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71.53485" calcext:value-type="float">
            <text:p>471.53485</text:p>
          </table:table-cell>
          <table:table-cell/>
          <table:table-cell office:value-type="float" office:value="425.81965" calcext:value-type="float">
            <text:p>425.81965</text:p>
          </table:table-cell>
          <table:table-cell/>
          <table:table-cell office:value-type="float" office:value="49943.84008" calcext:value-type="float">
            <text:p>49943.840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67.54855" calcext:value-type="float">
            <text:p>467.54855</text:p>
          </table:table-cell>
          <table:table-cell/>
          <table:table-cell office:value-type="float" office:value="429.80596" calcext:value-type="float">
            <text:p>429.80596</text:p>
          </table:table-cell>
          <table:table-cell/>
          <table:table-cell office:value-type="float" office:value="49514.03412" calcext:value-type="float">
            <text:p>49514.034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63.52493" calcext:value-type="float">
            <text:p>463.52493</text:p>
          </table:table-cell>
          <table:table-cell/>
          <table:table-cell office:value-type="float" office:value="433.82958" calcext:value-type="float">
            <text:p>433.82958</text:p>
          </table:table-cell>
          <table:table-cell/>
          <table:table-cell office:value-type="float" office:value="49080.20454" calcext:value-type="float">
            <text:p>49080.2045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59.46364" calcext:value-type="float">
            <text:p>459.46364</text:p>
          </table:table-cell>
          <table:table-cell/>
          <table:table-cell office:value-type="float" office:value="437.89087" calcext:value-type="float">
            <text:p>437.89087</text:p>
          </table:table-cell>
          <table:table-cell/>
          <table:table-cell office:value-type="float" office:value="48642.31367" calcext:value-type="float">
            <text:p>48642.313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55.36433" calcext:value-type="float">
            <text:p>455.36433</text:p>
          </table:table-cell>
          <table:table-cell/>
          <table:table-cell office:value-type="float" office:value="441.99018" calcext:value-type="float">
            <text:p>441.99018</text:p>
          </table:table-cell>
          <table:table-cell/>
          <table:table-cell office:value-type="float" office:value="48200.32349" calcext:value-type="float">
            <text:p>48200.3234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51.22664" calcext:value-type="float">
            <text:p>451.22664</text:p>
          </table:table-cell>
          <table:table-cell/>
          <table:table-cell office:value-type="float" office:value="446.12786" calcext:value-type="float">
            <text:p>446.12786</text:p>
          </table:table-cell>
          <table:table-cell/>
          <table:table-cell office:value-type="float" office:value="47754.19563" calcext:value-type="float">
            <text:p>47754.1956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47.05022" calcext:value-type="float">
            <text:p>447.05022</text:p>
          </table:table-cell>
          <table:table-cell/>
          <table:table-cell office:value-type="float" office:value="450.30428" calcext:value-type="float">
            <text:p>450.30428</text:p>
          </table:table-cell>
          <table:table-cell/>
          <table:table-cell office:value-type="float" office:value="47303.89135" calcext:value-type="float">
            <text:p>47303.8913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42.83471" calcext:value-type="float">
            <text:p>442.83471</text:p>
          </table:table-cell>
          <table:table-cell/>
          <table:table-cell office:value-type="float" office:value="454.5198" calcext:value-type="float">
            <text:p>454.5198</text:p>
          </table:table-cell>
          <table:table-cell/>
          <table:table-cell office:value-type="float" office:value="46849.37155" calcext:value-type="float">
            <text:p>46849.371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38.57973" calcext:value-type="float">
            <text:p>438.57973</text:p>
          </table:table-cell>
          <table:table-cell/>
          <table:table-cell office:value-type="float" office:value="458.77478" calcext:value-type="float">
            <text:p>458.77478</text:p>
          </table:table-cell>
          <table:table-cell/>
          <table:table-cell office:value-type="float" office:value="46390.59677" calcext:value-type="float">
            <text:p>46390.5967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34.28491" calcext:value-type="float">
            <text:p>434.28491</text:p>
          </table:table-cell>
          <table:table-cell/>
          <table:table-cell office:value-type="float" office:value="463.06959" calcext:value-type="float">
            <text:p>463.06959</text:p>
          </table:table-cell>
          <table:table-cell/>
          <table:table-cell office:value-type="float" office:value="45927.52718" calcext:value-type="float">
            <text:p>45927.527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29.94989" calcext:value-type="float">
            <text:p>429.94989</text:p>
          </table:table-cell>
          <table:table-cell/>
          <table:table-cell office:value-type="float" office:value="467.40461" calcext:value-type="float">
            <text:p>467.40461</text:p>
          </table:table-cell>
          <table:table-cell/>
          <table:table-cell office:value-type="float" office:value="45460.12256" calcext:value-type="float">
            <text:p>45460.1225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25.57429" calcext:value-type="float">
            <text:p>425.57429</text:p>
          </table:table-cell>
          <table:table-cell/>
          <table:table-cell office:value-type="float" office:value="471.78021" calcext:value-type="float">
            <text:p>471.78021</text:p>
          </table:table-cell>
          <table:table-cell/>
          <table:table-cell office:value-type="float" office:value="44988.34235" calcext:value-type="float">
            <text:p>44988.342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21.15773" calcext:value-type="float">
            <text:p>421.15773</text:p>
          </table:table-cell>
          <table:table-cell/>
          <table:table-cell office:value-type="float" office:value="476.19678" calcext:value-type="float">
            <text:p>476.19678</text:p>
          </table:table-cell>
          <table:table-cell/>
          <table:table-cell office:value-type="float" office:value="44512.14557" calcext:value-type="float">
            <text:p>44512.1455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16.69982" calcext:value-type="float">
            <text:p>416.69982</text:p>
          </table:table-cell>
          <table:table-cell/>
          <table:table-cell office:value-type="float" office:value="480.65469" calcext:value-type="float">
            <text:p>480.65469</text:p>
          </table:table-cell>
          <table:table-cell/>
          <table:table-cell office:value-type="float" office:value="44031.49088" calcext:value-type="float">
            <text:p>44031.490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12.20018" calcext:value-type="float">
            <text:p>412.20018</text:p>
          </table:table-cell>
          <table:table-cell/>
          <table:table-cell office:value-type="float" office:value="485.15433" calcext:value-type="float">
            <text:p>485.15433</text:p>
          </table:table-cell>
          <table:table-cell/>
          <table:table-cell office:value-type="float" office:value="43546.33655" calcext:value-type="float">
            <text:p>43546.33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07.65841" calcext:value-type="float">
            <text:p>407.65841</text:p>
          </table:table-cell>
          <table:table-cell/>
          <table:table-cell office:value-type="float" office:value="489.6961" calcext:value-type="float">
            <text:p>489.6961</text:p>
          </table:table-cell>
          <table:table-cell/>
          <table:table-cell office:value-type="float" office:value="43056.64046" calcext:value-type="float">
            <text:p>43056.640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03.07413" calcext:value-type="float">
            <text:p>403.07413</text:p>
          </table:table-cell>
          <table:table-cell/>
          <table:table-cell office:value-type="float" office:value="494.28038" calcext:value-type="float">
            <text:p>494.28038</text:p>
          </table:table-cell>
          <table:table-cell/>
          <table:table-cell office:value-type="float" office:value="42562.36008" calcext:value-type="float">
            <text:p>42562.3600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98.44693" calcext:value-type="float">
            <text:p>398.44693</text:p>
          </table:table-cell>
          <table:table-cell/>
          <table:table-cell office:value-type="float" office:value="498.90758" calcext:value-type="float">
            <text:p>498.90758</text:p>
          </table:table-cell>
          <table:table-cell/>
          <table:table-cell office:value-type="float" office:value="42063.4525" calcext:value-type="float">
            <text:p>42063.452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93.77641" calcext:value-type="float">
            <text:p>393.77641</text:p>
          </table:table-cell>
          <table:table-cell/>
          <table:table-cell office:value-type="float" office:value="503.57809" calcext:value-type="float">
            <text:p>503.57809</text:p>
          </table:table-cell>
          <table:table-cell/>
          <table:table-cell office:value-type="float" office:value="41559.87441" calcext:value-type="float">
            <text:p>41559.874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89.06217" calcext:value-type="float">
            <text:p>389.06217</text:p>
          </table:table-cell>
          <table:table-cell/>
          <table:table-cell office:value-type="float" office:value="508.29233" calcext:value-type="float">
            <text:p>508.29233</text:p>
          </table:table-cell>
          <table:table-cell/>
          <table:table-cell office:value-type="float" office:value="41051.58208" calcext:value-type="float">
            <text:p>41051.582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84.3038" calcext:value-type="float">
            <text:p>384.3038</text:p>
          </table:table-cell>
          <table:table-cell/>
          <table:table-cell office:value-type="float" office:value="513.0507" calcext:value-type="float">
            <text:p>513.0507</text:p>
          </table:table-cell>
          <table:table-cell/>
          <table:table-cell office:value-type="float" office:value="40538.53137" calcext:value-type="float">
            <text:p>40538.5313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79.50089" calcext:value-type="float">
            <text:p>379.50089</text:p>
          </table:table-cell>
          <table:table-cell/>
          <table:table-cell office:value-type="float" office:value="517.85362" calcext:value-type="float">
            <text:p>517.85362</text:p>
          </table:table-cell>
          <table:table-cell/>
          <table:table-cell office:value-type="float" office:value="40020.67775" calcext:value-type="float">
            <text:p>40020.677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74.65301" calcext:value-type="float">
            <text:p>374.65301</text:p>
          </table:table-cell>
          <table:table-cell/>
          <table:table-cell office:value-type="float" office:value="522.7015" calcext:value-type="float">
            <text:p>522.7015</text:p>
          </table:table-cell>
          <table:table-cell/>
          <table:table-cell office:value-type="float" office:value="39497.97625" calcext:value-type="float">
            <text:p>39497.976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69.75974" calcext:value-type="float">
            <text:p>369.75974</text:p>
          </table:table-cell>
          <table:table-cell/>
          <table:table-cell office:value-type="float" office:value="527.59476" calcext:value-type="float">
            <text:p>527.59476</text:p>
          </table:table-cell>
          <table:table-cell/>
          <table:table-cell office:value-type="float" office:value="38970.38149" calcext:value-type="float">
            <text:p>38970.3814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64.82067" calcext:value-type="float">
            <text:p>364.82067</text:p>
          </table:table-cell>
          <table:table-cell/>
          <table:table-cell office:value-type="float" office:value="532.53383" calcext:value-type="float">
            <text:p>532.53383</text:p>
          </table:table-cell>
          <table:table-cell/>
          <table:table-cell office:value-type="float" office:value="38437.84766" calcext:value-type="float">
            <text:p>38437.8476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59.83536" calcext:value-type="float">
            <text:p>359.83536</text:p>
          </table:table-cell>
          <table:table-cell/>
          <table:table-cell office:value-type="float" office:value="537.51914" calcext:value-type="float">
            <text:p>537.51914</text:p>
          </table:table-cell>
          <table:table-cell/>
          <table:table-cell office:value-type="float" office:value="37900.32852" calcext:value-type="float">
            <text:p>37900.3285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54.80339" calcext:value-type="float">
            <text:p>354.80339</text:p>
          </table:table-cell>
          <table:table-cell/>
          <table:table-cell office:value-type="float" office:value="542.55112" calcext:value-type="float">
            <text:p>542.55112</text:p>
          </table:table-cell>
          <table:table-cell/>
          <table:table-cell office:value-type="float" office:value="37357.7774" calcext:value-type="float">
            <text:p>37357.77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49.7243" calcext:value-type="float">
            <text:p>349.7243</text:p>
          </table:table-cell>
          <table:table-cell/>
          <table:table-cell office:value-type="float" office:value="547.6302" calcext:value-type="float">
            <text:p>547.6302</text:p>
          </table:table-cell>
          <table:table-cell/>
          <table:table-cell office:value-type="float" office:value="36810.14719" calcext:value-type="float">
            <text:p>36810.147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44.59767" calcext:value-type="float">
            <text:p>344.59767</text:p>
          </table:table-cell>
          <table:table-cell/>
          <table:table-cell office:value-type="float" office:value="552.75684" calcext:value-type="float">
            <text:p>552.75684</text:p>
          </table:table-cell>
          <table:table-cell/>
          <table:table-cell office:value-type="float" office:value="36257.39036" calcext:value-type="float">
            <text:p>36257.3903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39.42304" calcext:value-type="float">
            <text:p>339.42304</text:p>
          </table:table-cell>
          <table:table-cell/>
          <table:table-cell office:value-type="float" office:value="557.93146" calcext:value-type="float">
            <text:p>557.93146</text:p>
          </table:table-cell>
          <table:table-cell/>
          <table:table-cell office:value-type="float" office:value="35699.4589" calcext:value-type="float">
            <text:p>35699.458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34.19998" calcext:value-type="float">
            <text:p>334.19998</text:p>
          </table:table-cell>
          <table:table-cell/>
          <table:table-cell office:value-type="float" office:value="563.15453" calcext:value-type="float">
            <text:p>563.15453</text:p>
          </table:table-cell>
          <table:table-cell/>
          <table:table-cell office:value-type="float" office:value="35136.30437" calcext:value-type="float">
            <text:p>35136.3043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28.92801" calcext:value-type="float">
            <text:p>328.92801</text:p>
          </table:table-cell>
          <table:table-cell/>
          <table:table-cell office:value-type="float" office:value="568.42649" calcext:value-type="float">
            <text:p>568.42649</text:p>
          </table:table-cell>
          <table:table-cell/>
          <table:table-cell office:value-type="float" office:value="34567.87788" calcext:value-type="float">
            <text:p>34567.8778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23.6067" calcext:value-type="float">
            <text:p>323.6067</text:p>
          </table:table-cell>
          <table:table-cell/>
          <table:table-cell office:value-type="float" office:value="573.74781" calcext:value-type="float">
            <text:p>573.74781</text:p>
          </table:table-cell>
          <table:table-cell/>
          <table:table-cell office:value-type="float" office:value="33994.13007" calcext:value-type="float">
            <text:p>33994.1300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18.23557" calcext:value-type="float">
            <text:p>318.23557</text:p>
          </table:table-cell>
          <table:table-cell/>
          <table:table-cell office:value-type="float" office:value="579.11894" calcext:value-type="float">
            <text:p>579.11894</text:p>
          </table:table-cell>
          <table:table-cell/>
          <table:table-cell office:value-type="float" office:value="33415.01113" calcext:value-type="float">
            <text:p>33415.011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12.81415" calcext:value-type="float">
            <text:p>312.81415</text:p>
          </table:table-cell>
          <table:table-cell/>
          <table:table-cell office:value-type="float" office:value="584.54035" calcext:value-type="float">
            <text:p>584.54035</text:p>
          </table:table-cell>
          <table:table-cell/>
          <table:table-cell office:value-type="float" office:value="32830.47077" calcext:value-type="float">
            <text:p>32830.470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07.34199" calcext:value-type="float">
            <text:p>307.34199</text:p>
          </table:table-cell>
          <table:table-cell/>
          <table:table-cell office:value-type="float" office:value="590.01252" calcext:value-type="float">
            <text:p>590.01252</text:p>
          </table:table-cell>
          <table:table-cell/>
          <table:table-cell office:value-type="float" office:value="32240.45825" calcext:value-type="float">
            <text:p>32240.458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01.81859" calcext:value-type="float">
            <text:p>301.81859</text:p>
          </table:table-cell>
          <table:table-cell/>
          <table:table-cell office:value-type="float" office:value="595.53591" calcext:value-type="float">
            <text:p>595.53591</text:p>
          </table:table-cell>
          <table:table-cell/>
          <table:table-cell office:value-type="float" office:value="31644.92234" calcext:value-type="float">
            <text:p>31644.9223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96.24349" calcext:value-type="float">
            <text:p>296.24349</text:p>
          </table:table-cell>
          <table:table-cell/>
          <table:table-cell office:value-type="float" office:value="601.11102" calcext:value-type="float">
            <text:p>601.11102</text:p>
          </table:table-cell>
          <table:table-cell/>
          <table:table-cell office:value-type="float" office:value="31043.81132" calcext:value-type="float">
            <text:p>31043.811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90.6162" calcext:value-type="float">
            <text:p>290.6162</text:p>
          </table:table-cell>
          <table:table-cell/>
          <table:table-cell office:value-type="float" office:value="606.73831" calcext:value-type="float">
            <text:p>606.73831</text:p>
          </table:table-cell>
          <table:table-cell/>
          <table:table-cell office:value-type="float" office:value="30437.07302" calcext:value-type="float">
            <text:p>30437.073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84.93623" calcext:value-type="float">
            <text:p>284.93623</text:p>
          </table:table-cell>
          <table:table-cell/>
          <table:table-cell office:value-type="float" office:value="612.41828" calcext:value-type="float">
            <text:p>612.41828</text:p>
          </table:table-cell>
          <table:table-cell/>
          <table:table-cell office:value-type="float" office:value="29824.65474" calcext:value-type="float">
            <text:p>29824.6547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79.20308" calcext:value-type="float">
            <text:p>279.20308</text:p>
          </table:table-cell>
          <table:table-cell/>
          <table:table-cell office:value-type="float" office:value="618.15142" calcext:value-type="float">
            <text:p>618.15142</text:p>
          </table:table-cell>
          <table:table-cell/>
          <table:table-cell office:value-type="float" office:value="29206.50331" calcext:value-type="float">
            <text:p>29206.503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73.41627" calcext:value-type="float">
            <text:p>273.41627</text:p>
          </table:table-cell>
          <table:table-cell/>
          <table:table-cell office:value-type="float" office:value="623.93824" calcext:value-type="float">
            <text:p>623.93824</text:p>
          </table:table-cell>
          <table:table-cell/>
          <table:table-cell office:value-type="float" office:value="28582.56507" calcext:value-type="float">
            <text:p>28582.565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67.57528" calcext:value-type="float">
            <text:p>267.57528</text:p>
          </table:table-cell>
          <table:table-cell/>
          <table:table-cell office:value-type="float" office:value="629.77923" calcext:value-type="float">
            <text:p>629.77923</text:p>
          </table:table-cell>
          <table:table-cell/>
          <table:table-cell office:value-type="float" office:value="27952.78584" calcext:value-type="float">
            <text:p>27952.7858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61.67961" calcext:value-type="float">
            <text:p>261.67961</text:p>
          </table:table-cell>
          <table:table-cell/>
          <table:table-cell office:value-type="float" office:value="635.6749" calcext:value-type="float">
            <text:p>635.6749</text:p>
          </table:table-cell>
          <table:table-cell/>
          <table:table-cell office:value-type="float" office:value="27317.11094" calcext:value-type="float">
            <text:p>27317.1109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55.72875" calcext:value-type="float">
            <text:p>255.72875</text:p>
          </table:table-cell>
          <table:table-cell/>
          <table:table-cell office:value-type="float" office:value="641.62576" calcext:value-type="float">
            <text:p>641.62576</text:p>
          </table:table-cell>
          <table:table-cell/>
          <table:table-cell office:value-type="float" office:value="26675.48518" calcext:value-type="float">
            <text:p>26675.485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49.72218" calcext:value-type="float">
            <text:p>249.72218</text:p>
          </table:table-cell>
          <table:table-cell/>
          <table:table-cell office:value-type="float" office:value="647.63233" calcext:value-type="float">
            <text:p>647.63233</text:p>
          </table:table-cell>
          <table:table-cell/>
          <table:table-cell office:value-type="float" office:value="26027.85285" calcext:value-type="float">
            <text:p>26027.8528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43.65937" calcext:value-type="float">
            <text:p>243.65937</text:p>
          </table:table-cell>
          <table:table-cell/>
          <table:table-cell office:value-type="float" office:value="653.69513" calcext:value-type="float">
            <text:p>653.69513</text:p>
          </table:table-cell>
          <table:table-cell/>
          <table:table-cell office:value-type="float" office:value="25374.15772" calcext:value-type="float">
            <text:p>25374.1577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37.53982" calcext:value-type="float">
            <text:p>237.53982</text:p>
          </table:table-cell>
          <table:table-cell/>
          <table:table-cell office:value-type="float" office:value="659.81469" calcext:value-type="float">
            <text:p>659.81469</text:p>
          </table:table-cell>
          <table:table-cell/>
          <table:table-cell office:value-type="float" office:value="24714.34303" calcext:value-type="float">
            <text:p>24714.3430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31.36297" calcext:value-type="float">
            <text:p>231.36297</text:p>
          </table:table-cell>
          <table:table-cell/>
          <table:table-cell office:value-type="float" office:value="665.99153" calcext:value-type="float">
            <text:p>665.99153</text:p>
          </table:table-cell>
          <table:table-cell/>
          <table:table-cell office:value-type="float" office:value="24048.3515" calcext:value-type="float">
            <text:p>24048.35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25.1283" calcext:value-type="float">
            <text:p>225.1283</text:p>
          </table:table-cell>
          <table:table-cell/>
          <table:table-cell office:value-type="float" office:value="672.22621" calcext:value-type="float">
            <text:p>672.22621</text:p>
          </table:table-cell>
          <table:table-cell/>
          <table:table-cell office:value-type="float" office:value="23376.12529" calcext:value-type="float">
            <text:p>23376.1252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18.83526" calcext:value-type="float">
            <text:p>218.83526</text:p>
          </table:table-cell>
          <table:table-cell/>
          <table:table-cell office:value-type="float" office:value="678.51924" calcext:value-type="float">
            <text:p>678.51924</text:p>
          </table:table-cell>
          <table:table-cell/>
          <table:table-cell office:value-type="float" office:value="22697.60605" calcext:value-type="float">
            <text:p>22697.606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12.48332" calcext:value-type="float">
            <text:p>212.48332</text:p>
          </table:table-cell>
          <table:table-cell/>
          <table:table-cell office:value-type="float" office:value="684.87119" calcext:value-type="float">
            <text:p>684.87119</text:p>
          </table:table-cell>
          <table:table-cell/>
          <table:table-cell office:value-type="float" office:value="22012.73486" calcext:value-type="float">
            <text:p>22012.7348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06.0719" calcext:value-type="float">
            <text:p>206.0719</text:p>
          </table:table-cell>
          <table:table-cell/>
          <table:table-cell office:value-type="float" office:value="691.2826" calcext:value-type="float">
            <text:p>691.2826</text:p>
          </table:table-cell>
          <table:table-cell/>
          <table:table-cell office:value-type="float" office:value="21321.45226" calcext:value-type="float">
            <text:p>21321.452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99.60047" calcext:value-type="float">
            <text:p>199.60047</text:p>
          </table:table-cell>
          <table:table-cell/>
          <table:table-cell office:value-type="float" office:value="697.75403" calcext:value-type="float">
            <text:p>697.75403</text:p>
          </table:table-cell>
          <table:table-cell/>
          <table:table-cell office:value-type="float" office:value="20623.69822" calcext:value-type="float">
            <text:p>20623.698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93.06846" calcext:value-type="float">
            <text:p>193.06846</text:p>
          </table:table-cell>
          <table:table-cell/>
          <table:table-cell office:value-type="float" office:value="704.28605" calcext:value-type="float">
            <text:p>704.28605</text:p>
          </table:table-cell>
          <table:table-cell/>
          <table:table-cell office:value-type="float" office:value="19919.41218" calcext:value-type="float">
            <text:p>19919.412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86.47529" calcext:value-type="float">
            <text:p>186.47529</text:p>
          </table:table-cell>
          <table:table-cell/>
          <table:table-cell office:value-type="float" office:value="710.87921" calcext:value-type="float">
            <text:p>710.87921</text:p>
          </table:table-cell>
          <table:table-cell/>
          <table:table-cell office:value-type="float" office:value="19208.53296" calcext:value-type="float">
            <text:p>19208.5329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79.82041" calcext:value-type="float">
            <text:p>179.82041</text:p>
          </table:table-cell>
          <table:table-cell/>
          <table:table-cell office:value-type="float" office:value="717.5341" calcext:value-type="float">
            <text:p>717.5341</text:p>
          </table:table-cell>
          <table:table-cell/>
          <table:table-cell office:value-type="float" office:value="18490.99887" calcext:value-type="float">
            <text:p>18490.998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73.10322" calcext:value-type="float">
            <text:p>173.10322</text:p>
          </table:table-cell>
          <table:table-cell/>
          <table:table-cell office:value-type="float" office:value="724.25128" calcext:value-type="float">
            <text:p>724.25128</text:p>
          </table:table-cell>
          <table:table-cell/>
          <table:table-cell office:value-type="float" office:value="17766.74758" calcext:value-type="float">
            <text:p>17766.7475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66.32316" calcext:value-type="float">
            <text:p>166.32316</text:p>
          </table:table-cell>
          <table:table-cell/>
          <table:table-cell office:value-type="float" office:value="731.03135" calcext:value-type="float">
            <text:p>731.03135</text:p>
          </table:table-cell>
          <table:table-cell/>
          <table:table-cell office:value-type="float" office:value="17035.71623" calcext:value-type="float">
            <text:p>17035.716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59.47962" calcext:value-type="float">
            <text:p>159.47962</text:p>
          </table:table-cell>
          <table:table-cell/>
          <table:table-cell office:value-type="float" office:value="737.87489" calcext:value-type="float">
            <text:p>737.87489</text:p>
          </table:table-cell>
          <table:table-cell/>
          <table:table-cell office:value-type="float" office:value="16297.84134" calcext:value-type="float">
            <text:p>16297.841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52.57201" calcext:value-type="float">
            <text:p>152.57201</text:p>
          </table:table-cell>
          <table:table-cell/>
          <table:table-cell office:value-type="float" office:value="744.7825" calcext:value-type="float">
            <text:p>744.7825</text:p>
          </table:table-cell>
          <table:table-cell/>
          <table:table-cell office:value-type="float" office:value="15553.05885" calcext:value-type="float">
            <text:p>15553.0588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45.59974" calcext:value-type="float">
            <text:p>145.59974</text:p>
          </table:table-cell>
          <table:table-cell/>
          <table:table-cell office:value-type="float" office:value="751.75477" calcext:value-type="float">
            <text:p>751.75477</text:p>
          </table:table-cell>
          <table:table-cell/>
          <table:table-cell office:value-type="float" office:value="14801.30408" calcext:value-type="float">
            <text:p>14801.3040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38.5622" calcext:value-type="float">
            <text:p>138.5622</text:p>
          </table:table-cell>
          <table:table-cell/>
          <table:table-cell office:value-type="float" office:value="758.79231" calcext:value-type="float">
            <text:p>758.79231</text:p>
          </table:table-cell>
          <table:table-cell/>
          <table:table-cell office:value-type="float" office:value="14042.51177" calcext:value-type="float">
            <text:p>14042.5117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31.45877" calcext:value-type="float">
            <text:p>131.45877</text:p>
          </table:table-cell>
          <table:table-cell/>
          <table:table-cell office:value-type="float" office:value="765.89573" calcext:value-type="float">
            <text:p>765.89573</text:p>
          </table:table-cell>
          <table:table-cell/>
          <table:table-cell office:value-type="float" office:value="13276.61604" calcext:value-type="float">
            <text:p>13276.616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24.28885" calcext:value-type="float">
            <text:p>124.28885</text:p>
          </table:table-cell>
          <table:table-cell/>
          <table:table-cell office:value-type="float" office:value="773.06565" calcext:value-type="float">
            <text:p>773.06565</text:p>
          </table:table-cell>
          <table:table-cell/>
          <table:table-cell office:value-type="float" office:value="12503.55039" calcext:value-type="float">
            <text:p>12503.550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17.05181" calcext:value-type="float">
            <text:p>117.05181</text:p>
          </table:table-cell>
          <table:table-cell/>
          <table:table-cell office:value-type="float" office:value="780.3027" calcext:value-type="float">
            <text:p>780.3027</text:p>
          </table:table-cell>
          <table:table-cell/>
          <table:table-cell office:value-type="float" office:value="11723.24769" calcext:value-type="float">
            <text:p>11723.2476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09.74702" calcext:value-type="float">
            <text:p>109.74702</text:p>
          </table:table-cell>
          <table:table-cell/>
          <table:table-cell office:value-type="float" office:value="787.60749" calcext:value-type="float">
            <text:p>787.60749</text:p>
          </table:table-cell>
          <table:table-cell/>
          <table:table-cell office:value-type="float" office:value="10935.6402" calcext:value-type="float">
            <text:p>10935.640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02.37384" calcext:value-type="float">
            <text:p>102.37384</text:p>
          </table:table-cell>
          <table:table-cell/>
          <table:table-cell office:value-type="float" office:value="794.98067" calcext:value-type="float">
            <text:p>794.98067</text:p>
          </table:table-cell>
          <table:table-cell/>
          <table:table-cell office:value-type="float" office:value="10140.65953" calcext:value-type="float">
            <text:p>10140.6595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94.93164" calcext:value-type="float">
            <text:p>94.93164</text:p>
          </table:table-cell>
          <table:table-cell/>
          <table:table-cell office:value-type="float" office:value="802.42287" calcext:value-type="float">
            <text:p>802.42287</text:p>
          </table:table-cell>
          <table:table-cell/>
          <table:table-cell office:value-type="float" office:value="9338.23667" calcext:value-type="float">
            <text:p>9338.23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7.41977" calcext:value-type="float">
            <text:p>87.41977</text:p>
          </table:table-cell>
          <table:table-cell/>
          <table:table-cell office:value-type="float" office:value="809.93474" calcext:value-type="float">
            <text:p>809.93474</text:p>
          </table:table-cell>
          <table:table-cell/>
          <table:table-cell office:value-type="float" office:value="8528.30193" calcext:value-type="float">
            <text:p>8528.3019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9.83758" calcext:value-type="float">
            <text:p>79.83758</text:p>
          </table:table-cell>
          <table:table-cell/>
          <table:table-cell office:value-type="float" office:value="817.51693" calcext:value-type="float">
            <text:p>817.51693</text:p>
          </table:table-cell>
          <table:table-cell/>
          <table:table-cell office:value-type="float" office:value="7710.785" calcext:value-type="float">
            <text:p>7710.78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72.1844" calcext:value-type="float">
            <text:p>72.1844</text:p>
          </table:table-cell>
          <table:table-cell/>
          <table:table-cell office:value-type="float" office:value="825.1701" calcext:value-type="float">
            <text:p>825.1701</text:p>
          </table:table-cell>
          <table:table-cell/>
          <table:table-cell office:value-type="float" office:value="6885.6149" calcext:value-type="float">
            <text:p>6885.61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64.45959" calcext:value-type="float">
            <text:p>64.45959</text:p>
          </table:table-cell>
          <table:table-cell/>
          <table:table-cell office:value-type="float" office:value="832.89492" calcext:value-type="float">
            <text:p>832.89492</text:p>
          </table:table-cell>
          <table:table-cell/>
          <table:table-cell office:value-type="float" office:value="6052.71998" calcext:value-type="float">
            <text:p>6052.7199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56.66245" calcext:value-type="float">
            <text:p>56.66245</text:p>
          </table:table-cell>
          <table:table-cell/>
          <table:table-cell office:value-type="float" office:value="840.69205" calcext:value-type="float">
            <text:p>840.69205</text:p>
          </table:table-cell>
          <table:table-cell/>
          <table:table-cell office:value-type="float" office:value="5212.02793" calcext:value-type="float">
            <text:p>5212.027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8.79233" calcext:value-type="float">
            <text:p>48.79233</text:p>
          </table:table-cell>
          <table:table-cell/>
          <table:table-cell office:value-type="float" office:value="848.56218" calcext:value-type="float">
            <text:p>848.56218</text:p>
          </table:table-cell>
          <table:table-cell/>
          <table:table-cell office:value-type="float" office:value="4363.46574" calcext:value-type="float">
            <text:p>4363.4657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40.84852" calcext:value-type="float">
            <text:p>40.84852</text:p>
          </table:table-cell>
          <table:table-cell/>
          <table:table-cell office:value-type="float" office:value="856.50598" calcext:value-type="float">
            <text:p>856.50598</text:p>
          </table:table-cell>
          <table:table-cell/>
          <table:table-cell office:value-type="float" office:value="3506.95976" calcext:value-type="float">
            <text:p>3506.9597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32.83035" calcext:value-type="float">
            <text:p>32.83035</text:p>
          </table:table-cell>
          <table:table-cell/>
          <table:table-cell office:value-type="float" office:value="864.52415" calcext:value-type="float">
            <text:p>864.52415</text:p>
          </table:table-cell>
          <table:table-cell/>
          <table:table-cell office:value-type="float" office:value="2642.43561" calcext:value-type="float">
            <text:p>2642.4356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24.73712" calcext:value-type="float">
            <text:p>24.73712</text:p>
          </table:table-cell>
          <table:table-cell/>
          <table:table-cell office:value-type="float" office:value="872.61738" calcext:value-type="float">
            <text:p>872.61738</text:p>
          </table:table-cell>
          <table:table-cell/>
          <table:table-cell office:value-type="float" office:value="1769.81823" calcext:value-type="float">
            <text:p>1769.8182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16.56813" calcext:value-type="float">
            <text:p>16.56813</text:p>
          </table:table-cell>
          <table:table-cell/>
          <table:table-cell office:value-type="float" office:value="880.78638" calcext:value-type="float">
            <text:p>880.78638</text:p>
          </table:table-cell>
          <table:table-cell/>
          <table:table-cell office:value-type="float" office:value="889.03185" calcext:value-type="float">
            <text:p>889.031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97.35451" calcext:value-type="float">
            <text:p>897.35451</text:p>
          </table:table-cell>
          <table:table-cell/>
          <table:table-cell office:value-type="float" office:value="8.32266" calcext:value-type="float">
            <text:p>8.32266</text:p>
          </table:table-cell>
          <table:table-cell/>
          <table:table-cell office:value-type="float" office:value="889.03185" calcext:value-type="float">
            <text:p>889.03185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4.24" table:style-name="ta1">
        <table:table-column table:style-name="co1" table:number-columns-repeated="7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62.09793136526" calcext:value-type="float">
            <text:p>2462.0979313652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44.69371" calcext:value-type="float">
            <text:p>344.69371</text:p>
          </table:table-cell>
          <table:table-cell office:value-type="float" office:value="-44.69371" calcext:value-type="float">
            <text:p>-44.69371</text:p>
          </table:table-cell>
          <table:table-cell office:value-type="float" office:value="2506.79164" calcext:value-type="float">
            <text:p>2506.791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50.95083" calcext:value-type="float">
            <text:p>350.95083</text:p>
          </table:table-cell>
          <table:table-cell office:value-type="float" office:value="-50.95083" calcext:value-type="float">
            <text:p>-50.95083</text:p>
          </table:table-cell>
          <table:table-cell office:value-type="float" office:value="2557.74247" calcext:value-type="float">
            <text:p>2557.7424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58.08395" calcext:value-type="float">
            <text:p>358.08395</text:p>
          </table:table-cell>
          <table:table-cell office:value-type="float" office:value="-58.08395" calcext:value-type="float">
            <text:p>-58.08395</text:p>
          </table:table-cell>
          <table:table-cell office:value-type="float" office:value="2615.82642" calcext:value-type="float">
            <text:p>2615.8264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66.2157" calcext:value-type="float">
            <text:p>366.2157</text:p>
          </table:table-cell>
          <table:table-cell office:value-type="float" office:value="-66.2157" calcext:value-type="float">
            <text:p>-66.2157</text:p>
          </table:table-cell>
          <table:table-cell office:value-type="float" office:value="2682.04212" calcext:value-type="float">
            <text:p>2682.0421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75.4859" calcext:value-type="float">
            <text:p>375.4859</text:p>
          </table:table-cell>
          <table:table-cell office:value-type="float" office:value="-75.4859" calcext:value-type="float">
            <text:p>-75.4859</text:p>
          </table:table-cell>
          <table:table-cell office:value-type="float" office:value="2757.52801" calcext:value-type="float">
            <text:p>2757.5280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386.05392" calcext:value-type="float">
            <text:p>386.05392</text:p>
          </table:table-cell>
          <table:table-cell office:value-type="float" office:value="13.94608" calcext:value-type="float">
            <text:p>13.94608</text:p>
          </table:table-cell>
          <table:table-cell office:value-type="float" office:value="2743.58193" calcext:value-type="float">
            <text:p>2743.5819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384.10147" calcext:value-type="float">
            <text:p>384.10147</text:p>
          </table:table-cell>
          <table:table-cell office:value-type="float" office:value="15.89853" calcext:value-type="float">
            <text:p>15.89853</text:p>
          </table:table-cell>
          <table:table-cell office:value-type="float" office:value="2727.6834" calcext:value-type="float">
            <text:p>2727.683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381.87568" calcext:value-type="float">
            <text:p>381.87568</text:p>
          </table:table-cell>
          <table:table-cell office:value-type="float" office:value="18.12432" calcext:value-type="float">
            <text:p>18.12432</text:p>
          </table:table-cell>
          <table:table-cell office:value-type="float" office:value="2709.55908" calcext:value-type="float">
            <text:p>2709.5590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379.33827" calcext:value-type="float">
            <text:p>379.33827</text:p>
          </table:table-cell>
          <table:table-cell office:value-type="float" office:value="20.66173" calcext:value-type="float">
            <text:p>20.66173</text:p>
          </table:table-cell>
          <table:table-cell office:value-type="float" office:value="2688.89735" calcext:value-type="float">
            <text:p>2688.8973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376.44563" calcext:value-type="float">
            <text:p>376.44563</text:p>
          </table:table-cell>
          <table:table-cell office:value-type="float" office:value="23.55437" calcext:value-type="float">
            <text:p>23.55437</text:p>
          </table:table-cell>
          <table:table-cell office:value-type="float" office:value="2665.34298" calcext:value-type="float">
            <text:p>2665.3429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373.14802" calcext:value-type="float">
            <text:p>373.14802</text:p>
          </table:table-cell>
          <table:table-cell office:value-type="float" office:value="26.85198" calcext:value-type="float">
            <text:p>26.85198</text:p>
          </table:table-cell>
          <table:table-cell office:value-type="float" office:value="2638.491" calcext:value-type="float">
            <text:p>2638.49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369.38874" calcext:value-type="float">
            <text:p>369.38874</text:p>
          </table:table-cell>
          <table:table-cell office:value-type="float" office:value="30.61126" calcext:value-type="float">
            <text:p>30.61126</text:p>
          </table:table-cell>
          <table:table-cell office:value-type="float" office:value="2607.87974" calcext:value-type="float">
            <text:p>2607.87974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365.10316" calcext:value-type="float">
            <text:p>365.10316</text:p>
          </table:table-cell>
          <table:table-cell office:value-type="float" office:value="34.89684" calcext:value-type="float">
            <text:p>34.89684</text:p>
          </table:table-cell>
          <table:table-cell office:value-type="float" office:value="2572.9829" calcext:value-type="float">
            <text:p>2572.9829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360.21761" calcext:value-type="float">
            <text:p>360.21761</text:p>
          </table:table-cell>
          <table:table-cell office:value-type="float" office:value="239.78239" calcext:value-type="float">
            <text:p>239.78239</text:p>
          </table:table-cell>
          <table:table-cell office:value-type="float" office:value="2333.20051" calcext:value-type="float">
            <text:p>2333.2005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326.64807" calcext:value-type="float">
            <text:p>326.64807</text:p>
          </table:table-cell>
          <table:table-cell office:value-type="float" office:value="273.35193" calcext:value-type="float">
            <text:p>273.35193</text:p>
          </table:table-cell>
          <table:table-cell office:value-type="float" office:value="2059.84858" calcext:value-type="float">
            <text:p>2059.8485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288.3788" calcext:value-type="float">
            <text:p>288.3788</text:p>
          </table:table-cell>
          <table:table-cell office:value-type="float" office:value="311.6212" calcext:value-type="float">
            <text:p>311.6212</text:p>
          </table:table-cell>
          <table:table-cell office:value-type="float" office:value="1748.22738" calcext:value-type="float">
            <text:p>1748.22738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44.75183" calcext:value-type="float">
            <text:p>244.75183</text:p>
          </table:table-cell>
          <table:table-cell office:value-type="float" office:value="355.24817" calcext:value-type="float">
            <text:p>355.24817</text:p>
          </table:table-cell>
          <table:table-cell office:value-type="float" office:value="1392.97922" calcext:value-type="float">
            <text:p>1392.9792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195.01709" calcext:value-type="float">
            <text:p>195.01709</text:p>
          </table:table-cell>
          <table:table-cell office:value-type="float" office:value="404.98291" calcext:value-type="float">
            <text:p>404.98291</text:p>
          </table:table-cell>
          <table:table-cell office:value-type="float" office:value="987.99631" calcext:value-type="float">
            <text:p>987.9963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  <table:table-cell office:value-type="float" office:value="138.31948" calcext:value-type="float">
            <text:p>138.31948</text:p>
          </table:table-cell>
          <table:table-cell office:value-type="float" office:value="461.68052" calcext:value-type="float">
            <text:p>461.68052</text:p>
          </table:table-cell>
          <table:table-cell office:value-type="float" office:value="526.31579" calcext:value-type="float">
            <text:p>526.3157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73.68421" calcext:value-type="float">
            <text:p>73.68421</text:p>
          </table:table-cell>
          <table:table-cell office:value-type="float" office:value="526.31579" calcext:value-type="float">
            <text:p>526.31579</text:p>
          </table:table-cell>
          <table:table-cell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21:27:43.963262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7:52:32.010329854</meta:creation-date>
    <dc:date>2020-10-27T23:30:50.903998768</dc:date>
    <meta:editing-duration>PT1H20M7S</meta:editing-duration>
    <meta:editing-cycles>5</meta:editing-cycles>
    <meta:generator>LibreOffice/6.4.7.2$Linux_X86_64 LibreOffice_project/40$Build-2</meta:generator>
    <meta:document-statistic meta:table-count="7" meta:cell-count="2294" meta:object-count="0"/>
  </office:meta>
</office:document-meta>
</file>